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61.35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37">
      <style:table-cell-properties fo:border="0.06pt solid #000000"/>
    </style:style>
    <style:style style:name="ce8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4" style:family="table-cell" style:parent-style-name="Default">
      <style:table-cell-properties fo:background-color="transparent" fo:border="0.06pt solid #000000"/>
    </style:style>
    <style:style style:name="ce205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6" style:family="table-cell" style:parent-style-name="Default" style:data-style-name="N108">
      <style:table-cell-properties fo:border="0.06pt solid #000000"/>
    </style:style>
    <style:style style:name="ce97" style:family="table-cell" style:parent-style-name="Default" style:data-style-name="N108">
      <style:text-properties fo:color="#0000ff"/>
    </style:style>
    <style:style style:name="ce213" style:family="table-cell" style:parent-style-name="Default" style:data-style-name="N108">
      <style:text-properties fo:color="#ff0000"/>
    </style:style>
    <style:style style:name="ce99" style:family="table-cell" style:parent-style-name="Default" style:data-style-name="N108"/>
    <style:style style:name="ce21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7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18" style:family="table-cell" style:parent-style-name="Default" style:data-style-name="N108">
      <style:table-cell-properties fo:background-color="transparent" fo:border="0.06pt solid #000000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 style:data-style-name="N108">
      <style:table-cell-properties fo:border="0.06pt solid #000000"/>
      <style:text-properties fo:color="#000000"/>
    </style:style>
    <style:style style:name="ce222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order="0.06pt solid #000000"/>
      <style:text-properties fo:color="#0000ff"/>
    </style:style>
    <style:style style:name="ce224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6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7" style:family="table-cell" style:parent-style-name="Default" style:data-style-name="N108">
      <style:table-cell-properties fo:background-color="#ffff00" fo:border="0.06pt solid #000000"/>
    </style:style>
    <style:style style:name="ce22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229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9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8" style:family="table-cell" style:parent-style-name="Default" style:data-style-name="N37"/>
    <style:style style:name="ce2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8">
      <style:text-properties fo:color="#ce181e"/>
    </style:style>
    <style:style style:name="ce16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6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67" style:family="table-cell" style:parent-style-name="Default" style:data-style-name="N108">
      <style:table-cell-properties fo:border="0.06pt solid #000000"/>
      <style:text-properties fo:color="#ff0000"/>
    </style:style>
    <style:style style:name="ce168" style:family="table-cell" style:parent-style-name="Default" style:data-style-name="N11"/>
    <style:style style:name="ce169" style:family="table-cell" style:parent-style-name="Default" style:data-style-name="N108">
      <style:table-cell-properties fo:border="none"/>
    </style:style>
    <style:style style:name="ce170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 style:data-style-name="N108">
      <style:table-cell-properties fo:border="0.06pt solid #000000"/>
      <style:text-properties fo:color="#ff3333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3" style:family="table-cell" style:parent-style-name="Default">
      <style:table-cell-properties fo:border="none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7" style:family="table-cell" style:parent-style-name="Default">
      <style:table-cell-properties style:vertical-align="middle"/>
    </style:style>
    <style:style style:name="ce185" style:family="table-cell" style:parent-style-name="Default">
      <style:table-cell-properties fo:wrap-option="wrap" fo:border="0.06pt solid #000000" style:vertical-align="middle"/>
    </style:style>
    <style:style style:name="ce69" style:family="table-cell" style:parent-style-name="Default">
      <style:table-cell-properties fo:border="0.06pt solid #000000" style:vertical-align="middle"/>
    </style:style>
    <style:style style:name="ce187" style:family="table-cell" style:parent-style-name="Default">
      <style:table-cell-properties fo:border="none" style:vertical-align="middle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0" style:family="table-cell" style:parent-style-name="Default" style:data-style-name="N37">
      <style:table-cell-properties style:vertical-align="middle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 style:data-style-name="N108">
      <style:table-cell-properties style:vertical-align="middle"/>
    </style:style>
    <style:style style:name="ce192" style:family="table-cell" style:parent-style-name="Default" style:data-style-name="N108">
      <style:table-cell-properties style:vertical-align="middle"/>
    </style:style>
    <style:style style:name="ce193" style:family="table-cell" style:parent-style-name="Default" style:data-style-name="N108">
      <style:table-cell-properties fo:border="0.06pt solid #000000" style:vertical-align="middle"/>
    </style:style>
    <style:style style:name="ce194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95" style:family="table-cell" style:parent-style-name="Default" style:data-style-name="N108">
      <style:table-cell-properties fo:border="none" style:vertical-align="middle"/>
    </style:style>
    <style:style style:name="ce196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1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19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1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2" style:family="table-cell" style:parent-style-name="Default" style:data-style-name="N108">
      <style:table-cell-properties fo:border="none" style:vertical-align="middle"/>
      <style:text-properties fo:color="#ff0000"/>
    </style:style>
    <style:style style:name="ce263" style:family="table-cell" style:parent-style-name="Default" style:data-style-name="N11">
      <style:table-cell-properties style:vertical-align="middle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wrap-option="wrap" fo:border="none" style:vertical-align="middle"/>
    </style:style>
    <style:style style:name="ce26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="none" style:vertical-align="middle"/>
      <style:text-properties fo:color="#0000ff"/>
    </style:style>
    <style:style style:name="ce271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2" style:family="table-cell" style:parent-style-name="Default">
      <style:text-properties fo:color="#ce181e"/>
    </style:style>
    <style:style style:name="ce2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4" style:family="table-cell" style:parent-style-name="Default" style:data-style-name="N108">
      <style:text-properties fo:color="#000000"/>
    </style:style>
    <style:style style:name="ce27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0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77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9"/>
        <table:table-column table:style-name="co5" table:default-cell-style-name="ce99"/>
        <table:table-column table:style-name="co6" table:default-cell-style-name="ce99"/>
        <table:table-column table:style-name="co7" table:default-cell-style-name="ce99"/>
        <table:table-column table:style-name="co8" table:default-cell-style-name="ce114"/>
        <table:table-column table:style-name="co9" table:default-cell-style-name="ce114"/>
        <table:table-column table:style-name="co10" table:default-cell-style-name="ce114"/>
        <table:table-column table:style-name="co4" table:number-columns-repeated="5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8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210" office:value-type="string" calcext:value-type="string">
            <text:p>Emis par</text:p>
          </table:table-cell>
          <table:table-cell table:style-name="ce215" office:value-type="string" calcext:value-type="string">
            <text:p>A prévoir</text:p>
          </table:table-cell>
          <table:table-cell table:style-name="ce215" office:value-type="string" calcext:value-type="string">
            <text:p>Réglé</text:p>
          </table:table-cell>
          <table:table-cell table:style-name="ce224" office:value-type="string" calcext:value-type="string">
            <text:p>Fonds propres et prêts (accueil, bienvenue)</text:p>
          </table:table-cell>
          <table:table-cell table:style-name="ce224" office:value-type="string" calcext:value-type="string">
            <text:p>Déblocage prêt Modulimmo</text:p>
          </table:table-cell>
          <table:table-cell table:style-name="ce210"/>
          <table:table-cell table:style-name="ce210" office:value-type="string" calcext:value-type="string">
            <text:p>Déblocage PTZ</text:p>
          </table:table-cell>
          <table:table-cell table:style-name="ce210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4-10-08" calcext:value-type="date">
            <text:p>08/10/14</text:p>
          </table:table-cell>
          <table:table-cell table:style-name="ce86" office:value-type="string" calcext:value-type="string">
            <text:p>Frais de notaire (avance)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96" office:value-type="currency" office:currency="EUR" office:value="2525" calcext:value-type="currency">
            <text:p>2 52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4-12-20" calcext:value-type="date">
            <text:p>20/12/14</text:p>
          </table:table-cell>
          <table:table-cell table:style-name="ce86" office:value-type="string" calcext:value-type="string">
            <text:p>Architecte (permis de construire)</text:p>
          </table:table-cell>
          <table:table-cell table:style-name="ce86" office:value-type="string" calcext:value-type="string">
            <text:p>D.Vignaux (voir M.Godard)</text:p>
          </table:table-cell>
          <table:table-cell table:style-name="ce96"/>
          <table:table-cell table:style-name="ce96" office:value-type="currency" office:currency="EUR" office:value="0" calcext:value-type="currency">
            <text:p>0,00 €</text:p>
          </table:table-cell>
          <table:table-cell table:style-name="ce96" table:number-columns-repeated="2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3" calcext:value-type="date">
            <text:p>03/01/15</text:p>
          </table:table-cell>
          <table:table-cell table:style-name="ce86" office:value-type="string" calcext:value-type="string">
            <text:p>Repas (4 personnes) 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70.9" calcext:value-type="currency">
            <text:p>70,9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6" office:value-type="string" calcext:value-type="string">
            <text:p>Repas (4 personnes)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102" calcext:value-type="currency">
            <text:p>102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7" office:value-type="string" calcext:value-type="string">
            <text:p>Accompagnement auto-construction (chiffrage)</text:p>
          </table:table-cell>
          <table:table-cell table:style-name="ce87" office:value-type="string" calcext:value-type="string">
            <text:p>C.Hamani</text:p>
          </table:table-cell>
          <table:table-cell table:style-name="ce217"/>
          <table:table-cell table:number-columns-repeated="2" table:style-name="ce217" office:value-type="currency" office:currency="EUR" office:value="500" calcext:value-type="currency">
            <text:p>500,00 €</text:p>
          </table:table-cell>
          <table:table-cell table:style-name="ce217"/>
          <table:table-cell table:style-name="ce232" table:number-columns-repeated="2"/>
          <table:table-cell table:style-name="ce115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1-20" calcext:value-type="date">
            <text:p>20/01/15</text:p>
          </table:table-cell>
          <table:table-cell table:style-name="ce86" office:value-type="string" calcext:value-type="string">
            <text:p>Etude thermique (Bbio)</text:p>
          </table:table-cell>
          <table:table-cell table:style-name="ce86" office:value-type="string" calcext:value-type="string">
            <text:p>Delta T°C Conseils</text:p>
          </table:table-cell>
          <table:table-cell table:style-name="ce96"/>
          <table:table-cell table:number-columns-repeated="2"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2-14" calcext:value-type="date">
            <text:p>14/02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385" calcext:value-type="currency">
            <text:p>385,00 €</text:p>
          </table:table-cell>
          <table:table-cell table:style-name="ce86"/>
          <table:table-cell table:style-name="ce218" office:value-type="currency" office:currency="EUR" office:value="385" calcext:value-type="currency">
            <text:p>38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3-21" calcext:value-type="date">
            <text:p>21/03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304" calcext:value-type="currency">
            <text:p>304,00 €</text:p>
          </table:table-cell>
          <table:table-cell table:style-name="ce86"/>
          <table:table-cell table:style-name="ce218" office:value-type="currency" office:currency="EUR" office:value="304" calcext:value-type="currency">
            <text:p>304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4-06" calcext:value-type="date">
            <text:p>06/04/15</text:p>
          </table:table-cell>
          <table:table-cell table:style-name="ce86" office:value-type="string" calcext:value-type="string">
            <text:p>Accompagnement auto-construction (Mathieu seul)</text:p>
          </table:table-cell>
          <table:table-cell table:style-name="ce86"/>
          <table:table-cell table:style-name="ce96" table:number-columns-repeated="2"/>
          <table:table-cell table:style-name="ce86"/>
          <table:table-cell table:style-name="ce218"/>
          <table:table-cell table:style-name="ce115" table:number-columns-repeated="2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4-17" calcext:value-type="date">
            <text:p>17/04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266" calcext:value-type="currency">
            <text:p>266,00 €</text:p>
          </table:table-cell>
          <table:table-cell table:style-name="ce86"/>
          <table:table-cell table:style-name="ce218" office:value-type="currency" office:currency="EUR" office:value="266" calcext:value-type="currency">
            <text:p>266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Achat terrain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office:value-type="currency" office:currency="EUR" office:value="49500" calcext:value-type="currency">
            <text:p>49 500,00 €</text:p>
          </table:table-cell>
          <table:table-cell table:style-name="ce220"/>
          <table:table-cell table:style-name="ce96" table:formula="of:=49500-36000" office:value-type="currency" office:currency="EUR" office:value="13500" calcext:value-type="currency">
            <text:p>13 500,00 €</text:p>
          </table:table-cell>
          <table:table-cell table:style-name="ce115" office:value-type="string" calcext:value-type="string">
            <text:p>ok</text:p>
          </table:table-cell>
          <table:table-cell table:style-name="ce120" office:value-type="currency" office:currency="EUR" office:value="36000" calcext:value-type="currency">
            <text:p>36 000,00 €</text:p>
          </table:table-cell>
          <table:table-cell table:style-name="ce12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d'agence</text:p>
          </table:table-cell>
          <table:table-cell table:style-name="ce86" office:value-type="string" calcext:value-type="string">
            <text:p>MC.Joubert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notaire (reste)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table:formula="of:=5000-[.E5]" office:value-type="currency" office:currency="EUR" office:value="2475" calcext:value-type="currency">
            <text:p>2 475,00 €</text:p>
          </table:table-cell>
          <table:table-cell table:style-name="ce96"/>
          <table:table-cell table:style-name="ce96" office:value-type="currency" office:currency="EUR" office:value="2475" calcext:value-type="currency">
            <text:p>2 47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7" calcext:value-type="date">
            <text:p>07/05/15</text:p>
          </table:table-cell>
          <table:table-cell table:style-name="ce86" office:value-type="string" calcext:value-type="string">
            <text:p>Commission Prêt Modulimmo</text:p>
          </table:table-cell>
          <table:table-cell table:style-name="ce96" table:number-columns-repeated="2"/>
          <table:table-cell table:style-name="ce96" table:formula="of:=600" office:value-type="currency" office:currency="EUR" office:value="600" calcext:value-type="currency">
            <text:p>600,00 €</text:p>
          </table:table-cell>
          <table:table-cell table:style-name="ce96"/>
          <table:table-cell table:style-name="ce96" table:formula="of:=[.E18]" office:value-type="currency" office:currency="EUR" office:value="600" calcext:value-type="currency">
            <text:p>6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5" calcext:value-type="date">
            <text:p>15/05/15</text:p>
          </table:table-cell>
          <table:table-cell table:style-name="ce86" office:value-type="string" calcext:value-type="string">
            <text:p>Clôture étang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110+137.5+25.9" office:value-type="currency" office:currency="EUR" office:value="273.4" calcext:value-type="currency">
            <text:p>273,40 €</text:p>
          </table:table-cell>
          <table:table-cell table:style-name="ce96" table:formula="of:=[.E19]" office:value-type="currency" office:currency="EUR" office:value="273.4" calcext:value-type="currency">
            <text:p>273,4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Souscription part sociale prêts</text:p>
          </table:table-cell>
          <table:table-cell table:style-name="ce86"/>
          <table:table-cell table:style-name="ce96"/>
          <table:table-cell table:style-name="ce96" table:formula="of:=249+51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E20]" office:value-type="currency" office:currency="EUR" office:value="300" calcext:value-type="currency">
            <text:p>3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Crédit Logement prêts</text:p>
          </table:table-cell>
          <table:table-cell table:style-name="ce86"/>
          <table:table-cell table:style-name="ce96"/>
          <table:table-cell table:style-name="ce96" table:formula="of:=1726.64+523.2" office:value-type="currency" office:currency="EUR" office:value="2249.84" calcext:value-type="currency">
            <text:p>2 249,84 €</text:p>
          </table:table-cell>
          <table:table-cell table:style-name="ce96"/>
          <table:table-cell table:style-name="ce96" table:formula="of:=[.E21]" office:value-type="currency" office:currency="EUR" office:value="2249.84" calcext:value-type="currency">
            <text:p>2 249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06" calcext:value-type="date">
            <text:p>06/06/15</text:p>
          </table:table-cell>
          <table:table-cell table:style-name="ce86" office:value-type="string" calcext:value-type="string">
            <text:p>Plancher abri provisoire (OSB)</text:p>
          </table:table-cell>
          <table:table-cell table:style-name="ce86" office:value-type="string" calcext:value-type="string">
            <text:p>Le bon coin</text:p>
          </table:table-cell>
          <table:table-cell table:style-name="ce96"/>
          <table:table-cell table:number-columns-repeated="2" table:style-name="ce96" office:value-type="currency" office:currency="EUR" office:value="130" calcext:value-type="currency">
            <text:p>130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08" calcext:value-type="date">
            <text:p>08/06/15</text:p>
          </table:table-cell>
          <table:table-cell table:style-name="ce86" office:value-type="string" calcext:value-type="string">
            <text:p>Outillage (télémètr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number-columns-repeated="2" table:style-name="ce96" office:value-type="currency" office:currency="EUR" office:value="149.99" calcext:value-type="currency">
            <text:p>149,99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2" calcext:value-type="date">
            <text:p>12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665" calcext:value-type="currency">
            <text:p>665,00 €</text:p>
          </table:table-cell>
          <table:table-cell table:style-name="ce96"/>
          <table:table-cell table:style-name="ce218" table:formula="of:=[.E24]" office:value-type="currency" office:currency="EUR" office:value="665" calcext:value-type="currency">
            <text:p>66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3" calcext:value-type="date">
            <text:p>13/06/15</text:p>
          </table:table-cell>
          <table:table-cell table:style-name="ce86" office:value-type="string" calcext:value-type="string">
            <text:p>Repas (3 personnes)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65.8" calcext:value-type="currency">
            <text:p>65,8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5" calcext:value-type="date">
            <text:p>15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570" calcext:value-type="currency">
            <text:p>570,00 €</text:p>
          </table:table-cell>
          <table:table-cell table:style-name="ce96"/>
          <table:table-cell table:style-name="ce218" table:formula="of:=[.E26]" office:value-type="currency" office:currency="EUR" office:value="570" calcext:value-type="currency">
            <text:p>57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9" calcext:value-type="date">
            <text:p>19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85.8" calcext:value-type="currency">
            <text:p>85,80 €</text:p>
          </table:table-cell>
          <table:table-cell table:style-name="ce96" table:formula="of:=[.E27]-[.G27]" office:value-type="currency" office:currency="EUR" office:value="0.299999999999997" calcext:value-type="currency">
            <text:p>0,30 €</text:p>
          </table:table-cell>
          <table:table-cell table:style-name="ce229" office:value-type="currency" office:currency="EUR" office:value="85.5" calcext:value-type="currency">
            <text:p>85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Gaines viabilisati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0.6" calcext:value-type="currency">
            <text:p>180,60 €</text:p>
          </table:table-cell>
          <table:table-cell table:style-name="ce96"/>
          <table:table-cell table:style-name="ce218" office:value-type="currency" office:currency="EUR" office:value="180.6" calcext:value-type="currency">
            <text:p>180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Cordeau, pince à décoffrer, traceur de chantier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7.1" calcext:value-type="currency">
            <text:p>47,10 €</text:p>
          </table:table-cell>
          <table:table-cell table:style-name="ce96" table:formula="of:=[.E29]" office:value-type="currency" office:currency="EUR" office:value="47.1" calcext:value-type="currency">
            <text:p>47,1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Acompte 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/>
          <table:table-cell table:style-name="ce218" office:value-type="currency" office:currency="EUR" office:value="1100" calcext:value-type="currency">
            <text:p>1 1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Ciment, treillis dalle, rond bét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number-columns-repeated="2" table:style-name="ce96" office:value-type="currency" office:currency="EUR" office:value="77.52" calcext:value-type="currency">
            <text:p>77,52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Seau, pelle, coupe-boul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number-columns-repeated="2" table:style-name="ce96" office:value-type="currency" office:currency="EUR" office:value="32.85" calcext:value-type="currency">
            <text:p>32,85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3" calcext:value-type="date">
            <text:p>23/06/15</text:p>
          </table:table-cell>
          <table:table-cell table:style-name="ce86" office:value-type="string" calcext:value-type="string">
            <text:p>Acompte 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/>
          <table:table-cell table:style-name="ce96" office:value-type="currency" office:currency="EUR" office:value="1880" calcext:value-type="currency">
            <text:p>1 880,00 €</text:p>
          </table:table-cell>
          <table:table-cell table:style-name="ce225"/>
          <table:table-cell table:style-name="ce218" table:formula="of:=[.E33]" office:value-type="currency" office:currency="EUR" office:value="1880" calcext:value-type="currency">
            <text:p>1 88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4" calcext:value-type="date">
            <text:p>24/06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Remboursement ciment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-46.8" office:value-type="currency" office:currency="EUR" office:value="-46.8" calcext:value-type="currency">
            <text:p>-46,80 €</text:p>
          </table:table-cell>
          <table:table-cell table:style-name="ce96" table:formula="of:=[.E35]" office:value-type="currency" office:currency="EUR" office:value="-46.8" calcext:value-type="currency">
            <text:p>-46,8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33.2" calcext:value-type="currency">
            <text:p>433,20 €</text:p>
          </table:table-cell>
          <table:table-cell table:style-name="ce218"/>
          <table:table-cell table:style-name="ce218" table:formula="of:=[.E36]" office:value-type="currency" office:currency="EUR" office:value="433.2" calcext:value-type="currency">
            <text:p>433,2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Géotextile (drainage), brouet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168.75+99" office:value-type="currency" office:currency="EUR" office:value="267.75" calcext:value-type="currency">
            <text:p>267,75 €</text:p>
          </table:table-cell>
          <table:table-cell table:style-name="ce218" office:value-type="currency" office:currency="EUR" office:value="99" calcext:value-type="currency">
            <text:p>99,00 €</text:p>
          </table:table-cell>
          <table:table-cell table:style-name="ce218" office:value-type="currency" office:currency="EUR" office:value="168.75" calcext:value-type="currency">
            <text:p>168,7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Remboursement gaines bleue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104" table:formula="of:=-2*14.55" office:value-type="currency" office:currency="EUR" office:value="-29.1" calcext:value-type="currency">
            <text:p>-29,10 €</text:p>
          </table:table-cell>
          <table:table-cell table:style-name="ce96" table:formula="of:=[.E38]" office:value-type="currency" office:currency="EUR" office:value="-29.1" calcext:value-type="currency">
            <text:p>-29,1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Géotextile (fondations), réhausses regards 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/>
          <table:table-cell table:style-name="ce218" table:formula="of:=[.E39]" office:value-type="currency" office:currency="EUR" office:value="669.77" calcext:value-type="currency">
            <text:p>669,7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Masse, râteaux, pioche, bêche, balayet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2" calcext:value-type="currency">
            <text:p>72,00 €</text:p>
          </table:table-cell>
          <table:table-cell table:style-name="ce96" table:formula="of:=[.E40]" office:value-type="currency" office:currency="EUR" office:value="72" calcext:value-type="currency">
            <text:p>72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1" calcext:value-type="date">
            <text:p>01/07/15</text:p>
          </table:table-cell>
          <table:table-cell table:style-name="ce86" office:value-type="string" calcext:value-type="string">
            <text:p>Règle de maç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.45" calcext:value-type="currency">
            <text:p>18,45 €</text:p>
          </table:table-cell>
          <table:table-cell table:style-name="ce96" table:formula="of:=[.E41]" office:value-type="currency" office:currency="EUR" office:value="18.45" calcext:value-type="currency">
            <text:p>18,45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/>
          <table:table-cell table:style-name="ce218" table:formula="of:=[.E42]" office:value-type="currency" office:currency="EUR" office:value="1494.84" calcext:value-type="currency">
            <text:p>1 494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0" calcext:value-type="currency">
            <text:p>30,00 €</text:p>
          </table:table-cell>
          <table:table-cell table:style-name="ce226" table:formula="of:=[.E43]" office:value-type="currency" office:currency="EUR" office:value="30" calcext:value-type="currency">
            <text:p>30,0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4" calcext:value-type="currency">
            <text:p>54,40 €</text:p>
          </table:table-cell>
          <table:table-cell table:style-name="ce96" table:formula="of:=[.E44]" office:value-type="currency" office:currency="EUR" office:value="54.4" calcext:value-type="currency">
            <text:p>54,4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Rbst 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37.25" calcext:value-type="currency">
            <text:p>-37,25 €</text:p>
          </table:table-cell>
          <table:table-cell table:style-name="ce96" table:formula="of:=[.E45]" office:value-type="currency" office:currency="EUR" office:value="-37.25" calcext:value-type="currency">
            <text:p>-37,25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/>
          <table:table-cell table:style-name="ce218" table:formula="of:=[.E46]" office:value-type="currency" office:currency="EUR" office:value="348.32" calcext:value-type="currency">
            <text:p>348,3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/>
          <table:table-cell table:style-name="ce218" office:value-type="currency" office:currency="EUR" office:value="1499.72" calcext:value-type="currency">
            <text:p>1 499,7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Gaines, coudes, manchon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/>
          <table:table-cell table:style-name="ce218" table:formula="of:=[.E48]" office:value-type="currency" office:currency="EUR" office:value="161.85" calcext:value-type="currency">
            <text:p>161,8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/>
          <table:table-cell table:style-name="ce218" table:formula="of:=[.E49]" office:value-type="currency" office:currency="EUR" office:value="4427.44" calcext:value-type="currency">
            <text:p>4 427,4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Outillage bois (d'occasion) – Rbst JY</text:p>
          </table:table-cell>
          <table:table-cell table:style-name="ce86" office:value-type="string" calcext:value-type="string">
            <text:p>Roux Jean-Yves</text:p>
          </table:table-cell>
          <table:table-cell table:style-name="ce96"/>
          <table:table-cell table:style-name="ce96" office:value-type="currency" office:currency="EUR" office:value="620" calcext:value-type="currency">
            <text:p>620,00 €</text:p>
          </table:table-cell>
          <table:table-cell table:style-name="ce96" table:formula="of:=[.E50]" office:value-type="currency" office:currency="EUR" office:value="620" calcext:value-type="currency">
            <text:p>620,0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7" calcext:value-type="date">
            <text:p>07/07/15</text:p>
          </table:table-cell>
          <table:table-cell table:style-name="ce86" office:value-type="string" calcext:value-type="string">
            <text:p>Tréteaux, équerres, forets, gants…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6.96" calcext:value-type="currency">
            <text:p>66,96 €</text:p>
          </table:table-cell>
          <table:table-cell table:style-name="ce96" table:formula="of:=[.E51]" office:value-type="currency" office:currency="EUR" office:value="66.96" calcext:value-type="currency">
            <text:p>66,96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Panneaux OSB 4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/>
          <table:table-cell table:style-name="ce218" table:formula="of:=[.E52]" office:value-type="currency" office:currency="EUR" office:value="434.59" calcext:value-type="currency">
            <text:p>434,5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Seaux, gants…</text:p>
          </table:table-cell>
          <table:table-cell table:style-name="ce86" office:value-type="string" calcext:value-type="string">
            <text:p>Maison Point Vert</text:p>
          </table:table-cell>
          <table:table-cell table:style-name="ce96"/>
          <table:table-cell table:style-name="ce96" office:value-type="currency" office:currency="EUR" office:value="73.51" calcext:value-type="currency">
            <text:p>73,51 €</text:p>
          </table:table-cell>
          <table:table-cell table:style-name="ce96" table:formula="of:=[.E53]" office:value-type="currency" office:currency="EUR" office:value="73.51" calcext:value-type="currency">
            <text:p>73,51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9" calcext:value-type="date">
            <text:p>09/07/15</text:p>
          </table:table-cell>
          <table:table-cell table:style-name="ce86" office:value-type="string" calcext:value-type="string">
            <text:p>Décamètre, mèche, lame, traceur de chantier, adhésif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9.3" calcext:value-type="currency">
            <text:p>59,30 €</text:p>
          </table:table-cell>
          <table:table-cell table:style-name="ce96" table:formula="of:=[.E54]" office:value-type="currency" office:currency="EUR" office:value="59.3" calcext:value-type="currency">
            <text:p>59,3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uyau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/>
          <table:table-cell table:style-name="ce218" table:formula="of:=[.E55]" office:value-type="currency" office:currency="EUR" office:value="202.65" calcext:value-type="currency">
            <text:p>202,6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és évac eaux usée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8.6" calcext:value-type="currency">
            <text:p>8,60 €</text:p>
          </table:table-cell>
          <table:table-cell table:style-name="ce96"/>
          <table:table-cell table:style-name="ce218" table:formula="of:=[.E56]" office:value-type="currency" office:currency="EUR" office:value="8.6" calcext:value-type="currency">
            <text:p>8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Rbst lame sci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4.95" calcext:value-type="currency">
            <text:p>-4,95 €</text:p>
          </table:table-cell>
          <table:table-cell table:style-name="ce96" table:formula="of:=[.E57]" office:value-type="currency" office:currency="EUR" office:value="-4.95" calcext:value-type="currency">
            <text:p>-4,9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3" calcext:value-type="date">
            <text:p>13/07/15</text:p>
          </table:table-cell>
          <table:table-cell table:style-name="ce86" office:value-type="string" calcext:value-type="string">
            <text:p>Rbst coude, manchon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8.7" calcext:value-type="currency">
            <text:p>-8,70 €</text:p>
          </table:table-cell>
          <table:table-cell table:style-name="ce96" table:formula="of:=[.E58]" office:value-type="currency" office:currency="EUR" office:value="-8.7" calcext:value-type="currency">
            <text:p>-8,70 €</text:p>
          </table:table-cell>
          <table:table-cell table:style-name="ce218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5-07-11" calcext:value-type="date">
            <text:p>11/07/15</text:p>
          </table:table-cell>
          <table:table-cell table:style-name="ce86" office:value-type="string" calcext:value-type="string">
            <text:p>Accompagnement auto-construction (1297 €)</text:p>
          </table:table-cell>
          <table:table-cell table:style-name="ce86" office:value-type="string" calcext:value-type="string">
            <text:p>C.Hamani</text:p>
          </table:table-cell>
          <table:table-cell table:style-name="ce218" table:number-columns-repeated="2"/>
          <table:table-cell table:style-name="ce96"/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Tréteaux, coffret 4 modules, va-et-vient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74.99" calcext:value-type="currency">
            <text:p>74,99 €</text:p>
          </table:table-cell>
          <table:table-cell table:style-name="ce96" table:formula="of:=[.E61]" office:value-type="currency" office:currency="EUR" office:value="74.99" calcext:value-type="currency">
            <text:p>74,9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5" calcext:value-type="date">
            <text:p>15/07/15</text:p>
          </table:table-cell>
          <table:table-cell table:style-name="ce86" office:value-type="string" calcext:value-type="string">
            <text:p>Tube évacuati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9.9" calcext:value-type="currency">
            <text:p>9,90 €</text:p>
          </table:table-cell>
          <table:table-cell table:style-name="ce96" table:formula="of:=[.E62]" office:value-type="currency" office:currency="EUR" office:value="9.9" calcext:value-type="currency">
            <text:p>9,9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Sangles et boucles</text:p>
          </table:table-cell>
          <table:table-cell table:style-name="ce86" office:value-type="string" calcext:value-type="string">
            <text:p>Cordstrap</text:p>
          </table:table-cell>
          <table:table-cell table:style-name="ce96"/>
          <table:table-cell table:style-name="ce96" office:value-type="currency" office:currency="EUR" office:value="249.6" calcext:value-type="currency">
            <text:p>249,60 €</text:p>
          </table:table-cell>
          <table:table-cell table:style-name="ce96"/>
          <table:table-cell table:style-name="ce218" office:value-type="currency" office:currency="EUR" office:value="249.6" calcext:value-type="currency">
            <text:p>249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Frais de notaire (remboursement)</text:p>
          </table:table-cell>
          <table:table-cell table:style-name="ce86" office:value-type="string" calcext:value-type="string">
            <text:p>A.Mulot-Vergne</text:p>
          </table:table-cell>
          <table:table-cell table:style-name="ce96"/>
          <table:table-cell table:style-name="ce96" office:value-type="currency" office:currency="EUR" office:value="-247.04" calcext:value-type="currency">
            <text:p>-247,04 €</text:p>
          </table:table-cell>
          <table:table-cell table:style-name="ce96" table:formula="of:=[.E64]" office:value-type="currency" office:currency="EUR" office:value="-247.04" calcext:value-type="currency">
            <text:p>-247,04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ègle maçon, moulure, lunettes, boulon, gant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8.7" calcext:value-type="currency">
            <text:p>68,70 €</text:p>
          </table:table-cell>
          <table:table-cell table:style-name="ce96" table:formula="of:=[.E65]" office:value-type="currency" office:currency="EUR" office:value="68.7" calcext:value-type="currency">
            <text:p>68,7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2.3" calcext:value-type="currency">
            <text:p>12,30 €</text:p>
          </table:table-cell>
          <table:table-cell table:style-name="ce96" table:formula="of:=[.E66]" office:value-type="currency" office:currency="EUR" office:value="12.3" calcext:value-type="currency">
            <text:p>12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E67]" office:value-type="currency" office:currency="EUR" office:value="27" calcext:value-type="currency">
            <text:p>27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/>
          <table:table-cell table:style-name="ce218" office:value-type="currency" office:currency="EUR" office:value="582.07" calcext:value-type="currency">
            <text:p>582,0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" calcext:value-type="currency">
            <text:p>17,00 €</text:p>
          </table:table-cell>
          <table:table-cell table:style-name="ce96" table:formula="of:=[.E69]" office:value-type="currency" office:currency="EUR" office:value="17" calcext:value-type="currency">
            <text:p>17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5.5" calcext:value-type="currency">
            <text:p>25,50 €</text:p>
          </table:table-cell>
          <table:table-cell table:style-name="ce96" table:formula="of:=[.E70]" office:value-type="currency" office:currency="EUR" office:value="25.5" calcext:value-type="currency">
            <text:p>25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bst moulure, boul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13.3" calcext:value-type="currency">
            <text:p>-13,30 €</text:p>
          </table:table-cell>
          <table:table-cell table:style-name="ce96" table:formula="of:=[.E71]" office:value-type="currency" office:currency="EUR" office:value="-13.3" calcext:value-type="currency">
            <text:p>-13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 office:value-type="string" calcext:value-type="string">
            <text:p>Bande d'arase (3 rouleaux)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3.86" calcext:value-type="currency">
            <text:p>63,86 €</text:p>
          </table:table-cell>
          <table:table-cell table:style-name="ce96"/>
          <table:table-cell table:style-name="ce218" office:value-type="currency" office:currency="EUR" office:value="63.86" calcext:value-type="currency">
            <text:p>63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Piquet de terre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3.35" calcext:value-type="currency">
            <text:p>63,35 €</text:p>
          </table:table-cell>
          <table:table-cell table:style-name="ce96"/>
          <table:table-cell table:style-name="ce218" office:value-type="currency" office:currency="EUR" office:value="63.35" calcext:value-type="currency">
            <text:p>63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Manitou pouzzolane</text:p>
          </table:table-cell>
          <table:table-cell table:style-name="ce86" office:value-type="string" calcext:value-type="string">
            <text:p>A.Pioger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7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3.45" calcext:value-type="currency">
            <text:p>13,45 €</text:p>
          </table:table-cell>
          <table:table-cell table:style-name="ce96" table:formula="of:=[.E75]" office:value-type="currency" office:currency="EUR" office:value="13.45" calcext:value-type="currency">
            <text:p>13,4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3" calcext:value-type="date">
            <text:p>23/07/15</text:p>
          </table:table-cell>
          <table:table-cell table:style-name="ce86" office:value-type="string" calcext:value-type="string">
            <text:p>Colle à boi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6.25" calcext:value-type="currency">
            <text:p>26,25 €</text:p>
          </table:table-cell>
          <table:table-cell table:style-name="ce96" table:formula="of:=[.E76]" office:value-type="currency" office:currency="EUR" office:value="26.25" calcext:value-type="currency">
            <text:p>26,2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Liège en vrac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/>
          <table:table-cell table:style-name="ce218" office:value-type="currency" office:currency="EUR" office:value="1224" calcext:value-type="currency">
            <text:p>1 22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/>
          <table:table-cell table:style-name="ce218" office:value-type="currency" office:currency="EUR" office:value="2196.4" calcext:value-type="currency">
            <text:p>2 196,4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rpente</text:p>
          </table:table-cell>
          <table:table-cell table:style-name="ce86" office:value-type="string" calcext:value-type="string">
            <text:p>Le Mans Charpentes</text:p>
          </table:table-cell>
          <table:table-cell table:style-name="ce96"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/>
          <table:table-cell table:style-name="ce218" table:formula="of:=[.E79]" office:value-type="currency" office:currency="EUR" office:value="4782.36" calcext:value-type="currency">
            <text:p>4 782,3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ngement courroie scie à onglets</text:p>
          </table:table-cell>
          <table:table-cell table:style-name="ce86" office:value-type="string" calcext:value-type="string">
            <text:p>Letessier</text:p>
          </table:table-cell>
          <table:table-cell table:style-name="ce96"/>
          <table:table-cell table:style-name="ce96" office:value-type="currency" office:currency="EUR" office:value="50.5" calcext:value-type="currency">
            <text:p>50,50 €</text:p>
          </table:table-cell>
          <table:table-cell table:style-name="ce96" table:formula="of:=[.E80]" office:value-type="currency" office:currency="EUR" office:value="50.5" calcext:value-type="currency">
            <text:p>50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7" calcext:value-type="date">
            <text:p>27/07/15</text:p>
          </table:table-cell>
          <table:table-cell table:style-name="ce86" office:value-type="string" calcext:value-type="string">
            <text:p>Bâche serre</text:p>
          </table:table-cell>
          <table:table-cell table:style-name="ce86" office:value-type="string" calcext:value-type="string">
            <text:p>D.Fihey</text:p>
          </table:table-cell>
          <table:table-cell table:style-name="ce96"/>
          <table:table-cell table:style-name="ce218" office:value-type="currency" office:currency="EUR" office:value="290" calcext:value-type="currency">
            <text:p>290,00 €</text:p>
          </table:table-cell>
          <table:table-cell table:style-name="ce96" table:formula="of:=[.E81]" office:value-type="currency" office:currency="EUR" office:value="290" calcext:value-type="currency">
            <text:p>29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9" calcext:value-type="date">
            <text:p>29/07/15</text:p>
          </table:table-cell>
          <table:table-cell table:style-name="ce86" office:value-type="string" calcext:value-type="string">
            <text:p>Panneaux OSB ossature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218" office:value-type="currency" office:currency="EUR" office:value="272.06" calcext:value-type="currency">
            <text:p>272,06 €</text:p>
          </table:table-cell>
          <table:table-cell table:style-name="ce96"/>
          <table:table-cell table:style-name="ce218" table:formula="of:=[.E82]" office:value-type="currency" office:currency="EUR" office:value="272.06" calcext:value-type="currency">
            <text:p>272,0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Défraiement Olivier </text:p>
          </table:table-cell>
          <table:table-cell table:style-name="ce86" office:value-type="string" calcext:value-type="string">
            <text:p>O.Dagonet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83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09.94" calcext:value-type="currency">
            <text:p>109,94 €</text:p>
          </table:table-cell>
          <table:table-cell table:style-name="ce96"/>
          <table:table-cell table:style-name="ce218" table:formula="of:=[.E84]" office:value-type="currency" office:currency="EUR" office:value="109.94" calcext:value-type="currency">
            <text:p>109,9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E85]" office:value-type="currency" office:currency="EUR" office:value="65.86" calcext:value-type="currency">
            <text:p>65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Lam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96"/>
          <table:table-cell table:style-name="ce96" office:value-type="currency" office:currency="EUR" office:value="36.85" calcext:value-type="currency">
            <text:p>36,85 €</text:p>
          </table:table-cell>
          <table:table-cell table:style-name="ce96" table:formula="of:=[.E86]" office:value-type="currency" office:currency="EUR" office:value="36.85" calcext:value-type="currency">
            <text:p>36,8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.2" calcext:value-type="currency">
            <text:p>17,20 €</text:p>
          </table:table-cell>
          <table:table-cell table:style-name="ce96" table:formula="of:=[.E87]" office:value-type="currency" office:currency="EUR" office:value="17.2" calcext:value-type="currency">
            <text:p>17,2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Menuiseries (acompte 50%)</text:p>
          </table:table-cell>
          <table:table-cell table:style-name="ce86" office:value-type="string" calcext:value-type="string">
            <text:p>JL.Thiebaud</text:p>
          </table:table-cell>
          <table:table-cell table:style-name="ce96"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/>
          <table:table-cell table:style-name="ce218" table:formula="of:=[.E88]" office:value-type="currency" office:currency="EUR" office:value="8607.92" calcext:value-type="currency">
            <text:p>8 607,92 €</text:p>
          </table:table-cell>
          <table:table-cell table:style-name="ce233" office:value-type="string" calcext:value-type="string">
            <text:p>ok</text:p>
          </table:table-cell>
          <table:table-cell table:style-name="ce233"/>
          <table:table-cell table:style-name="ce115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Paille</text:p>
          </table:table-cell>
          <table:table-cell table:style-name="ce86" office:value-type="string" calcext:value-type="string">
            <text:p>T.Roger</text:p>
          </table:table-cell>
          <table:table-cell table:style-name="ce96"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/>
          <table:table-cell table:style-name="ce218" table:formula="of:=[.E89]" office:value-type="currency" office:currency="EUR" office:value="2464" calcext:value-type="currency">
            <text:p>2 46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04" calcext:value-type="date">
            <text:p>04/08/15</text:p>
          </table:table-cell>
          <table:table-cell table:style-name="ce86" office:value-type="string" calcext:value-type="string">
            <text:p>Visseuse, 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22.91" calcext:value-type="currency">
            <text:p>622,91 €</text:p>
          </table:table-cell>
          <table:table-cell table:style-name="ce96" table:formula="of:=[.E90]" office:value-type="currency" office:currency="EUR" office:value="622.91" calcext:value-type="currency">
            <text:p>622,91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5" calcext:value-type="date">
            <text:p>05/08/15</text:p>
          </table:table-cell>
          <table:table-cell table:style-name="ce86" office:value-type="string" calcext:value-type="string">
            <text:p>Bois supplémentaire (5 * 4 m en 220*45 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E91]" office:value-type="currency" office:currency="EUR" office:value="80" calcext:value-type="currency">
            <text:p>8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6" calcext:value-type="date">
            <text:p>06/08/15</text:p>
          </table:table-cell>
          <table:table-cell table:style-name="ce86" office:value-type="string" calcext:value-type="string">
            <text:p>Bande d'arase (1 rouleau)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27.29" calcext:value-type="currency">
            <text:p>27,29 €</text:p>
          </table:table-cell>
          <table:table-cell table:style-name="ce96" table:formula="of:=[.E92]" office:value-type="currency" office:currency="EUR" office:value="27.29" calcext:value-type="currency">
            <text:p>27,2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72.47" calcext:value-type="currency">
            <text:p>72,47 €</text:p>
          </table:table-cell>
          <table:table-cell table:style-name="ce96"/>
          <table:table-cell table:style-name="ce218" table:formula="of:=[.E93]" office:value-type="currency" office:currency="EUR" office:value="72.47" calcext:value-type="currency">
            <text:p>72,4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Bâches murs</text:p>
          </table:table-cell>
          <table:table-cell table:style-name="ce86" office:value-type="string" calcext:value-type="string">
            <text:p>D.Fihey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9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Transport bois</text:p>
          </table:table-cell>
          <table:table-cell table:style-name="ce86" office:value-type="string" calcext:value-type="string">
            <text:p>J.Brulon</text:p>
          </table:table-cell>
          <table:table-cell table:style-name="ce96"/>
          <table:table-cell table:style-name="ce96" office:value-type="currency" office:currency="EUR" office:value="252" calcext:value-type="currency">
            <text:p>252,00 €</text:p>
          </table:table-cell>
          <table:table-cell table:style-name="ce96"/>
          <table:table-cell table:style-name="ce218" table:formula="of:=[.E95]" office:value-type="currency" office:currency="EUR" office:value="252" calcext:value-type="currency">
            <text:p>25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0" calcext:value-type="date">
            <text:p>10/08/15</text:p>
          </table:table-cell>
          <table:table-cell table:style-name="ce86" office:value-type="string" calcext:value-type="string">
            <text:p>Déchargement paille avec tracteur</text:p>
          </table:table-cell>
          <table:table-cell table:style-name="ce86" office:value-type="string" calcext:value-type="string">
            <text:p>P.Cabaret</text:p>
          </table:table-cell>
          <table:table-cell table:style-name="ce96"/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E96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2" calcext:value-type="date">
            <text:p>12/08/15</text:p>
          </table:table-cell>
          <table:table-cell table:style-name="ce86" office:value-type="string" calcext:value-type="string">
            <text:p>Portes (acompte 50%)</text:p>
          </table:table-cell>
          <table:table-cell table:style-name="ce86" office:value-type="string" calcext:value-type="string">
            <text:p>P.Monnot</text:p>
          </table:table-cell>
          <table:table-cell table:style-name="ce96"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/>
          <table:table-cell table:style-name="ce218" table:formula="of:=[.E97]" office:value-type="currency" office:currency="EUR" office:value="3630" calcext:value-type="currency">
            <text:p>3 63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Remboursement pouzzolane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-195.99" calcext:value-type="currency">
            <text:p>-195,99 €</text:p>
          </table:table-cell>
          <table:table-cell table:style-name="ce96" table:formula="of:=[.E98]" office:value-type="currency" office:currency="EUR" office:value="-195.99" calcext:value-type="currency">
            <text:p>-195,9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/>
          <table:table-cell table:style-name="ce218" table:formula="of:=[.E99]" office:value-type="currency" office:currency="EUR" office:value="1299.75" calcext:value-type="currency">
            <text:p>1 299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Tendeur feuillard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49.42" calcext:value-type="currency">
            <text:p>149,42 €</text:p>
          </table:table-cell>
          <table:table-cell table:style-name="ce96"/>
          <table:table-cell table:style-name="ce218" table:formula="of:=[.E100]" office:value-type="currency" office:currency="EUR" office:value="149.42" calcext:value-type="currency">
            <text:p>149,4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222" office:value-type="currency" office:currency="EUR" office:value="50.57" calcext:value-type="currency">
            <text:p>50,57 €</text:p>
          </table:table-cell>
          <table:table-cell table:style-name="ce96" table:formula="of:=[.E101]" office:value-type="currency" office:currency="EUR" office:value="50.57" calcext:value-type="currency">
            <text:p>50,57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3.5" calcext:value-type="currency">
            <text:p>23,50 €</text:p>
          </table:table-cell>
          <table:table-cell table:style-name="ce96" table:formula="of:=[.E102]" office:value-type="currency" office:currency="EUR" office:value="23.5" calcext:value-type="currency">
            <text:p>23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3 semaines)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E103]" office:value-type="currency" office:currency="EUR" office:value="800" calcext:value-type="currency">
            <text:p>8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96.84" calcext:value-type="currency">
            <text:p>96,84 €</text:p>
          </table:table-cell>
          <table:table-cell table:style-name="ce96"/>
          <table:table-cell table:style-name="ce218" table:formula="of:=[.E104]" office:value-type="currency" office:currency="EUR" office:value="96.84" calcext:value-type="currency">
            <text:p>96,8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E105]" office:value-type="currency" office:currency="EUR" office:value="65.86" calcext:value-type="currency">
            <text:p>65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Dalles et panneaux OSB (toiture)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/>
          <table:table-cell table:style-name="ce218" table:formula="of:=[.E106]" office:value-type="currency" office:currency="EUR" office:value="2804.94" calcext:value-type="currency">
            <text:p>2 804,9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5 semaines)</text:p>
          </table:table-cell>
          <table:table-cell table:style-name="ce86" office:value-type="string" calcext:value-type="string">
            <text:p>M.Godard</text:p>
          </table:table-cell>
          <table:table-cell table:style-name="ce218"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/>
          <table:table-cell table:style-name="ce218" table:formula="of:=[.E107]" office:value-type="currency" office:currency="EUR" office:value="799.85" calcext:value-type="currency">
            <text:p>799,8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Laine de bois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/>
          <table:table-cell table:style-name="ce218" table:formula="of:=[.E108]" office:value-type="currency" office:currency="EUR" office:value="1510.54" calcext:value-type="currency">
            <text:p>1 510,5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Ficelle pour bottes de paille</text:p>
          </table:table-cell>
          <table:table-cell table:style-name="ce86" office:value-type="string" calcext:value-type="string">
            <text:p>Espace Emeraude</text:p>
          </table:table-cell>
          <table:table-cell table:style-name="ce218"/>
          <table:table-cell table:style-name="ce96" office:value-type="currency" office:currency="EUR" office:value="29.9" calcext:value-type="currency">
            <text:p>29,90 €</text:p>
          </table:table-cell>
          <table:table-cell table:style-name="ce96" table:formula="of:=[.E109]" office:value-type="currency" office:currency="EUR" office:value="29.9" calcext:value-type="currency">
            <text:p>29,9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Location plaque vibrante (remboursement)</text:p>
          </table:table-cell>
          <table:table-cell table:style-name="ce86" office:value-type="string" calcext:value-type="string">
            <text:p>C.Hamani</text:p>
          </table:table-cell>
          <table:table-cell table:style-name="ce218"/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E110]" office:value-type="currency" office:currency="EUR" office:value="30" calcext:value-type="currency">
            <text:p>3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Bombe chantier, manche râteau Christian</text:p>
          </table:table-cell>
          <table:table-cell table:style-name="ce86" office:value-type="string" calcext:value-type="string">
            <text:p>M.Godard</text:p>
          </table:table-cell>
          <table:table-cell table:style-name="ce218"/>
          <table:table-cell table:style-name="ce96" office:value-type="currency" office:currency="EUR" office:value="14.2" calcext:value-type="currency">
            <text:p>14,20 €</text:p>
          </table:table-cell>
          <table:table-cell table:style-name="ce96" table:formula="of:=[.E111]" office:value-type="currency" office:currency="EUR" office:value="14.2" calcext:value-type="currency">
            <text:p>14,2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96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623.84" calcext:value-type="currency">
            <text:p>623,84 €</text:p>
          </table:table-cell>
          <table:table-cell table:style-name="ce96"/>
          <table:table-cell table:style-name="ce218" office:value-type="currency" office:currency="EUR" office:value="623.84" calcext:value-type="currency">
            <text:p>623,8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Accompagnement paille</text:p>
          </table:table-cell>
          <table:table-cell table:style-name="ce86" office:value-type="string" calcext:value-type="string">
            <text:p>B.Duffau</text:p>
          </table:table-cell>
          <table:table-cell table:style-name="ce218"/>
          <table:table-cell table:style-name="ce96" table:formula="of:=1008+462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E114]" office:value-type="currency" office:currency="EUR" office:value="1470" calcext:value-type="currency">
            <text:p>1 47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Transport paille (10 août)</text:p>
          </table:table-cell>
          <table:table-cell table:style-name="ce86" office:value-type="string" calcext:value-type="string">
            <text:p>T.Riaud</text:p>
          </table:table-cell>
          <table:table-cell table:style-name="ce218"/>
          <table:table-cell table:style-name="ce96" office:value-type="currency" office:currency="EUR" office:value="420" calcext:value-type="currency">
            <text:p>420,00 €</text:p>
          </table:table-cell>
          <table:table-cell table:style-name="ce96"/>
          <table:table-cell table:style-name="ce218" table:formula="of:=[.E115]" office:value-type="currency" office:currency="EUR" office:value="420" calcext:value-type="currency">
            <text:p>42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37.2" calcext:value-type="currency">
            <text:p>237,20 €</text:p>
          </table:table-cell>
          <table:table-cell table:style-name="ce96"/>
          <table:table-cell table:style-name="ce218" table:formula="of:=[.E116]" office:value-type="currency" office:currency="EUR" office:value="237.2" calcext:value-type="currency">
            <text:p>237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/>
          <table:table-cell table:style-name="ce218" table:formula="of:=[.E117]" office:value-type="currency" office:currency="EUR" office:value="619.12" calcext:value-type="currency">
            <text:p>619,1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9" calcext:value-type="date">
            <text:p>29/09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4.9" calcext:value-type="currency">
            <text:p>24,90 €</text:p>
          </table:table-cell>
          <table:table-cell table:style-name="ce96" table:formula="of:=[.E118]" office:value-type="currency" office:currency="EUR" office:value="24.9" calcext:value-type="currency">
            <text:p>24,90 €</text:p>
          </table:table-cell>
          <table:table-cell table:style-name="ce218"/>
          <table:table-cell table:style-name="ce115" table:number-columns-repeated="3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1" calcext:value-type="date">
            <text:p>21/10/15</text:p>
          </table:table-cell>
          <table:table-cell table:style-name="ce86" office:value-type="string" calcext:value-type="string">
            <text:p>Etriers échelles de toiture, poin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table:formula="of:=1.28+126.72" office:value-type="currency" office:currency="EUR" office:value="128" calcext:value-type="currency">
            <text:p>128,00 €</text:p>
          </table:table-cell>
          <table:table-cell table:style-name="ce96" table:formula="of:=[.E119]" office:value-type="currency" office:currency="EUR" office:value="128" calcext:value-type="currency">
            <text:p>128,00 €</text:p>
          </table:table-cell>
          <table:table-cell table:style-name="ce218"/>
          <table:table-cell table:style-name="ce115" table:number-columns-repeated="2"/>
          <table:table-cell table:style-name="ce241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4" calcext:value-type="date">
            <text:p>24/10/15</text:p>
          </table:table-cell>
          <table:table-cell table:style-name="ce86" office:value-type="string" calcext:value-type="string">
            <text:p>Tasseaux (sur pare-pluie) : 34x3,5m et 65x3m</text:p>
          </table:table-cell>
          <table:table-cell table:style-name="ce86" office:value-type="string" calcext:value-type="string">
            <text:p>Scierie de Nuillé</text:p>
          </table:table-cell>
          <table:table-cell table:style-name="ce218"/>
          <table:table-cell table:style-name="ce96" office:value-type="currency" office:currency="EUR" office:value="261.2" calcext:value-type="currency">
            <text:p>261,20 €</text:p>
          </table:table-cell>
          <table:table-cell table:style-name="ce96" table:formula="of:=[.E120]" office:value-type="currency" office:currency="EUR" office:value="261.2" calcext:value-type="currency">
            <text:p>261,20 €</text:p>
          </table:table-cell>
          <table:table-cell table:style-name="ce218"/>
          <table:table-cell table:style-name="ce115" table:number-columns-repeated="3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7" calcext:value-type="date">
            <text:p>27/10/15</text:p>
          </table:table-cell>
          <table:table-cell table:style-name="ce86" office:value-type="string" calcext:value-type="string">
            <text:p>Panneaux OSB 3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/>
          <table:table-cell table:style-name="ce218" table:formula="of:=[.E121]" office:value-type="currency" office:currency="EUR" office:value="586.97" calcext:value-type="currency">
            <text:p>586,9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30" calcext:value-type="date">
            <text:p>30/10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193.14" calcext:value-type="currency">
            <text:p>193,14 €</text:p>
          </table:table-cell>
          <table:table-cell table:style-name="ce96"/>
          <table:table-cell table:style-name="ce218" table:formula="of:=[.E122]" office:value-type="currency" office:currency="EUR" office:value="193.14" calcext:value-type="currency">
            <text:p>193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31" calcext:value-type="date">
            <text:p>31/10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roy Merlin</text:p>
          </table:table-cell>
          <table:table-cell table:style-name="ce218"/>
          <table:table-cell table:style-name="ce218" office:value-type="currency" office:currency="EUR" office:value="171.2" calcext:value-type="currency">
            <text:p>171,20 €</text:p>
          </table:table-cell>
          <table:table-cell table:style-name="ce96" table:formula="of:=[.E123]" office:value-type="currency" office:currency="EUR" office:value="171.2" calcext:value-type="currency">
            <text:p>171,2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1-02" calcext:value-type="date">
            <text:p>02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25.2" calcext:value-type="currency">
            <text:p>25,20 €</text:p>
          </table:table-cell>
          <table:table-cell table:style-name="ce96" table:formula="of:=[.E124]" office:value-type="currency" office:currency="EUR" office:value="25.2" calcext:value-type="currency">
            <text:p>25,2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11-03" calcext:value-type="date">
            <text:p>03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85.7" calcext:value-type="currency">
            <text:p>85,70 €</text:p>
          </table:table-cell>
          <table:table-cell table:style-name="ce96" table:formula="of:=[.E125]" office:value-type="currency" office:currency="EUR" office:value="85.7" calcext:value-type="currency">
            <text:p>85,7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11-09" calcext:value-type="date">
            <text:p>09/11/15</text:p>
          </table:table-cell>
          <table:table-cell table:style-name="ce204" office:value-type="string" calcext:value-type="string">
            <text:p>Remboursement chaussures de sécu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-19.95" calcext:value-type="currency">
            <text:p>-19,95 €</text:p>
          </table:table-cell>
          <table:table-cell table:style-name="ce96" table:formula="of:=[.E126]" office:value-type="currency" office:currency="EUR" office:value="-19.95" calcext:value-type="currency">
            <text:p>-19,95 €</text:p>
          </table:table-cell>
          <table:table-cell table:style-name="ce218"/>
          <table:table-cell table:style-name="ce115" table:number-columns-repeated="2"/>
          <table:table-cell table:style-name="ce241"/>
          <table:table-cell table:number-columns-repeated="5"/>
        </table:table-row>
        <table:table-row table:style-name="ro1">
          <table:table-cell table:style-name="ce83" office:value-type="date" office:date-value="2015-11-16" calcext:value-type="date">
            <text:p>16/11/15</text:p>
          </table:table-cell>
          <table:table-cell table:style-name="ce86" office:value-type="string" calcext:value-type="string">
            <text:p>Menuiseries (solde)</text:p>
          </table:table-cell>
          <table:table-cell table:style-name="ce86" office:value-type="string" calcext:value-type="string">
            <text:p>JL.Thiebaud</text:p>
          </table:table-cell>
          <table:table-cell table:style-name="ce218"/>
          <table:table-cell table:style-name="ce96" office:value-type="currency" office:currency="EUR" office:value="9100.02" calcext:value-type="currency">
            <text:p>9 100,02 €</text:p>
          </table:table-cell>
          <table:table-cell table:style-name="ce96" table:formula="of:=[.E127]-[.G127]" office:value-type="currency" office:currency="EUR" office:value="492.1" calcext:value-type="currency">
            <text:p>492,10 €</text:p>
          </table:table-cell>
          <table:table-cell table:style-name="ce218" office:value-type="currency" office:currency="EUR" office:value="8607.92" calcext:value-type="currency">
            <text:p>8 607,9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86"/>
          <table:table-cell table:style-name="ce244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Lève plaque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169" calcext:value-type="currency">
            <text:p>169,00 €</text:p>
          </table:table-cell>
          <table:table-cell table:style-name="ce96" table:formula="of:=[.E128]" office:value-type="currency" office:currency="EUR" office:value="169" calcext:value-type="currency">
            <text:p>169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Manchon à butée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.1" calcext:value-type="currency">
            <text:p>2,10 €</text:p>
          </table:table-cell>
          <table:table-cell table:style-name="ce96" table:formula="of:=[.E129]" office:value-type="currency" office:currency="EUR" office:value="2.1" calcext:value-type="currency">
            <text:p>2,1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1-23" calcext:value-type="date">
            <text:p>23/11/15</text:p>
          </table:table-cell>
          <table:table-cell table:style-name="ce204" office:value-type="string" calcext:value-type="string">
            <text:p>Laine de bois et pare-pluie semi-rigide (solde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102.16" calcext:value-type="currency">
            <text:p>102,16 €</text:p>
          </table:table-cell>
          <table:table-cell table:style-name="ce96" table:formula="of:=[.E130]" office:value-type="currency" office:currency="EUR" office:value="102.16" calcext:value-type="currency">
            <text:p>102,16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204" office:value-type="string" calcext:value-type="string">
            <text:p>Remboursement transport paille non livrée</text:p>
          </table:table-cell>
          <table:table-cell table:style-name="ce86" office:value-type="string" calcext:value-type="string">
            <text:p>T.Riaud</text:p>
          </table:table-cell>
          <table:table-cell table:style-name="ce218"/>
          <table:table-cell table:style-name="ce96" office:value-type="currency" office:currency="EUR" office:value="-39.36" calcext:value-type="currency">
            <text:p>-39,36 €</text:p>
          </table:table-cell>
          <table:table-cell table:style-name="ce96" table:formula="of:=[.E131]" office:value-type="currency" office:currency="EUR" office:value="-39.36" calcext:value-type="currency">
            <text:p>-39,36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.Ripouteau </text:p>
          </table:table-cell>
          <table:table-cell table:style-name="ce218"/>
          <table:table-cell table:style-name="ce96" office:value-type="currency" office:currency="EUR" office:value="250" calcext:value-type="currency">
            <text:p>250,00 €</text:p>
          </table:table-cell>
          <table:table-cell table:style-name="ce96" table:formula="of:=[.E132]" office:value-type="currency" office:currency="EUR" office:value="250" calcext:value-type="currency">
            <text:p>2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haussures de sécu, ves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01.4" calcext:value-type="currency">
            <text:p>101,40 €</text:p>
          </table:table-cell>
          <table:table-cell table:style-name="ce96" table:formula="of:=[.E133]" office:value-type="currency" office:currency="EUR" office:value="101.4" calcext:value-type="currency">
            <text:p>101,4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39" calcext:value-type="currency">
            <text:p>139,00 €</text:p>
          </table:table-cell>
          <table:table-cell table:style-name="ce96" table:formula="of:=[.E134]" office:value-type="currency" office:currency="EUR" office:value="139" calcext:value-type="currency">
            <text:p>139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Remboursement compribande ; achat silicone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5.35" calcext:value-type="currency">
            <text:p>5,35 €</text:p>
          </table:table-cell>
          <table:table-cell table:style-name="ce96" table:formula="of:=[.E135]" office:value-type="currency" office:currency="EUR" office:value="5.35" calcext:value-type="currency">
            <text:p>5,3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40.59" calcext:value-type="currency">
            <text:p>140,59 €</text:p>
          </table:table-cell>
          <table:table-cell table:style-name="ce96"/>
          <table:table-cell table:style-name="ce218" table:formula="of:=[.E136]" office:value-type="currency" office:currency="EUR" office:value="140.59" calcext:value-type="currency">
            <text:p>140,5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2-17" calcext:value-type="date">
            <text:p>17/12/15</text:p>
          </table:table-cell>
          <table:table-cell table:style-name="ce86" office:value-type="string" calcext:value-type="string">
            <text:p>Remboursement silicone ; achat Fix All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6.94" calcext:value-type="currency">
            <text:p>26,94 €</text:p>
          </table:table-cell>
          <table:table-cell table:style-name="ce96" table:formula="of:=[.E137]" office:value-type="currency" office:currency="EUR" office:value="26.94" calcext:value-type="currency">
            <text:p>26,9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Rbst vis ; achat vis, mèche à bois, serre-joint…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41.46" calcext:value-type="currency">
            <text:p>141,46 €</text:p>
          </table:table-cell>
          <table:table-cell table:style-name="ce96"/>
          <table:table-cell table:style-name="ce218" table:formula="of:=[.E138]" office:value-type="currency" office:currency="EUR" office:value="141.46" calcext:value-type="currency">
            <text:p>141,4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Foret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0.85" calcext:value-type="currency">
            <text:p>10,85 €</text:p>
          </table:table-cell>
          <table:table-cell table:style-name="ce96" table:formula="of:=[.E139]" office:value-type="currency" office:currency="EUR" office:value="10.85" calcext:value-type="currency">
            <text:p>10,8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Mêche à bois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9.3" calcext:value-type="currency">
            <text:p>9,30 €</text:p>
          </table:table-cell>
          <table:table-cell table:style-name="ce96" table:formula="of:=[.E140]" office:value-type="currency" office:currency="EUR" office:value="9.3" calcext:value-type="currency">
            <text:p>9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Remboursement paille non livrée</text:p>
          </table:table-cell>
          <table:table-cell table:style-name="ce86" office:value-type="string" calcext:value-type="string">
            <text:p>T.Roger</text:p>
          </table:table-cell>
          <table:table-cell table:style-name="ce218"/>
          <table:table-cell table:style-name="ce96" office:value-type="currency" office:currency="EUR" office:value="-232.32" calcext:value-type="currency">
            <text:p>-232,32 €</text:p>
          </table:table-cell>
          <table:table-cell table:style-name="ce96" table:formula="of:=[.E141]" office:value-type="currency" office:currency="EUR" office:value="-232.32" calcext:value-type="currency">
            <text:p>-232,32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Vis menuiseries, mètre, scotch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22.41" calcext:value-type="currency">
            <text:p>222,41 €</text:p>
          </table:table-cell>
          <table:table-cell table:style-name="ce96"/>
          <table:table-cell table:style-name="ce218" table:formula="of:=[.E142]" office:value-type="currency" office:currency="EUR" office:value="222.41" calcext:value-type="currency">
            <text:p>222,4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Compribande 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59.29" calcext:value-type="currency">
            <text:p>159,29 €</text:p>
          </table:table-cell>
          <table:table-cell table:style-name="ce96"/>
          <table:table-cell table:style-name="ce218" table:formula="of:=[.E143]" office:value-type="currency" office:currency="EUR" office:value="159.29" calcext:value-type="currency">
            <text:p>159,2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1-13" calcext:value-type="date">
            <text:p>13/01/16</text:p>
          </table:table-cell>
          <table:table-cell table:style-name="ce86" office:value-type="string" calcext:value-type="string">
            <text:p>Pose des menuiseries</text:p>
          </table:table-cell>
          <table:table-cell table:style-name="ce86" office:value-type="string" calcext:value-type="string">
            <text:p>Eco-logis Bois</text:p>
          </table:table-cell>
          <table:table-cell table:style-name="ce218"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E144]" office:value-type="currency" office:currency="EUR" office:value="1470" calcext:value-type="currency">
            <text:p>1 47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1-14" calcext:value-type="date">
            <text:p>14/01/16</text:p>
          </table:table-cell>
          <table:table-cell table:style-name="ce86" office:value-type="string" calcext:value-type="string">
            <text:p>Bétonnière</text:p>
          </table:table-cell>
          <table:table-cell table:style-name="ce86" office:value-type="string" calcext:value-type="string">
            <text:p>Leroy Merlin</text:p>
          </table:table-cell>
          <table:table-cell table:style-name="ce218"/>
          <table:table-cell table:style-name="ce96" office:value-type="currency" office:currency="EUR" office:value="185" calcext:value-type="currency">
            <text:p>185,00 €</text:p>
          </table:table-cell>
          <table:table-cell table:style-name="ce96" table:formula="of:=[.E145]" office:value-type="currency" office:currency="EUR" office:value="185" calcext:value-type="currency">
            <text:p>185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16" calcext:value-type="date">
            <text:p>16/01/16</text:p>
          </table:table-cell>
          <table:table-cell table:style-name="ce86" office:value-type="string" calcext:value-type="string">
            <text:p>Liège en plaques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218"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/>
          <table:table-cell table:style-name="ce218" table:formula="of:=[.E146]" office:value-type="currency" office:currency="EUR" office:value="5556.18" calcext:value-type="currency">
            <text:p>5 556,1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2-13" calcext:value-type="date">
            <text:p>13/02/16</text:p>
          </table:table-cell>
          <table:table-cell table:style-name="ce86" office:value-type="string" calcext:value-type="string">
            <text:p>Aspirateur à eau, gants, scotch, seaux, sangles…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62.32" calcext:value-type="currency">
            <text:p>262,32 €</text:p>
          </table:table-cell>
          <table:table-cell table:style-name="ce96" table:formula="of:=[.E147]" office:value-type="currency" office:currency="EUR" office:value="262.32" calcext:value-type="currency">
            <text:p>262,32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2-16" calcext:value-type="date">
            <text:p>16/02/16</text:p>
          </table:table-cell>
          <table:table-cell table:style-name="ce86" office:value-type="string" calcext:value-type="string">
            <text:p>Larmiers ossature Sud</text:p>
          </table:table-cell>
          <table:table-cell table:style-name="ce86" office:value-type="string" calcext:value-type="string">
            <text:p>Sarthe Pliage</text:p>
          </table:table-cell>
          <table:table-cell table:style-name="ce218"/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formula="of:=[.E148]" office:value-type="currency" office:currency="EUR" office:value="60" calcext:value-type="currency">
            <text:p>6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2-26" calcext:value-type="date">
            <text:p>26/02/16</text:p>
          </table:table-cell>
          <table:table-cell table:style-name="ce86" office:value-type="string" calcext:value-type="string">
            <text:p>Bâche serre, bâches tissées (sol intérieur maison)</text:p>
          </table:table-cell>
          <table:table-cell table:style-name="ce86" office:value-type="string" calcext:value-type="string">
            <text:p>D.Fihey</text:p>
          </table:table-cell>
          <table:table-cell table:style-name="ce218"/>
          <table:table-cell table:style-name="ce96" office:value-type="currency" office:currency="EUR" office:value="500" calcext:value-type="currency">
            <text:p>500,00 €</text:p>
          </table:table-cell>
          <table:table-cell table:style-name="ce96" table:formula="of:=[.E149]" office:value-type="currency" office:currency="EUR" office:value="500" calcext:value-type="currency">
            <text:p>5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06" calcext:value-type="date">
            <text:p>06/04/16</text:p>
          </table:table-cell>
          <table:table-cell table:style-name="ce86" office:value-type="string" calcext:value-type="string">
            <text:p>Acompte 40 % portes (2 sur les 3) 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/>
          <table:table-cell table:style-name="ce218" table:formula="of:=[.E150]" office:value-type="currency" office:currency="EUR" office:value="1936" calcext:value-type="currency">
            <text:p>1 936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6-04-08" calcext:value-type="date">
            <text:p>08/04/16</text:p>
          </table:table-cell>
          <table:table-cell table:style-name="ce86" office:value-type="string" calcext:value-type="string">
            <text:p>Scie circulaire, équerres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439.34" calcext:value-type="currency">
            <text:p>439,34 €</text:p>
          </table:table-cell>
          <table:table-cell table:style-name="ce96" table:formula="of:=[.E151]" office:value-type="currency" office:currency="EUR" office:value="439.34" calcext:value-type="currency">
            <text:p>439,3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14" calcext:value-type="date">
            <text:p>14/04/16</text:p>
          </table:table-cell>
          <table:table-cell table:style-name="ce86" office:value-type="string" calcext:value-type="string">
            <text:p>Solde 10 % portes (2 sur les 3) : en espèces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484" calcext:value-type="currency">
            <text:p>484,00 €</text:p>
          </table:table-cell>
          <table:table-cell table:style-name="ce96"/>
          <table:table-cell table:style-name="ce218" table:formula="of:=[.E152]" office:value-type="currency" office:currency="EUR" office:value="484" calcext:value-type="currency">
            <text:p>48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Dalles et 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/>
          <table:table-cell table:style-name="ce218" table:formula="of:=[.E153]" office:value-type="currency" office:currency="EUR" office:value="852.66" calcext:value-type="currency">
            <text:p>852,6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Branchement provisoire (193,70 € prévus)</text:p>
          </table:table-cell>
          <table:table-cell table:style-name="ce86" office:value-type="string" calcext:value-type="string">
            <text:p>ERDF / Enercoop</text:p>
          </table:table-cell>
          <table:table-cell table:style-name="ce218"/>
          <table:table-cell table:style-name="ce96" office:value-type="currency" office:currency="EUR" office:value="202.44" calcext:value-type="currency">
            <text:p>202,44 €</text:p>
          </table:table-cell>
          <table:table-cell table:style-name="ce96" table:formula="of:=[.E154]" office:value-type="currency" office:currency="EUR" office:value="202.44" calcext:value-type="currency">
            <text:p>202,4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20" calcext:value-type="date">
            <text:p>20/04/16</text:p>
          </table:table-cell>
          <table:table-cell table:style-name="ce86" office:value-type="string" calcext:value-type="string">
            <text:p>Tasseaux (sur pare-pluie) : 26x3,5m </text:p>
          </table:table-cell>
          <table:table-cell table:style-name="ce86" office:value-type="string" calcext:value-type="string">
            <text:p>Scierie de Nuillé</text:p>
          </table:table-cell>
          <table:table-cell table:style-name="ce218"/>
          <table:table-cell table:style-name="ce96" office:value-type="currency" office:currency="EUR" office:value="73" calcext:value-type="currency">
            <text:p>73,00 €</text:p>
          </table:table-cell>
          <table:table-cell table:style-name="ce96" table:formula="of:=[.E155]" office:value-type="currency" office:currency="EUR" office:value="73" calcext:value-type="currency">
            <text:p>73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5-02" calcext:value-type="date">
            <text:p>02/05/16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1.56" calcext:value-type="currency">
            <text:p>61,56 €</text:p>
          </table:table-cell>
          <table:table-cell table:style-name="ce96"/>
          <table:table-cell table:style-name="ce218" table:formula="of:=[.E156]" office:value-type="currency" office:currency="EUR" office:value="61.56" calcext:value-type="currency">
            <text:p>61,5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03" calcext:value-type="date">
            <text:p>03/05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218"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/>
          <table:table-cell table:style-name="ce218" table:formula="of:=[.E157]" office:value-type="currency" office:currency="EUR" office:value="1297" calcext:value-type="currency">
            <text:p>1 297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5-09" calcext:value-type="date">
            <text:p>09/05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3.29" calcext:value-type="currency">
            <text:p>63,29 €</text:p>
          </table:table-cell>
          <table:table-cell table:style-name="ce96"/>
          <table:table-cell table:style-name="ce218" table:formula="of:=[.E158]" office:value-type="currency" office:currency="EUR" office:value="63.29" calcext:value-type="currency">
            <text:p>63,2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Taxe d’aménagement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218"/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/>
          <table:table-cell table:style-name="ce218" table:formula="of:=[.E159]" office:value-type="currency" office:currency="EUR" office:value="1465" calcext:value-type="currency">
            <text:p>1 465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Redevance d’archéologie préventive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218"/>
          <table:table-cell table:style-name="ce96" office:value-type="currency" office:currency="EUR" office:value="265" calcext:value-type="currency">
            <text:p>265,00 €</text:p>
          </table:table-cell>
          <table:table-cell table:style-name="ce218" table:formula="of:=[.E160]" office:value-type="currency" office:currency="EUR" office:value="265" calcext:value-type="currency">
            <text:p>265,0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6-05-26" calcext:value-type="date">
            <text:p>26/05/16</text:p>
          </table:table-cell>
          <table:table-cell table:style-name="ce86" office:value-type="string" calcext:value-type="string">
            <text:p>EPDM, toiture végétalisée</text:p>
          </table:table-cell>
          <table:table-cell table:style-name="ce86" office:value-type="string" calcext:value-type="string">
            <text:p>Matériaux naturels</text:p>
          </table:table-cell>
          <table:table-cell table:style-name="ce218"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/>
          <table:table-cell table:style-name="ce218" table:formula="of:=[.E161]" office:value-type="currency" office:currency="EUR" office:value="6592.44" calcext:value-type="currency">
            <text:p>6 592,4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04" calcext:value-type="date">
            <text:p>04/06/16</text:p>
          </table:table-cell>
          <table:table-cell table:style-name="ce86" office:value-type="string" calcext:value-type="string">
            <text:p>Gouttières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/>
          <table:table-cell table:style-name="ce218" table:formula="of:=[.E162]" office:value-type="currency" office:currency="EUR" office:value="264.83" calcext:value-type="currency">
            <text:p>264,83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24" calcext:value-type="date">
            <text:p>24/06/16</text:p>
          </table:table-cell>
          <table:table-cell table:style-name="ce86" office:value-type="string" calcext:value-type="string">
            <text:p>Géotextile toiture (sous EPDM)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01" calcext:value-type="currency">
            <text:p>201,00 €</text:p>
          </table:table-cell>
          <table:table-cell table:style-name="ce96"/>
          <table:table-cell table:style-name="ce218" office:value-type="currency" office:currency="EUR" office:value="201" calcext:value-type="currency">
            <text:p>201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25" calcext:value-type="date">
            <text:p>25/06/16</text:p>
          </table:table-cell>
          <table:table-cell table:style-name="ce86" office:value-type="string" calcext:value-type="string">
            <text:p>Pinceaux (pour coller EPDM)</text:p>
          </table:table-cell>
          <table:table-cell table:style-name="ce86" office:value-type="string" calcext:value-type="string">
            <text:p>BricoMarché</text:p>
          </table:table-cell>
          <table:table-cell table:style-name="ce218"/>
          <table:table-cell table:style-name="ce96" office:value-type="currency" office:currency="EUR" office:value="39.4" calcext:value-type="currency">
            <text:p>39,40 €</text:p>
          </table:table-cell>
          <table:table-cell table:style-name="ce96" table:formula="of:=[.E164]" office:value-type="currency" office:currency="EUR" office:value="39.4" calcext:value-type="currency">
            <text:p>39,4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Porte (grande, salle de musique) : acompte 40 %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968" calcext:value-type="currency">
            <text:p>968,00 €</text:p>
          </table:table-cell>
          <table:table-cell table:style-name="ce96"/>
          <table:table-cell table:style-name="ce218" office:value-type="currency" office:currency="EUR" office:value="968" calcext:value-type="currency">
            <text:p>968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Toiture : bande adhésive</text:p>
          </table:table-cell>
          <table:table-cell table:style-name="ce86" office:value-type="string" calcext:value-type="string">
            <text:p>Matériaux naturels</text:p>
          </table:table-cell>
          <table:table-cell table:style-name="ce218"/>
          <table:table-cell table:style-name="ce96" office:value-type="currency" office:currency="EUR" office:value="44.48" calcext:value-type="currency">
            <text:p>44,48 €</text:p>
          </table:table-cell>
          <table:table-cell table:style-name="ce96"/>
          <table:table-cell table:style-name="ce218" office:value-type="currency" office:currency="EUR" office:value="44.48" calcext:value-type="currency">
            <text:p>44,4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Chaux (enduits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96" calcext:value-type="currency">
            <text:p>96,00 €</text:p>
          </table:table-cell>
          <table:table-cell table:style-name="ce96"/>
          <table:table-cell table:style-name="ce218" table:formula="of:=[.E167]" office:value-type="currency" office:currency="EUR" office:value="96" calcext:value-type="currency">
            <text:p>96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Poubelles, gants, lunettes (enduits)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87.95" calcext:value-type="currency">
            <text:p>87,95 €</text:p>
          </table:table-cell>
          <table:table-cell table:style-name="ce96" table:formula="of:=[.E168]" office:value-type="currency" office:currency="EUR" office:value="87.95" calcext:value-type="currency">
            <text:p>87,9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7-02" calcext:value-type="date">
            <text:p>02/07/16</text:p>
          </table:table-cell>
          <table:table-cell table:style-name="ce86" office:value-type="string" calcext:value-type="string">
            <text:p>Bétonnière thermique</text:p>
          </table:table-cell>
          <table:table-cell table:style-name="ce86" office:value-type="string" calcext:value-type="string">
            <text:p>M.Beaufils</text:p>
          </table:table-cell>
          <table:table-cell table:style-name="ce218"/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E169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7-07" calcext:value-type="date">
            <text:p>07/07/16</text:p>
          </table:table-cell>
          <table:table-cell table:style-name="ce86" office:value-type="string" calcext:value-type="string">
            <text:p>Portes (solde)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242" calcext:value-type="currency">
            <text:p>242,00 €</text:p>
          </table:table-cell>
          <table:table-cell table:style-name="ce96"/>
          <table:table-cell table:style-name="ce218" table:formula="of:=[.E170]" office:value-type="currency" office:currency="EUR" office:value="242" calcext:value-type="currency">
            <text:p>24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3" calcext:value-type="date">
            <text:p>13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218" table:formula="of:=[.E171]" office:value-type="currency" office:currency="EUR" office:value="144.35" calcext:value-type="currency">
            <text:p>144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Toile de verre (support d’enduit)</text:p>
          </table:table-cell>
          <table:table-cell table:style-name="ce86" office:value-type="string" calcext:value-type="string">
            <text:p>Réseau pro</text:p>
          </table:table-cell>
          <table:table-cell table:style-name="ce218"/>
          <table:table-cell table:style-name="ce96" office:value-type="currency" office:currency="EUR" office:value="118.8" calcext:value-type="currency">
            <text:p>118,80 €</text:p>
          </table:table-cell>
          <table:table-cell table:style-name="ce96"/>
          <table:table-cell table:style-name="ce218" table:formula="of:=[.E172]" office:value-type="currency" office:currency="EUR" office:value="118.8" calcext:value-type="currency">
            <text:p>118,8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Lame d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218"/>
          <table:table-cell table:style-name="ce96" office:value-type="currency" office:currency="EUR" office:value="38.1" calcext:value-type="currency">
            <text:p>38,10 €</text:p>
          </table:table-cell>
          <table:table-cell table:style-name="ce96"/>
          <table:table-cell table:style-name="ce218" table:formula="of:=[.E173]" office:value-type="currency" office:currency="EUR" office:value="38.1" calcext:value-type="currency">
            <text:p>38,1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0" calcext:value-type="date">
            <text:p>20/07/16</text:p>
          </table:table-cell>
          <table:table-cell table:style-name="ce86" office:value-type="string" calcext:value-type="string">
            <text:p>Scotch tramé (enduit) Contega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355.68" calcext:value-type="currency">
            <text:p>355,68 €</text:p>
          </table:table-cell>
          <table:table-cell table:style-name="ce96"/>
          <table:table-cell table:style-name="ce218" table:formula="of:=[.E174]" office:value-type="currency" office:currency="EUR" office:value="355.68" calcext:value-type="currency">
            <text:p>355,68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7-22" calcext:value-type="date">
            <text:p>22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70.66" calcext:value-type="currency">
            <text:p>70,66 €</text:p>
          </table:table-cell>
          <table:table-cell table:style-name="ce96" table:formula="of:=[.E175]-[.G175]" office:value-type="currency" office:currency="EUR" office:value="4.56" calcext:value-type="currency">
            <text:p>4,56 €</text:p>
          </table:table-cell>
          <table:table-cell table:style-name="ce218" office:value-type="currency" office:currency="EUR" office:value="66.1" calcext:value-type="currency">
            <text:p>66,1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5" calcext:value-type="date">
            <text:p>25/07/16</text:p>
          </table:table-cell>
          <table:table-cell table:style-name="ce86" office:value-type="string" calcext:value-type="string">
            <text:p>Electricité salle de musique, rabot 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69.2" calcext:value-type="currency">
            <text:p>169,20 €</text:p>
          </table:table-cell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E176]-[.F176]" office:value-type="currency" office:currency="EUR" office:value="89.2" calcext:value-type="currency">
            <text:p>89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7" calcext:value-type="date">
            <text:p>27/07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2" calcext:value-type="currency">
            <text:p>52,00 €</text:p>
          </table:table-cell>
          <table:table-cell table:style-name="ce96"/>
          <table:table-cell table:style-name="ce96" table:formula="of:=[.E177]" office:value-type="currency" office:currency="EUR" office:value="52" calcext:value-type="currency">
            <text:p>5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4.07" calcext:value-type="currency">
            <text:p>24,07 €</text:p>
          </table:table-cell>
          <table:table-cell table:style-name="ce96"/>
          <table:table-cell table:style-name="ce96" table:formula="of:=[.E178]" office:value-type="currency" office:currency="EUR" office:value="24.07" calcext:value-type="currency">
            <text:p>24,0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alaire (enduits)</text:p>
          </table:table-cell>
          <table:table-cell table:style-name="ce86" office:value-type="string" calcext:value-type="string">
            <text:p>B.Duffau</text:p>
          </table:table-cell>
          <table:table-cell table:style-name="ce96"/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/>
          <table:table-cell table:style-name="ce96" table:formula="of:=[.E179]" office:value-type="currency" office:currency="EUR" office:value="2160.45" calcext:value-type="currency">
            <text:p>2 160,4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/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/>
          <table:table-cell table:style-name="ce96" table:formula="of:=[.E180]" office:value-type="currency" office:currency="EUR" office:value="1208.17" calcext:value-type="currency">
            <text:p>1 208,1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Poste de relevage, matériel raccordement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/>
          <table:table-cell table:style-name="ce96" table:formula="of:=[.E181]" office:value-type="currency" office:currency="EUR" office:value="1966.31" calcext:value-type="currency">
            <text:p>1 966,3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3" calcext:value-type="date">
            <text:p>03/08/16</text:p>
          </table:table-cell>
          <table:table-cell table:style-name="ce86" office:value-type="string" calcext:value-type="string">
            <text:p>Accompagnement toiture (mise en place pouzzolane)</text:p>
          </table:table-cell>
          <table:table-cell table:style-name="ce86" office:value-type="string" calcext:value-type="string">
            <text:p>E.Sabin</text:p>
          </table:table-cell>
          <table:table-cell table:style-name="ce96"/>
          <table:table-cell table:style-name="ce96" office:value-type="currency" office:currency="EUR" office:value="200" calcext:value-type="currency">
            <text:p>200,00 €</text:p>
          </table:table-cell>
          <table:table-cell table:style-name="ce96" table:formula="of:=[.E182]" office:value-type="currency" office:currency="EUR" office:value="200" calcext:value-type="currency">
            <text:p>20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/>
          <table:table-cell table:style-name="ce96" office:value-type="currency" office:currency="EUR" office:value="157.04" calcext:value-type="currency">
            <text:p>157,04 €</text:p>
          </table:table-cell>
          <table:table-cell table:style-name="ce96"/>
          <table:table-cell table:style-name="ce96" table:formula="of:=[.E183]" office:value-type="currency" office:currency="EUR" office:value="157.04" calcext:value-type="currency">
            <text:p>157,04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Décompression foss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5.75" calcext:value-type="currency">
            <text:p>65,75 €</text:p>
          </table:table-cell>
          <table:table-cell table:style-name="ce96"/>
          <table:table-cell table:style-name="ce96" table:formula="of:=[.E184]" office:value-type="currency" office:currency="EUR" office:value="65.75" calcext:value-type="currency">
            <text:p>65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Grillage avertisseur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0.7" calcext:value-type="currency">
            <text:p>20,70 €</text:p>
          </table:table-cell>
          <table:table-cell table:style-name="ce96" table:formula="of:=[.E185]" office:value-type="currency" office:currency="EUR" office:value="20.7" calcext:value-type="currency">
            <text:p>20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Ficelle jute (tire-fil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8.35" calcext:value-type="currency">
            <text:p>8,35 €</text:p>
          </table:table-cell>
          <table:table-cell table:style-name="ce96" table:formula="of:=[.E186]" office:value-type="currency" office:currency="EUR" office:value="8.35" calcext:value-type="currency">
            <text:p>8,3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6" calcext:value-type="date">
            <text:p>06/08/16</text:p>
          </table:table-cell>
          <table:table-cell table:style-name="ce86" office:value-type="string" calcext:value-type="string">
            <text:p>Tablettes bois (appuis de fenêtres), tasseaux (100 €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510" calcext:value-type="currency">
            <text:p>510,00 €</text:p>
          </table:table-cell>
          <table:table-cell table:style-name="ce96" table:formula="of:=[.E187]" office:value-type="currency" office:currency="EUR" office:value="510" calcext:value-type="currency">
            <text:p>51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11" calcext:value-type="date">
            <text:p>11/08/16</text:p>
          </table:table-cell>
          <table:table-cell table:style-name="ce86" office:value-type="string" calcext:value-type="string">
            <text:p>Larmiers alu</text:p>
          </table:table-cell>
          <table:table-cell table:style-name="ce86" office:value-type="string" calcext:value-type="string">
            <text:p>Sarthe Pliage</text:p>
          </table:table-cell>
          <table:table-cell table:style-name="ce96"/>
          <table:table-cell table:style-name="ce96" office:value-type="currency" office:currency="EUR" office:value="611.47" calcext:value-type="currency">
            <text:p>611,47 €</text:p>
          </table:table-cell>
          <table:table-cell table:style-name="ce96"/>
          <table:table-cell table:style-name="ce96" table:formula="of:=[.E188]" office:value-type="currency" office:currency="EUR" office:value="611.47" calcext:value-type="currency">
            <text:p>611,47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8-14" calcext:value-type="date">
            <text:p>14/08/16</text:p>
          </table:table-cell>
          <table:table-cell table:style-name="ce86" office:value-type="string" calcext:value-type="string">
            <text:p>Compost (pour toiture végétale)</text:p>
          </table:table-cell>
          <table:table-cell table:style-name="ce86" office:value-type="string" calcext:value-type="string">
            <text:p>AMG Matériaux</text:p>
          </table:table-cell>
          <table:table-cell table:style-name="ce96"/>
          <table:table-cell table:style-name="ce96" office:value-type="currency" office:currency="EUR" office:value="173.28" calcext:value-type="currency">
            <text:p>173,28 €</text:p>
          </table:table-cell>
          <table:table-cell table:style-name="ce96"/>
          <table:table-cell table:style-name="ce96" table:formula="of:=[.E189]" office:value-type="currency" office:currency="EUR" office:value="173.28" calcext:value-type="currency">
            <text:p>173,2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23" calcext:value-type="date">
            <text:p>23/08/16</text:p>
          </table:table-cell>
          <table:table-cell table:style-name="ce86" office:value-type="string" calcext:value-type="string">
            <text:p>Plaques OSB4 (sas)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61.87" calcext:value-type="currency">
            <text:p>61,87 €</text:p>
          </table:table-cell>
          <table:table-cell table:style-name="ce96"/>
          <table:table-cell table:style-name="ce96" table:formula="of:=[.E190]" office:value-type="currency" office:currency="EUR" office:value="61.87" calcext:value-type="currency">
            <text:p>61,8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9-02" calcext:value-type="date">
            <text:p>02/09/16</text:p>
          </table:table-cell>
          <table:table-cell table:style-name="ce86" office:value-type="string" calcext:value-type="string">
            <text:p>Tranchée technique, toiture végétale</text:p>
          </table:table-cell>
          <table:table-cell table:style-name="ce86" office:value-type="string" calcext:value-type="string">
            <text:p>Fouquet</text:p>
          </table:table-cell>
          <table:table-cell table:style-name="ce96"/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/>
          <table:table-cell table:style-name="ce96" table:formula="of:=[.E191]" office:value-type="currency" office:currency="EUR" office:value="1197.9" calcext:value-type="currency">
            <text:p>1 197,9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04" calcext:value-type="date">
            <text:p>04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4.67" calcext:value-type="currency">
            <text:p>84,67 €</text:p>
          </table:table-cell>
          <table:table-cell table:style-name="ce96"/>
          <table:table-cell table:style-name="ce96" table:formula="of:=[.E192]" office:value-type="currency" office:currency="EUR" office:value="84.67" calcext:value-type="currency">
            <text:p>84,6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12" calcext:value-type="date">
            <text:p>12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1.39" calcext:value-type="currency">
            <text:p>31,39 €</text:p>
          </table:table-cell>
          <table:table-cell table:style-name="ce96"/>
          <table:table-cell table:style-name="ce96" table:formula="of:=[.E193]" office:value-type="currency" office:currency="EUR" office:value="31.39" calcext:value-type="currency">
            <text:p>31,3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13" calcext:value-type="date">
            <text:p>13/10/16</text:p>
          </table:table-cell>
          <table:table-cell table:style-name="ce86" office:value-type="string" calcext:value-type="string">
            <text:p>Porte d’entrée du sas</text:p>
          </table:table-cell>
          <table:table-cell table:style-name="ce86" office:value-type="string" calcext:value-type="string">
            <text:p>Mastock</text:p>
          </table:table-cell>
          <table:table-cell table:style-name="ce96"/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/>
          <table:table-cell table:style-name="ce96" table:formula="of:=[.E194]" office:value-type="currency" office:currency="EUR" office:value="1005" calcext:value-type="currency">
            <text:p>1 005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1-04" calcext:value-type="date">
            <text:p>04/11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96"/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/>
          <table:table-cell table:style-name="ce96" table:formula="of:=[.E195]" office:value-type="currency" office:currency="EUR" office:value="1919" calcext:value-type="currency">
            <text:p>1 919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1-21" calcext:value-type="date">
            <text:p>21/11/16</text:p>
          </table:table-cell>
          <table:table-cell table:style-name="ce86" office:value-type="string" calcext:value-type="string">
            <text:p>Equerres porte salle de musique (non utilisées)</text:p>
          </table:table-cell>
          <table:table-cell table:style-name="ce86" office:value-type="string" calcext:value-type="string">
            <text:p>Quincaillerie Pignet</text:p>
          </table:table-cell>
          <table:table-cell table:style-name="ce96"/>
          <table:table-cell table:style-name="ce96" office:value-type="currency" office:currency="EUR" office:value="14.72" calcext:value-type="currency">
            <text:p>14,72 €</text:p>
          </table:table-cell>
          <table:table-cell table:style-name="ce96" table:formula="of:=[.E196]" office:value-type="currency" office:currency="EUR" office:value="14.72" calcext:value-type="currency">
            <text:p>14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21" calcext:value-type="date">
            <text:p>21/11/17</text:p>
          </table:table-cell>
          <table:table-cell table:style-name="ce86" office:value-type="string" calcext:value-type="string">
            <text:p>1 paquet de plaques de liège expansé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/>
          <table:table-cell table:style-name="ce96" office:value-type="currency" office:currency="EUR" office:value="40.68" calcext:value-type="currency">
            <text:p>40,68 €</text:p>
          </table:table-cell>
          <table:table-cell table:style-name="ce96" table:formula="of:=[.E197]" office:value-type="currency" office:currency="EUR" office:value="40.68" calcext:value-type="currency">
            <text:p>40,6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8.78" calcext:value-type="currency">
            <text:p>48,78 €</text:p>
          </table:table-cell>
          <table:table-cell table:style-name="ce96" table:formula="of:=[.E198]" office:value-type="currency" office:currency="EUR" office:value="48.78" calcext:value-type="currency">
            <text:p>48,7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9.9" calcext:value-type="currency">
            <text:p>9,90 €</text:p>
          </table:table-cell>
          <table:table-cell table:style-name="ce96" table:formula="of:=[.E199]" office:value-type="currency" office:currency="EUR" office:value="9.9" calcext:value-type="currency">
            <text:p>9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7" calcext:value-type="date">
            <text:p>17/12/16</text:p>
          </table:table-cell>
          <table:table-cell table:style-name="ce86" office:value-type="string" calcext:value-type="string">
            <text:p>Câble RJ45, ampoules halogènes, scotch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2.4" calcext:value-type="currency">
            <text:p>32,40 €</text:p>
          </table:table-cell>
          <table:table-cell table:style-name="ce96" table:formula="of:=[.E200]" office:value-type="currency" office:currency="EUR" office:value="32.4" calcext:value-type="currency">
            <text:p>32,4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.35" calcext:value-type="currency">
            <text:p>3,35 €</text:p>
          </table:table-cell>
          <table:table-cell table:style-name="ce96" table:formula="of:=[.E201]" office:value-type="currency" office:currency="EUR" office:value="3.35" calcext:value-type="currency">
            <text:p>3,3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E202]" office:value-type="currency" office:currency="EUR" office:value="30" calcext:value-type="currency">
            <text:p>3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20" calcext:value-type="date">
            <text:p>20/12/16</text:p>
          </table:table-cell>
          <table:table-cell table:style-name="ce86" office:value-type="string" calcext:value-type="string">
            <text:p>Dame, 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3.75" calcext:value-type="currency">
            <text:p>53,75 €</text:p>
          </table:table-cell>
          <table:table-cell table:style-name="ce96" table:formula="of:=[.E203]" office:value-type="currency" office:currency="EUR" office:value="53.75" calcext:value-type="currency">
            <text:p>53,7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21" calcext:value-type="date">
            <text:p>21/12/16</text:p>
          </table:table-cell>
          <table:table-cell table:style-name="ce86" office:value-type="string" calcext:value-type="string">
            <text:p>2 rouleaux grillage anti-rongeurs (salle de musique)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45.98" calcext:value-type="currency">
            <text:p>45,98 €</text:p>
          </table:table-cell>
          <table:table-cell table:style-name="ce96"/>
          <table:table-cell table:style-name="ce96" table:formula="of:=[.E204]" office:value-type="currency" office:currency="EUR" office:value="45.98" calcext:value-type="currency">
            <text:p>45,9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22" calcext:value-type="date">
            <text:p>22/12/16</text:p>
          </table:table-cell>
          <table:table-cell table:style-name="ce86" office:value-type="string" calcext:value-type="string">
            <text:p>Huile dure (0,75 L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0.05" calcext:value-type="currency">
            <text:p>20,05 €</text:p>
          </table:table-cell>
          <table:table-cell table:style-name="ce96"/>
          <table:table-cell table:style-name="ce96" table:formula="of:=[.E205]" office:value-type="currency" office:currency="EUR" office:value="20.05" calcext:value-type="currency">
            <text:p>20,0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26" calcext:value-type="date">
            <text:p>26/12/16</text:p>
          </table:table-cell>
          <table:table-cell table:style-name="ce86" office:value-type="string" calcext:value-type="string">
            <text:p>Règle niveau 2 mètres</text:p>
          </table:table-cell>
          <table:table-cell table:style-name="ce86" office:value-type="string" calcext:value-type="string">
            <text:p>Brico dépôt</text:p>
          </table:table-cell>
          <table:table-cell table:style-name="ce96"/>
          <table:table-cell table:style-name="ce96" office:value-type="currency" office:currency="EUR" office:value="16.95" calcext:value-type="currency">
            <text:p>16,95 €</text:p>
          </table:table-cell>
          <table:table-cell table:style-name="ce96" table:formula="of:=[.E206]" office:value-type="currency" office:currency="EUR" office:value="16.95" calcext:value-type="currency">
            <text:p>16,9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45.49" calcext:value-type="currency">
            <text:p>45,49 €</text:p>
          </table:table-cell>
          <table:table-cell table:style-name="ce96" table:formula="of:=[.E207]" office:value-type="currency" office:currency="EUR" office:value="45.49" calcext:value-type="currency">
            <text:p>45,4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7 rouleaux grillage anti-rongeurs (maison)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160.93" calcext:value-type="currency">
            <text:p>160,93 €</text:p>
          </table:table-cell>
          <table:table-cell table:style-name="ce96"/>
          <table:table-cell table:style-name="ce96" table:formula="of:=[.E208]" office:value-type="currency" office:currency="EUR" office:value="160.93" calcext:value-type="currency">
            <text:p>160,93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Crapaudine (pour grille anti-rongeur, tube évac eaux usées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.65" calcext:value-type="currency">
            <text:p>3,65 €</text:p>
          </table:table-cell>
          <table:table-cell table:style-name="ce96" table:formula="of:=[.E209]" office:value-type="currency" office:currency="EUR" office:value="3.65" calcext:value-type="currency">
            <text:p>3,6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1-31" calcext:value-type="date">
            <text:p>31/01/17</text:p>
          </table:table-cell>
          <table:table-cell table:style-name="ce86" office:value-type="string" calcext:value-type="string">
            <text:p>Kraft isolation sol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36.87" calcext:value-type="currency">
            <text:p>236,87 €</text:p>
          </table:table-cell>
          <table:table-cell table:style-name="ce96"/>
          <table:table-cell table:style-name="ce96" table:formula="of:=[.E210]" office:value-type="currency" office:currency="EUR" office:value="236.87" calcext:value-type="currency">
            <text:p>236,8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Panneaux OSB 3 (cloison et sol salle musique)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104.93" calcext:value-type="currency">
            <text:p>104,93 €</text:p>
          </table:table-cell>
          <table:table-cell table:style-name="ce227" table:formula="of:=[.E211]" office:value-type="currency" office:currency="EUR" office:value="104.93" calcext:value-type="currency">
            <text:p>104,93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table:formula="of:=189.07-127.58" office:value-type="currency" office:currency="EUR" office:value="61.49" calcext:value-type="currency">
            <text:p>61,49 €</text:p>
          </table:table-cell>
          <table:table-cell table:style-name="ce227" table:formula="of:=[.E212]" office:value-type="currency" office:currency="EUR" office:value="61.49" calcext:value-type="currency">
            <text:p>61,4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Maison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/>
          <table:table-cell table:style-name="ce96" table:formula="of:=[.E213]" office:value-type="currency" office:currency="EUR" office:value="3451.69" calcext:value-type="currency">
            <text:p>3 451,69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style-name="ce99" table:number-columns-repeated="3"/>
          <table:table-cell table:number-columns-repeated="2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635.74" calcext:value-type="currency">
            <text:p>635,74 €</text:p>
          </table:table-cell>
          <table:table-cell table:style-name="ce96"/>
          <table:table-cell table:style-name="ce96" table:formula="of:=[.E214]" office:value-type="currency" office:currency="EUR" office:value="635.74" calcext:value-type="currency">
            <text:p>635,74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style-name="ce99" table:number-columns-repeated="3"/>
          <table:table-cell table:number-columns-repeated="2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9 de 1,5*5m)</text:p>
          </table:table-cell>
          <table:table-cell table:style-name="ce86" office:value-type="string" calcext:value-type="string">
            <text:p>Gifi</text:p>
          </table:table-cell>
          <table:table-cell table:style-name="ce96"/>
          <table:table-cell table:style-name="ce96" table:formula="of:=166-4" office:value-type="currency" office:currency="EUR" office:value="162" calcext:value-type="currency">
            <text:p>162,00 €</text:p>
          </table:table-cell>
          <table:table-cell table:style-name="ce96" table:formula="of:=[.E215]" office:value-type="currency" office:currency="EUR" office:value="162" calcext:value-type="currency">
            <text:p>162,00 €</text:p>
          </table:table-cell>
          <table:table-cell table:style-name="ce96"/>
          <table:table-cell table:style-name="ce115"/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4 de 2*5m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9.6" calcext:value-type="currency">
            <text:p>59,60 €</text:p>
          </table:table-cell>
          <table:table-cell table:style-name="ce96" table:formula="of:=[.E216]" office:value-type="currency" office:currency="EUR" office:value="59.6" calcext:value-type="currency">
            <text:p>59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Ouate de cellulose (5 de 14 kg) : isolation sol salle de musiqu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5*14.5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E217]" office:value-type="currency" office:currency="EUR" office:value="72.5" calcext:value-type="currency">
            <text:p>72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Canisse (4 de 2*5m), masques anti-poussière, sécateur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85.05" calcext:value-type="currency">
            <text:p>85,05 €</text:p>
          </table:table-cell>
          <table:table-cell table:style-name="ce96" table:formula="of:=[.E218]" office:value-type="currency" office:currency="EUR" office:value="85.05" calcext:value-type="currency">
            <text:p>85,0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Tire-lame parquet, mètre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7.8" calcext:value-type="currency">
            <text:p>27,80 €</text:p>
          </table:table-cell>
          <table:table-cell table:style-name="ce96" table:formula="of:=[.E219]" office:value-type="currency" office:currency="EUR" office:value="27.8" calcext:value-type="currency">
            <text:p>27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tessier</text:p>
          </table:table-cell>
          <table:table-cell table:style-name="ce96"/>
          <table:table-cell table:style-name="ce96" office:value-type="currency" office:currency="EUR" office:value="28.4" calcext:value-type="currency">
            <text:p>28,40 €</text:p>
          </table:table-cell>
          <table:table-cell table:style-name="ce96" table:formula="of:=[.E220]" office:value-type="currency" office:currency="EUR" office:value="28.4" calcext:value-type="currency">
            <text:p>28,4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Panneaux OSB 3, dalles OSB, suspentes, tiges filetée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table:formula="of:=409.45+2.12" office:value-type="currency" office:currency="EUR" office:value="411.57" calcext:value-type="currency">
            <text:p>411,57 €</text:p>
          </table:table-cell>
          <table:table-cell table:style-name="ce96" table:formula="of:=[.E221]-[.G221]" office:value-type="currency" office:currency="EUR" office:value="2.12" calcext:value-type="currency">
            <text:p>2,12 €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1.58" calcext:value-type="currency">
            <text:p>81,58 €</text:p>
          </table:table-cell>
          <table:table-cell table:style-name="ce96"/>
          <table:table-cell table:style-name="ce96" table:formula="of:=[.E222]" office:value-type="currency" office:currency="EUR" office:value="81.58" calcext:value-type="currency">
            <text:p>81,5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Bandes à poncer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1" calcext:value-type="currency">
            <text:p>54,10 €</text:p>
          </table:table-cell>
          <table:table-cell table:style-name="ce96" table:formula="of:=[.E223]" office:value-type="currency" office:currency="EUR" office:value="54.1" calcext:value-type="currency">
            <text:p>54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Maison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104" office:value-type="currency" office:currency="EUR" office:value="2033.63" calcext:value-type="currency">
            <text:p>2 033,63 €</text:p>
          </table:table-cell>
          <table:table-cell table:style-name="ce96"/>
          <table:table-cell table:style-name="ce96" table:formula="of:=[.E224]" office:value-type="currency" office:currency="EUR" office:value="2033.63" calcext:value-type="currency">
            <text:p>2 033,63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104" office:value-type="currency" office:currency="EUR" office:value="272.46" calcext:value-type="currency">
            <text:p>272,46 €</text:p>
          </table:table-cell>
          <table:table-cell table:style-name="ce96"/>
          <table:table-cell table:style-name="ce96" table:formula="of:=[.E225]" office:value-type="currency" office:currency="EUR" office:value="272.46" calcext:value-type="currency">
            <text:p>272,4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5" calcext:value-type="date">
            <text:p>05/05/17</text:p>
          </table:table-cell>
          <table:table-cell table:style-name="ce86" office:value-type="string" calcext:value-type="string">
            <text:p>Taxes communales, etc. (2ème moitié, estimée à 1199 €)</text:p>
          </table:table-cell>
          <table:table-cell table:style-name="ce86"/>
          <table:table-cell table:style-name="ce96"/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/>
          <table:table-cell table:style-name="ce96" table:formula="of:=[.E226]" office:value-type="currency" office:currency="EUR" office:value="1464" calcext:value-type="currency">
            <text:p>1 46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, plomberie, robinetterie (facture n°10070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47.07" calcext:value-type="currency">
            <text:p>2 547,07 €</text:p>
          </table:table-cell>
          <table:table-cell table:style-name="ce96" table:formula="of:=[.E227]-[.G227]" office:value-type="currency" office:currency="EUR" office:value="5.5300000000002" calcext:value-type="currency">
            <text:p>5,53 €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vier, mtiigeur, hotte (acompte commande n°44444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53" calcext:value-type="currency">
            <text:p>353,00 €</text:p>
          </table:table-cell>
          <table:table-cell table:style-name="ce96"/>
          <table:table-cell table:style-name="ce96" table:formula="of:=[.E228]" office:value-type="currency" office:currency="EUR" office:value="353" calcext:value-type="currency">
            <text:p>353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Receveur de douche, lavabos (acompte commande n°4444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E229]" office:value-type="currency" office:currency="EUR" office:value="300" calcext:value-type="currency">
            <text:p>30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 (acompte commande n°4444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/>
          <table:table-cell table:style-name="ce96" table:formula="of:=[.E230]" office:value-type="currency" office:currency="EUR" office:value="1012" calcext:value-type="currency">
            <text:p>1 01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8" calcext:value-type="date">
            <text:p>08/05/17</text:p>
          </table:table-cell>
          <table:table-cell table:style-name="ce86" office:value-type="string" calcext:value-type="string">
            <text:p>Montants ossature cloisons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430" calcext:value-type="currency">
            <text:p>430,00 €</text:p>
          </table:table-cell>
          <table:table-cell table:style-name="ce96" table:formula="of:=[.E231]" office:value-type="currency" office:currency="EUR" office:value="430" calcext:value-type="currency">
            <text:p>43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E232]" office:value-type="currency" office:currency="EUR" office:value="418.56" calcext:value-type="currency">
            <text:p>418,5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19" calcext:value-type="date">
            <text:p>19/05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4.61" calcext:value-type="currency">
            <text:p>64,61 €</text:p>
          </table:table-cell>
          <table:table-cell table:style-name="ce96"/>
          <table:table-cell table:style-name="ce96" table:formula="of:=[.E233]" office:value-type="currency" office:currency="EUR" office:value="64.61" calcext:value-type="currency">
            <text:p>64,6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86" office:value-type="string" calcext:value-type="string">
            <text:p>Electricité (facture n°24289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06.89" calcext:value-type="currency">
            <text:p>706,89 €</text:p>
          </table:table-cell>
          <table:table-cell table:style-name="ce96"/>
          <table:table-cell table:style-name="ce96" table:formula="of:=[.E234]" office:value-type="currency" office:currency="EUR" office:value="706.89" calcext:value-type="currency">
            <text:p>706,8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facture n°09559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0.88" calcext:value-type="currency">
            <text:p>140,88 €</text:p>
          </table:table-cell>
          <table:table-cell table:style-name="ce96" table:formula="of:=[.E235]-[.G235]" office:value-type="currency" office:currency="EUR" office:value="9.59999999999999" calcext:value-type="currency">
            <text:p>9,60 €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acompte commande n°04736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0" calcext:value-type="currency">
            <text:p>60,00 €</text:p>
          </table:table-cell>
          <table:table-cell table:style-name="ce96"/>
          <table:table-cell table:style-name="ce96" table:formula="of:=[.E236]" office:value-type="currency" office:currency="EUR" office:value="60" calcext:value-type="currency">
            <text:p>6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21.9" calcext:value-type="currency">
            <text:p>21,90 €</text:p>
          </table:table-cell>
          <table:table-cell table:style-name="ce96" table:formula="of:=[.E237]" office:value-type="currency" office:currency="EUR" office:value="21.9" calcext:value-type="currency">
            <text:p>21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2" calcext:value-type="date">
            <text:p>02/06/17</text:p>
          </table:table-cell>
          <table:table-cell table:style-name="ce86" office:value-type="string" calcext:value-type="string">
            <text:p>Electricité, outillage (facture n°06596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9.75" calcext:value-type="currency">
            <text:p>69,75 €</text:p>
          </table:table-cell>
          <table:table-cell table:style-name="ce96"/>
          <table:table-cell table:style-name="ce96" table:formula="of:=[.E238]" office:value-type="currency" office:currency="EUR" office:value="69.75" calcext:value-type="currency">
            <text:p>69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42.55" calcext:value-type="currency">
            <text:p>42,55 €</text:p>
          </table:table-cell>
          <table:table-cell table:style-name="ce96" table:formula="of:=[.E239]" office:value-type="currency" office:currency="EUR" office:value="42.55" calcext:value-type="currency">
            <text:p>42,5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4.1" calcext:value-type="currency">
            <text:p>14,10 €</text:p>
          </table:table-cell>
          <table:table-cell table:style-name="ce96" table:formula="of:=[.E240]" office:value-type="currency" office:currency="EUR" office:value="14.1" calcext:value-type="currency">
            <text:p>14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Electricité, évier, mtiigeur, hotte (facture n°24491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84.61" calcext:value-type="currency">
            <text:p>284,61 €</text:p>
          </table:table-cell>
          <table:table-cell table:style-name="ce96"/>
          <table:table-cell table:style-name="ce96" table:formula="of:=[.E241]" office:value-type="currency" office:currency="EUR" office:value="284.61" calcext:value-type="currency">
            <text:p>284,6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Outillage, électricité (facture n°066546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2.14" calcext:value-type="currency">
            <text:p>42,14 €</text:p>
          </table:table-cell>
          <table:table-cell table:style-name="ce96"/>
          <table:table-cell table:style-name="ce96" table:formula="of:=[.E242]" office:value-type="currency" office:currency="EUR" office:value="42.14" calcext:value-type="currency">
            <text:p>42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Receveur de douche, lavabos (facture n°24636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81.14" calcext:value-type="currency">
            <text:p>181,14 €</text:p>
          </table:table-cell>
          <table:table-cell table:style-name="ce96"/>
          <table:table-cell table:style-name="ce96" table:formula="of:=[.E243]" office:value-type="currency" office:currency="EUR" office:value="181.14" calcext:value-type="currency">
            <text:p>181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Electricité (facture n°098986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8.55" calcext:value-type="currency">
            <text:p>98,55 €</text:p>
          </table:table-cell>
          <table:table-cell table:style-name="ce96"/>
          <table:table-cell table:style-name="ce96" table:formula="of:=[.E244]" office:value-type="currency" office:currency="EUR" office:value="98.55" calcext:value-type="currency">
            <text:p>98,5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2" calcext:value-type="date">
            <text:p>22/06/17</text:p>
          </table:table-cell>
          <table:table-cell table:style-name="ce86" office:value-type="string" calcext:value-type="string">
            <text:p>Retour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46.53" calcext:value-type="currency">
            <text:p>-46,53 €</text:p>
          </table:table-cell>
          <table:table-cell table:style-name="ce96" table:formula="of:=[.E245]" office:value-type="currency" office:currency="EUR" office:value="-46.53" calcext:value-type="currency">
            <text:p>-46,53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3" calcext:value-type="date">
            <text:p>23/06/17</text:p>
          </table:table-cell>
          <table:table-cell table:style-name="ce86" office:value-type="string" calcext:value-type="string">
            <text:p>Bois (parquets, etc) Acompt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/>
          <table:table-cell table:style-name="ce96" office:value-type="currency" office:currency="EUR" office:value="1893.52" calcext:value-type="currency">
            <text:p>1 893,52 €</text:p>
          </table:table-cell>
          <table:table-cell table:style-name="ce96"/>
          <table:table-cell table:style-name="ce96" table:formula="of:=[.E246]" office:value-type="currency" office:currency="EUR" office:value="1893.52" calcext:value-type="currency">
            <text:p>1 893,5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acompte commande n°05171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2" calcext:value-type="currency">
            <text:p>22,00 €</text:p>
          </table:table-cell>
          <table:table-cell table:style-name="ce96" table:formula="of:=[.E247]" office:value-type="currency" office:currency="EUR" office:value="22" calcext:value-type="currency">
            <text:p>22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11339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27.62" calcext:value-type="currency">
            <text:p>527,62 €</text:p>
          </table:table-cell>
          <table:table-cell table:style-name="ce96"/>
          <table:table-cell table:style-name="ce96" table:formula="of:=[.E248]" office:value-type="currency" office:currency="EUR" office:value="527.62" calcext:value-type="currency">
            <text:p>527,6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Reprise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78.56" calcext:value-type="currency">
            <text:p>-178,56 €</text:p>
          </table:table-cell>
          <table:table-cell table:style-name="ce96" table:formula="of:=[.E249]" office:value-type="currency" office:currency="EUR" office:value="-178.56" calcext:value-type="currency">
            <text:p>-178,5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08217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6.2" calcext:value-type="currency">
            <text:p>106,20 €</text:p>
          </table:table-cell>
          <table:table-cell table:style-name="ce96"/>
          <table:table-cell table:style-name="ce96" table:formula="of:=[.E250]" office:value-type="currency" office:currency="EUR" office:value="106.2" calcext:value-type="currency">
            <text:p>106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8" calcext:value-type="date">
            <text:p>28/06/17</text:p>
          </table:table-cell>
          <table:table-cell table:style-name="ce86" office:value-type="string" calcext:value-type="string">
            <text:p>Canisses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Agrafes (cloisons), etc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50.9" calcext:value-type="currency">
            <text:p>50,90 €</text:p>
          </table:table-cell>
          <table:table-cell table:style-name="ce96" table:formula="of:=[.E252]" office:value-type="currency" office:currency="EUR" office:value="50.9" calcext:value-type="currency">
            <text:p>50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E253]" office:value-type="currency" office:currency="EUR" office:value="9.5" calcext:value-type="currency">
            <text:p>9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7.6" calcext:value-type="currency">
            <text:p>7,60 €</text:p>
          </table:table-cell>
          <table:table-cell table:style-name="ce96" table:formula="of:=[.E254]" office:value-type="currency" office:currency="EUR" office:value="7.6" calcext:value-type="currency">
            <text:p>7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02" calcext:value-type="date">
            <text:p>02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9" calcext:value-type="currency">
            <text:p>19,00 €</text:p>
          </table:table-cell>
          <table:table-cell table:style-name="ce96" table:formula="of:=[.E255]" office:value-type="currency" office:currency="EUR" office:value="19" calcext:value-type="currency">
            <text:p>19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14" calcext:value-type="date">
            <text:p>14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E256]" office:value-type="currency" office:currency="EUR" office:value="9.5" calcext:value-type="currency">
            <text:p>9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17" calcext:value-type="date">
            <text:p>17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E257]" office:value-type="currency" office:currency="EUR" office:value="29.7" calcext:value-type="currency">
            <text:p>29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Agrafes (cloisons) ?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4.3" calcext:value-type="currency">
            <text:p>4,30 €</text:p>
          </table:table-cell>
          <table:table-cell table:style-name="ce96" table:formula="of:=[.E258]" office:value-type="currency" office:currency="EUR" office:value="4.3" calcext:value-type="currency">
            <text:p>4,3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Bois (parquets, etc) Sold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9.6" calcext:value-type="currency">
            <text:p>59,60 €</text:p>
          </table:table-cell>
          <table:table-cell table:style-name="ce96"/>
          <table:table-cell table:style-name="ce96" table:formula="of:=[.E260]" office:value-type="currency" office:currency="EUR" office:value="59.6" calcext:value-type="currency">
            <text:p>59,60 €</text:p>
          </table:table-cell>
          <table:table-cell table:style-name="ce115" office:value-type="string" calcext:value-type="string">
            <text:p>ok</text:p>
          </table:table-cell>
          <table:table-cell table:style-name="ce121"/>
          <table:table-cell table:style-name="ce121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Papier de v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1" calcext:value-type="currency">
            <text:p>54,10 €</text:p>
          </table:table-cell>
          <table:table-cell table:style-name="ce96"/>
          <table:table-cell table:style-name="ce96" table:formula="of:=[.E261]" office:value-type="currency" office:currency="EUR" office:value="54.1" calcext:value-type="currency">
            <text:p>54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Huile dure (parquets)</text:p>
          </table:table-cell>
          <table:table-cell table:style-name="ce86" office:value-type="string" calcext:value-type="string">
            <text:p>La maison naturelle</text:p>
          </table:table-cell>
          <table:table-cell table:style-name="ce96"/>
          <table:table-cell table:style-name="ce96" office:value-type="currency" office:currency="EUR" office:value="457.55" calcext:value-type="currency">
            <text:p>457,55 €</text:p>
          </table:table-cell>
          <table:table-cell table:style-name="ce96"/>
          <table:table-cell table:style-name="ce96" table:formula="of:=[.E262]" office:value-type="currency" office:currency="EUR" office:value="457.55" calcext:value-type="currency">
            <text:p>457,55 €</text:p>
          </table:table-cell>
          <table:table-cell table:style-name="ce115" office:value-type="string" calcext:value-type="string">
            <text:p>ok</text:p>
          </table:table-cell>
          <table:table-cell table:style-name="ce115" office:value-type="string" calcext:value-type="string">
            <text:p>Le 21/07/18</text:p>
          </table:table-cell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Electricité, bross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E263]" office:value-type="currency" office:currency="EUR" office:value="72.5" calcext:value-type="currency">
            <text:p>72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Canisse, matériel peinture (SdB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8.6" calcext:value-type="currency">
            <text:p>58,60 €</text:p>
          </table:table-cell>
          <table:table-cell table:style-name="ce96"/>
          <table:table-cell table:style-name="ce96" table:formula="of:=[.E264]" office:value-type="currency" office:currency="EUR" office:value="58.6" calcext:value-type="currency">
            <text:p>58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28" calcext:value-type="date">
            <text:p>28/04/17</text:p>
          </table:table-cell>
          <table:table-cell table:style-name="ce86" office:value-type="string" calcext:value-type="string">
            <text:p>Manchons, raccord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138.1" calcext:value-type="currency">
            <text:p>138,10 €</text:p>
          </table:table-cell>
          <table:table-cell table:style-name="ce96"/>
          <table:table-cell table:style-name="ce96" table:formula="of:=[.E265]" office:value-type="currency" office:currency="EUR" office:value="138.1" calcext:value-type="currency">
            <text:p>138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E266]" office:value-type="currency" office:currency="EUR" office:value="418.56" calcext:value-type="currency">
            <text:p>418,5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Fermacell, truelle, platoir (facture n°03102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8.89" calcext:value-type="currency">
            <text:p>68,89 €</text:p>
          </table:table-cell>
          <table:table-cell table:style-name="ce96"/>
          <table:table-cell table:style-name="ce96" table:formula="of:=[.E267]" office:value-type="currency" office:currency="EUR" office:value="68.89" calcext:value-type="currency">
            <text:p>68,8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24.27" calcext:value-type="currency">
            <text:p>24,27 €</text:p>
          </table:table-cell>
          <table:table-cell table:style-name="ce96"/>
          <table:table-cell table:style-name="ce96" table:formula="of:=[.E268]" office:value-type="currency" office:currency="EUR" office:value="24.27" calcext:value-type="currency">
            <text:p>24,2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9" calcext:value-type="date">
            <text:p>19/07/17</text:p>
          </table:table-cell>
          <table:table-cell table:style-name="ce86" office:value-type="string" calcext:value-type="string">
            <text:p>Papier cache, vis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9.5" calcext:value-type="currency">
            <text:p>19,50 €</text:p>
          </table:table-cell>
          <table:table-cell table:style-name="ce96"/>
          <table:table-cell table:style-name="ce96" table:formula="of:=[.E269]" office:value-type="currency" office:currency="EUR" office:value="19.5" calcext:value-type="currency">
            <text:p>19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1" calcext:value-type="date">
            <text:p>21/07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3.45" calcext:value-type="currency">
            <text:p>13,45 €</text:p>
          </table:table-cell>
          <table:table-cell table:style-name="ce96"/>
          <table:table-cell table:style-name="ce96" table:formula="of:=[.E270]" office:value-type="currency" office:currency="EUR" office:value="13.45" calcext:value-type="currency">
            <text:p>13,4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Vis, pointes, agraf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24.9" calcext:value-type="currency">
            <text:p>124,90 €</text:p>
          </table:table-cell>
          <table:table-cell table:style-name="ce96"/>
          <table:table-cell table:style-name="ce96" table:formula="of:=[.E271]" office:value-type="currency" office:currency="EUR" office:value="124.9" calcext:value-type="currency">
            <text:p>124,9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Electricité, évier (facture n°24157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32" calcext:value-type="currency">
            <text:p>20,32 €</text:p>
          </table:table-cell>
          <table:table-cell table:style-name="ce96" table:formula="of:=[.E272]-[.G272]" office:value-type="currency" office:currency="EUR" office:value="-268.42" calcext:value-type="currency">
            <text:p>-268,42 €</text:p>
          </table:table-cell>
          <table:table-cell table:style-name="ce96" office:value-type="currency" office:currency="EUR" office:value="288.74" calcext:value-type="currency">
            <text:p>288,7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31.84" calcext:value-type="currency">
            <text:p>31,84 €</text:p>
          </table:table-cell>
          <table:table-cell table:style-name="ce96"/>
          <table:table-cell table:style-name="ce96" table:formula="of:=[.E273]" office:value-type="currency" office:currency="EUR" office:value="31.84" calcext:value-type="currency">
            <text:p>31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6" calcext:value-type="date">
            <text:p>26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21.69" calcext:value-type="currency">
            <text:p>21,69 €</text:p>
          </table:table-cell>
          <table:table-cell table:style-name="ce96" table:formula="of:=[.E274]-[.G274]" office:value-type="currency" office:currency="EUR" office:value="-6" calcext:value-type="currency">
            <text:p>-6,00 €</text:p>
          </table:table-cell>
          <table:table-cell table:style-name="ce96" office:value-type="currency" office:currency="EUR" office:value="27.69" calcext:value-type="currency">
            <text:p>27,6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OSB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679.39" calcext:value-type="currency">
            <text:p>679,39 €</text:p>
          </table:table-cell>
          <table:table-cell table:style-name="ce96"/>
          <table:table-cell table:style-name="ce96" table:formula="of:=[.E275]" office:value-type="currency" office:currency="EUR" office:value="679.39" calcext:value-type="currency">
            <text:p>679,3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7" calcext:value-type="date">
            <text:p>07/08/17</text:p>
          </table:table-cell>
          <table:table-cell table:style-name="ce86" office:value-type="string" calcext:value-type="string">
            <text:p>Electricité, plomberie (facture n°05003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10.54" calcext:value-type="currency">
            <text:p>110,54 €</text:p>
          </table:table-cell>
          <table:table-cell table:style-name="ce96"/>
          <table:table-cell table:style-name="ce96" table:formula="of:=[.E276]" office:value-type="currency" office:currency="EUR" office:value="110.54" calcext:value-type="currency">
            <text:p>110,54 €</text:p>
          </table:table-cell>
          <table:table-cell table:style-name="ce234" office:value-type="string" calcext:value-type="string">
            <text:p>ok</text:p>
          </table:table-cell>
          <table:table-cell table:style-name="ce238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8" calcext:value-type="date">
            <text:p>08/08/17</text:p>
          </table:table-cell>
          <table:table-cell table:style-name="ce86" office:value-type="string" calcext:value-type="string">
            <text:p>Salaire (enduits intérieurs)</text:p>
          </table:table-cell>
          <table:table-cell table:style-name="ce86" office:value-type="string" calcext:value-type="string">
            <text:p>B.Duffau</text:p>
          </table:table-cell>
          <table:table-cell table:style-name="ce96"/>
          <table:table-cell table:style-name="ce96" office:value-type="currency" office:currency="EUR" office:value="2000" calcext:value-type="currency">
            <text:p>2 000,00 €</text:p>
          </table:table-cell>
          <table:table-cell table:style-name="ce96" table:formula="of:=[.E277]" office:value-type="currency" office:currency="EUR" office:value="2000" calcext:value-type="currency">
            <text:p>2 000,00 €</text:p>
          </table:table-cell>
          <table:table-cell table:style-name="ce96"/>
          <table:table-cell table:style-name="ce235" table:number-columns-repeated="2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16" calcext:value-type="date">
            <text:p>16/08/17</text:p>
          </table:table-cell>
          <table:table-cell table:style-name="ce86" office:value-type="string" calcext:value-type="string">
            <text:p>Agrafes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E278]" office:value-type="currency" office:currency="EUR" office:value="29.7" calcext:value-type="currency">
            <text:p>29,70 €</text:p>
          </table:table-cell>
          <table:table-cell table:style-name="ce96"/>
          <table:table-cell table:style-name="ce235" table:number-columns-repeated="2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9-29" calcext:value-type="date">
            <text:p>29/09/17</text:p>
          </table:table-cell>
          <table:table-cell table:style-name="ce86" office:value-type="string" calcext:value-type="string">
            <text:p>Charges salaire B.Duffau (enduits intérieurs)</text:p>
          </table:table-cell>
          <table:table-cell table:style-name="ce86" office:value-type="string" calcext:value-type="string">
            <text:p>Urssaf</text:p>
          </table:table-cell>
          <table:table-cell table:style-name="ce96"/>
          <table:table-cell table:style-name="ce96" office:value-type="currency" office:currency="EUR" office:value="1536.65" calcext:value-type="currency">
            <text:p>1 536,65 €</text:p>
          </table:table-cell>
          <table:table-cell table:style-name="ce96" table:formula="of:=[.E279]" office:value-type="currency" office:currency="EUR" office:value="1536.65" calcext:value-type="currency">
            <text:p>1 536,65 €</text:p>
          </table:table-cell>
          <table:table-cell table:style-name="ce96"/>
          <table:table-cell table:style-name="ce115"/>
          <table:table-cell table:style-name="ce239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Joint enduits (facture n°14464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8-26" calcext:value-type="date">
            <text:p>26/08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E28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31" calcext:value-type="date">
            <text:p>31/08/17</text:p>
          </table:table-cell>
          <table:table-cell table:style-name="ce86" office:value-type="string" calcext:value-type="string">
            <text:p>Colle joint fermacelle (facture n°14579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9-09" calcext:value-type="date">
            <text:p>09/09/17</text:p>
          </table:table-cell>
          <table:table-cell table:style-name="ce86" office:value-type="string" calcext:value-type="string">
            <text:p>Pigment Terre de Sienne (tadelakt SdB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9-08" calcext:value-type="date">
            <text:p>08/09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8.2" calcext:value-type="currency">
            <text:p>18,20 €</text:p>
          </table:table-cell>
          <table:table-cell table:style-name="ce96" table:formula="of:=[.E284]" office:value-type="currency" office:currency="EUR" office:value="18.2" calcext:value-type="currency">
            <text:p>18,2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9-19" calcext:value-type="date">
            <text:p>19/09/17</text:p>
          </table:table-cell>
          <table:table-cell table:style-name="ce86" office:value-type="string" calcext:value-type="string">
            <text:p>Bois (parquet : 60 m²)</text:p>
          </table:table-cell>
          <table:table-cell table:style-name="ce86" office:value-type="string" calcext:value-type="string">
            <text:p>N.Fournier</text:p>
          </table:table-cell>
          <table:table-cell table:style-name="ce96"/>
          <table:table-cell table:style-name="ce96" office:value-type="currency" office:currency="EUR" office:value="-1679.76" calcext:value-type="currency">
            <text:p>-1 679,76 €</text:p>
          </table:table-cell>
          <table:table-cell table:style-name="ce96" table:formula="of:=[.E285]" office:value-type="currency" office:currency="EUR" office:value="-1679.76" calcext:value-type="currency">
            <text:p>-1 679,7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14" calcext:value-type="date">
            <text:p>14/10/17</text:p>
          </table:table-cell>
          <table:table-cell table:style-name="ce86" office:value-type="string" calcext:value-type="string">
            <text:p>Mastic, white spirit (facture n°035854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2.38" calcext:value-type="currency">
            <text:p>22,38 €</text:p>
          </table:table-cell>
          <table:table-cell table:style-name="ce96" table:formula="of:=[.E286]" office:value-type="currency" office:currency="EUR" office:value="22.38" calcext:value-type="currency">
            <text:p>22,3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1" calcext:value-type="date">
            <text:p>21/10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3" calcext:value-type="currency">
            <text:p>13,00 €</text:p>
          </table:table-cell>
          <table:table-cell table:style-name="ce96" table:formula="of:=[.E287]" office:value-type="currency" office:currency="EUR" office:value="13" calcext:value-type="currency">
            <text:p>13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86" office:value-type="string" calcext:value-type="string">
            <text:p>Peinture (support tadelakt) - erreur 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43.8" calcext:value-type="currency">
            <text:p>43,80 €</text:p>
          </table:table-cell>
          <table:table-cell table:style-name="ce96" table:formula="of:=[.E288]" office:value-type="currency" office:currency="EUR" office:value="43.8" calcext:value-type="currency">
            <text:p>43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205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E289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4" calcext:value-type="date">
            <text:p>24/10/17</text:p>
          </table:table-cell>
          <table:table-cell table:style-name="ce86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E290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8" calcext:value-type="date">
            <text:p>28/10/17</text:p>
          </table:table-cell>
          <table:table-cell table:style-name="ce86" office:value-type="string" calcext:value-type="string">
            <text:p>Tube PVC (VMC salle de musique)</text:p>
          </table:table-cell>
          <table:table-cell table:style-name="ce86" office:value-type="string" calcext:value-type="string">
            <text:p>Fouquet</text:p>
          </table:table-cell>
          <table:table-cell table:style-name="ce96"/>
          <table:table-cell table:style-name="ce96" office:value-type="currency" office:currency="EUR" office:value="10" calcext:value-type="currency">
            <text:p>10,00 €</text:p>
          </table:table-cell>
          <table:table-cell table:style-name="ce96" table:formula="of:=[.E291]" office:value-type="currency" office:currency="EUR" office:value="10" calcext:value-type="currency">
            <text:p>1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31" calcext:value-type="date">
            <text:p>31/10/17</text:p>
          </table:table-cell>
          <table:table-cell table:style-name="ce86" office:value-type="string" calcext:value-type="string">
            <text:p>Savon noir,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8.56" calcext:value-type="currency">
            <text:p>18,56 €</text:p>
          </table:table-cell>
          <table:table-cell table:style-name="ce96" table:formula="of:=[.E292]" office:value-type="currency" office:currency="EUR" office:value="18.56" calcext:value-type="currency">
            <text:p>18,5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01" calcext:value-type="date">
            <text:p>01/11/17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Kenzai</text:p>
          </table:table-cell>
          <table:table-cell table:style-name="ce96"/>
          <table:table-cell table:style-name="ce96" office:value-type="currency" office:currency="EUR" office:value="113.05" calcext:value-type="currency">
            <text:p>113,05 €</text:p>
          </table:table-cell>
          <table:table-cell table:style-name="ce96"/>
          <table:table-cell table:style-name="ce96" table:formula="of:=[.E293]" office:value-type="currency" office:currency="EUR" office:value="113.05" calcext:value-type="currency">
            <text:p>113,0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1-18" calcext:value-type="date">
            <text:p>18/11/17</text:p>
          </table:table-cell>
          <table:table-cell table:style-name="ce86" office:value-type="string" calcext:value-type="string">
            <text:p>Lambourdes (faux plafond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363" calcext:value-type="currency">
            <text:p>363,00 €</text:p>
          </table:table-cell>
          <table:table-cell table:style-name="ce96" table:formula="of:=[.E294]" office:value-type="currency" office:currency="EUR" office:value="363" calcext:value-type="currency">
            <text:p>363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22" calcext:value-type="date">
            <text:p>22/11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27.31" calcext:value-type="currency">
            <text:p>27,31 €</text:p>
          </table:table-cell>
          <table:table-cell table:style-name="ce96"/>
          <table:table-cell table:style-name="ce96" table:formula="of:=[.E295]" office:value-type="currency" office:currency="EUR" office:value="27.31" calcext:value-type="currency">
            <text:p>27,3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1-29" calcext:value-type="date">
            <text:p>29/11/17</text:p>
          </table:table-cell>
          <table:table-cell table:style-name="ce86" office:value-type="string" calcext:value-type="string">
            <text:p>Chauffe-eau, panneaux solaires</text:p>
          </table:table-cell>
          <table:table-cell table:style-name="ce86" office:value-type="string" calcext:value-type="string">
            <text:p>Héliofrance</text:p>
          </table:table-cell>
          <table:table-cell table:style-name="ce96"/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/>
          <table:table-cell table:style-name="ce96" table:formula="of:=[.E296]" office:value-type="currency" office:currency="EUR" office:value="3737" calcext:value-type="currency">
            <text:p>3 737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4.24" calcext:value-type="currency">
            <text:p>64,24 €</text:p>
          </table:table-cell>
          <table:table-cell table:style-name="ce96"/>
          <table:table-cell table:style-name="ce96" table:formula="of:=[.E297]" office:value-type="currency" office:currency="EUR" office:value="64.24" calcext:value-type="currency">
            <text:p>64,2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6.86" calcext:value-type="currency">
            <text:p>46,86 €</text:p>
          </table:table-cell>
          <table:table-cell table:style-name="ce96"/>
          <table:table-cell table:style-name="ce96" table:formula="of:=[.E298]" office:value-type="currency" office:currency="EUR" office:value="46.86" calcext:value-type="currency">
            <text:p>46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00.97" calcext:value-type="currency">
            <text:p>100,97 €</text:p>
          </table:table-cell>
          <table:table-cell table:style-name="ce96"/>
          <table:table-cell table:style-name="ce96" table:formula="of:=[.E299]" office:value-type="currency" office:currency="EUR" office:value="100.97" calcext:value-type="currency">
            <text:p>100,9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Rbt vis (erreur prix)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-40.5" calcext:value-type="currency">
            <text:p>-40,50 €</text:p>
          </table:table-cell>
          <table:table-cell table:style-name="ce96" table:formula="of:=[.E300]" office:value-type="currency" office:currency="EUR" office:value="-40.5" calcext:value-type="currency">
            <text:p>-40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1-25" calcext:value-type="date">
            <text:p>25/01/18</text:p>
          </table:table-cell>
          <table:table-cell table:style-name="ce86" office:value-type="string" calcext:value-type="string">
            <text:p>Participation à l’assainissement collectif</text:p>
          </table:table-cell>
          <table:table-cell table:style-name="ce86" office:value-type="string" calcext:value-type="string">
            <text:p>Trésor public</text:p>
          </table:table-cell>
          <table:table-cell table:style-name="ce96"/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/>
          <table:table-cell table:style-name="ce96" table:formula="of:=[.E301]" office:value-type="currency" office:currency="EUR" office:value="2700" calcext:value-type="currency">
            <text:p>2 70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2-24" calcext:value-type="date">
            <text:p>24/02/18</text:p>
          </table:table-cell>
          <table:table-cell table:style-name="ce86" office:value-type="string" calcext:value-type="string">
            <text:p>Scie cloche, thermomètre, scotch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9.1" calcext:value-type="currency">
            <text:p>79,10 €</text:p>
          </table:table-cell>
          <table:table-cell table:style-name="ce96" table:formula="of:=[.E302]" office:value-type="currency" office:currency="EUR" office:value="79.1" calcext:value-type="currency">
            <text:p>79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formula="of:=[.E303]" office:value-type="currency" office:currency="EUR" office:value="12.15" calcext:value-type="currency">
            <text:p>12,1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Scotch Tescon 3 rouleaux</text:p>
          </table:table-cell>
          <table:table-cell table:style-name="ce86" office:value-type="string" calcext:value-type="string">
            <text:p>Kenzai</text:p>
          </table:table-cell>
          <table:table-cell table:style-name="ce96"/>
          <table:table-cell table:style-name="ce96" office:value-type="currency" office:currency="EUR" office:value="81.59" calcext:value-type="currency">
            <text:p>81,59 €</text:p>
          </table:table-cell>
          <table:table-cell table:style-name="ce96"/>
          <table:table-cell table:style-name="ce96" table:formula="of:=[.E304]" office:value-type="currency" office:currency="EUR" office:value="81.59" calcext:value-type="currency">
            <text:p>81,5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PER multicouche, bonde, coud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4.5" calcext:value-type="currency">
            <text:p>94,50 €</text:p>
          </table:table-cell>
          <table:table-cell table:style-name="ce96"/>
          <table:table-cell table:style-name="ce96" table:formula="of:=[.E305]" office:value-type="currency" office:currency="EUR" office:value="94.5" calcext:value-type="currency">
            <text:p>94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7.11" calcext:value-type="currency">
            <text:p>47,11 €</text:p>
          </table:table-cell>
          <table:table-cell table:style-name="ce96"/>
          <table:table-cell table:style-name="ce96" table:formula="of:=[.E306]" office:value-type="currency" office:currency="EUR" office:value="47.11" calcext:value-type="currency">
            <text:p>47,1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9" calcext:value-type="date">
            <text:p>09/03/18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7.98" calcext:value-type="currency">
            <text:p>77,98 €</text:p>
          </table:table-cell>
          <table:table-cell table:style-name="ce96"/>
          <table:table-cell table:style-name="ce96" table:formula="of:=[.E307]" office:value-type="currency" office:currency="EUR" office:value="77.98" calcext:value-type="currency">
            <text:p>77,9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10" calcext:value-type="date">
            <text:p>10/03/18</text:p>
          </table:table-cell>
          <table:table-cell table:style-name="ce86" office:value-type="string" calcext:value-type="string">
            <text:p>Prise, rallonge chauffe-eau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3.6" calcext:value-type="currency">
            <text:p>13,60 €</text:p>
          </table:table-cell>
          <table:table-cell table:style-name="ce96"/>
          <table:table-cell table:style-name="ce96" table:formula="of:=[.E308]" office:value-type="currency" office:currency="EUR" office:value="13.6" calcext:value-type="currency">
            <text:p>13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Fin VMC (acompte)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209" calcext:value-type="currency">
            <text:p>209,00 €</text:p>
          </table:table-cell>
          <table:table-cell table:style-name="ce96"/>
          <table:table-cell table:style-name="ce96" table:formula="of:=[.E309]" office:value-type="currency" office:currency="EUR" office:value="209" calcext:value-type="currency">
            <text:p>209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16" calcext:value-type="date">
            <text:p>16/03/18</text:p>
          </table:table-cell>
          <table:table-cell table:style-name="ce86" office:value-type="string" calcext:value-type="string">
            <text:p>Fin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89.96" calcext:value-type="currency">
            <text:p>89,96 €</text:p>
          </table:table-cell>
          <table:table-cell table:style-name="ce96"/>
          <table:table-cell table:style-name="ce96" table:formula="of:=[.E310]" office:value-type="currency" office:currency="EUR" office:value="89.96" calcext:value-type="currency">
            <text:p>89,9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Matériel enduits extérieurs (gants, truelles…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9.96" calcext:value-type="currency">
            <text:p>49,96 €</text:p>
          </table:table-cell>
          <table:table-cell table:style-name="ce96" table:formula="of:=[.E311]" office:value-type="currency" office:currency="EUR" office:value="49.96" calcext:value-type="currency">
            <text:p>49,9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Enduits extérieurs (main d’oeuvre) acompte 80 %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/>
          <table:table-cell table:style-name="ce96" table:formula="of:=[.E312]" office:value-type="currency" office:currency="EUR" office:value="1248" calcext:value-type="currency">
            <text:p>1 248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Poêle (Contura 810)</text:p>
          </table:table-cell>
          <table:table-cell table:style-name="ce86" office:value-type="string" calcext:value-type="string">
            <text:p>Aasgard</text:p>
          </table:table-cell>
          <table:table-cell table:style-name="ce96"/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/>
          <table:table-cell table:style-name="ce96" table:formula="of:=[.E313]" office:value-type="currency" office:currency="EUR" office:value="2092.91" calcext:value-type="currency">
            <text:p>2 092,9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Tubage poêle (facture n°20779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/>
          <table:table-cell table:style-name="ce96" table:formula="of:=[.E314]" office:value-type="currency" office:currency="EUR" office:value="1465.2" calcext:value-type="currency">
            <text:p>1 465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Platoir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1.32" calcext:value-type="currency">
            <text:p>31,32 €</text:p>
          </table:table-cell>
          <table:table-cell table:style-name="ce96" table:formula="of:=[.E315]" office:value-type="currency" office:currency="EUR" office:value="31.32" calcext:value-type="currency">
            <text:p>31,3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Chaux CL90 (11 sacs de 20 kg) : 132,66 €, taloche : 11,69 €</text:p>
          </table:table-cell>
          <table:table-cell table:style-name="ce86" office:value-type="string" calcext:value-type="string">
            <text:p>Point.P</text:p>
          </table:table-cell>
          <table:table-cell table:style-name="ce96"/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96" table:formula="of:=[.E316]" office:value-type="currency" office:currency="EUR" office:value="144.35" calcext:value-type="currency">
            <text:p>144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Matériel toiture végétale carport</text:p>
          </table:table-cell>
          <table:table-cell table:style-name="ce86" office:value-type="string" calcext:value-type="string">
            <text:p>Matériaux naturels</text:p>
          </table:table-cell>
          <table:table-cell table:style-name="ce96"/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/>
          <table:table-cell table:style-name="ce96" table:formula="of:=[.E317]" office:value-type="currency" office:currency="EUR" office:value="1229.52" calcext:value-type="currency">
            <text:p>1 229,5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Sable lavé 0/4 (enduits extérieurs)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19.01" calcext:value-type="currency">
            <text:p>19,01 €</text:p>
          </table:table-cell>
          <table:table-cell table:style-name="ce96" table:formula="of:=[.E318]" office:value-type="currency" office:currency="EUR" office:value="19.01" calcext:value-type="currency">
            <text:p>19,01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Bouche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328.86" calcext:value-type="currency">
            <text:p>328,86 €</text:p>
          </table:table-cell>
          <table:table-cell table:style-name="ce96"/>
          <table:table-cell table:style-name="ce96" table:formula="of:=[.E319]" office:value-type="currency" office:currency="EUR" office:value="328.86" calcext:value-type="currency">
            <text:p>328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Reprise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-264.34" calcext:value-type="currency">
            <text:p>-264,34 €</text:p>
          </table:table-cell>
          <table:table-cell table:style-name="ce96" table:formula="of:=[.E320]" office:value-type="currency" office:currency="EUR" office:value="-264.34" calcext:value-type="currency">
            <text:p>-264,3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Ouate de cellulose (7 de 14 kg) : isolation maison (faux-plafond, sol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7*14.5" office:value-type="currency" office:currency="EUR" office:value="101.5" calcext:value-type="currency">
            <text:p>101,50 €</text:p>
          </table:table-cell>
          <table:table-cell table:style-name="ce96"/>
          <table:table-cell table:style-name="ce96" table:formula="of:=[.E321]" office:value-type="currency" office:currency="EUR" office:value="101.5" calcext:value-type="currency">
            <text:p>101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Huile de lin 1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45" calcext:value-type="currency">
            <text:p>20,45 €</text:p>
          </table:table-cell>
          <table:table-cell table:style-name="ce96" table:formula="of:=[.E322]" office:value-type="currency" office:currency="EUR" office:value="20.45" calcext:value-type="currency">
            <text:p>20,4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14" calcext:value-type="date">
            <text:p>14/05/18</text:p>
          </table:table-cell>
          <table:table-cell table:style-name="ce86" office:value-type="string" calcext:value-type="string">
            <text:p>Huile de lin 5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.95" calcext:value-type="currency">
            <text:p>25,95 €</text:p>
          </table:table-cell>
          <table:table-cell table:style-name="ce96"/>
          <table:table-cell table:style-name="ce96" table:formula="of:=[.E323]" office:value-type="currency" office:currency="EUR" office:value="25.95" calcext:value-type="currency">
            <text:p>25,9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Filtre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210.42" calcext:value-type="currency">
            <text:p>210,42 €</text:p>
          </table:table-cell>
          <table:table-cell table:style-name="ce96"/>
          <table:table-cell table:style-name="ce96" table:formula="of:=[.E325]" office:value-type="currency" office:currency="EUR" office:value="210.42" calcext:value-type="currency">
            <text:p>210,4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9.45" calcext:value-type="currency">
            <text:p>89,45 €</text:p>
          </table:table-cell>
          <table:table-cell table:style-name="ce96"/>
          <table:table-cell table:style-name="ce96" table:formula="of:=[.E326]" office:value-type="currency" office:currency="EUR" office:value="89.45" calcext:value-type="currency">
            <text:p>89,45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20"/>
          <table:table-cell table:number-columns-repeated="5"/>
        </table:table-row>
        <table:table-row table:style-name="ro1">
          <table:table-cell table:style-name="ce83" office:value-type="date" office:date-value="2018-07-16" calcext:value-type="date">
            <text:p>16/07/18</text:p>
          </table:table-cell>
          <table:table-cell table:style-name="ce86"/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68.72" calcext:value-type="currency">
            <text:p>168,72 €</text:p>
          </table:table-cell>
          <table:table-cell table:style-name="ce96" table:formula="of:=[.E327]" office:value-type="currency" office:currency="EUR" office:value="168.72" calcext:value-type="currency">
            <text:p>168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21" calcext:value-type="date">
            <text:p>21/07/18</text:p>
          </table:table-cell>
          <table:table-cell table:style-name="ce86" office:value-type="string" calcext:value-type="string">
            <text:p>Ouate de cellulose (… de )</text:p>
          </table:table-cell>
          <table:table-cell table:style-name="ce86" office:value-type="string" calcext:value-type="string">
            <text:p>Bricoman (rbst JY)</text:p>
          </table:table-cell>
          <table:table-cell table:style-name="ce96"/>
          <table:table-cell table:style-name="ce96" office:value-type="currency" office:currency="EUR" office:value="180" calcext:value-type="currency">
            <text:p>180,00 €</text:p>
          </table:table-cell>
          <table:table-cell table:style-name="ce96" table:formula="of:=[.E328]" office:value-type="currency" office:currency="EUR" office:value="180" calcext:value-type="currency">
            <text:p>180,00 €</text:p>
          </table:table-cell>
          <table:table-cell table:style-name="ce96"/>
          <table:table-cell table:style-name="ce115" table:number-columns-repeated="2"/>
          <table:table-cell table:style-name="ce243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7-23" calcext:value-type="date">
            <text:p>23/07/18</text:p>
          </table:table-cell>
          <table:table-cell table:style-name="ce86" office:value-type="string" calcext:value-type="string">
            <text:p>Remboursement charges Benjamin Duffau</text:p>
          </table:table-cell>
          <table:table-cell table:style-name="ce86" office:value-type="string" calcext:value-type="string">
            <text:p>CESU</text:p>
          </table:table-cell>
          <table:table-cell table:style-name="ce96"/>
          <table:table-cell table:style-name="ce96" office:value-type="currency" office:currency="EUR" office:value="-1769" calcext:value-type="currency">
            <text:p>-1 769,00 €</text:p>
          </table:table-cell>
          <table:table-cell table:style-name="ce96" table:formula="of:=[.E329]" office:value-type="currency" office:currency="EUR" office:value="-1769" calcext:value-type="currency">
            <text:p>-1 769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26" calcext:value-type="date">
            <text:p>26/07/18</text:p>
          </table:table-cell>
          <table:table-cell table:style-name="ce86" office:value-type="string" calcext:value-type="string">
            <text:p>Outil multifonction, etc (facture n°07993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33.66" calcext:value-type="currency">
            <text:p>133,66 €</text:p>
          </table:table-cell>
          <table:table-cell table:style-name="ce96"/>
          <table:table-cell table:style-name="ce96" table:formula="of:=[.E330]" office:value-type="currency" office:currency="EUR" office:value="133.66" calcext:value-type="currency">
            <text:p>133,66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98.1" calcext:value-type="currency">
            <text:p>-98,10 €</text:p>
          </table:table-cell>
          <table:table-cell table:style-name="ce96" table:formula="of:=[.E331]" office:value-type="currency" office:currency="EUR" office:value="-98.1" calcext:value-type="currency">
            <text:p>-98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47.6" calcext:value-type="currency">
            <text:p>-147,60 €</text:p>
          </table:table-cell>
          <table:table-cell table:style-name="ce96" table:formula="of:=[.E332]" office:value-type="currency" office:currency="EUR" office:value="-147.6" calcext:value-type="currency">
            <text:p>-147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 (erreur de caiss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E333]" office:value-type="currency" office:currency="EUR" office:value="27" calcext:value-type="currency">
            <text:p>27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Tubage poêle (facture n°15390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13.2" calcext:value-type="currency">
            <text:p>313,20 €</text:p>
          </table:table-cell>
          <table:table-cell table:style-name="ce96"/>
          <table:table-cell table:style-name="ce96" table:formula="of:=[.E334]" office:value-type="currency" office:currency="EUR" office:value="313.2" calcext:value-type="currency">
            <text:p>313,2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7-30" calcext:value-type="date">
            <text:p>30/07/18</text:p>
          </table:table-cell>
          <table:table-cell table:style-name="ce86" office:value-type="string" calcext:value-type="string">
            <text:p>Enduits extérieurs (main d’oeuvre) solde 20 %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96" table:formula="of:=1248/0.8*0.2" office:value-type="currency" office:currency="EUR" office:value="312" calcext:value-type="currency">
            <text:p>312,00 €</text:p>
          </table:table-cell>
          <table:table-cell table:style-name="ce96"/>
          <table:table-cell table:style-name="ce96" table:formula="of:=[.E335]" office:value-type="currency" office:currency="EUR" office:value="312" calcext:value-type="currency">
            <text:p>312,0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1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3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8.5" calcext:value-type="currency">
            <text:p>188,50 €</text:p>
          </table:table-cell>
          <table:table-cell table:style-name="ce96"/>
          <table:table-cell table:style-name="ce96" table:formula="of:=[.E336]" office:value-type="currency" office:currency="EUR" office:value="188.5" calcext:value-type="currency">
            <text:p>188,5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2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4" calcext:value-type="currency">
            <text:p>174,00 €</text:p>
          </table:table-cell>
          <table:table-cell table:style-name="ce96"/>
          <table:table-cell table:style-name="ce96" table:formula="of:=[.E337]" office:value-type="currency" office:currency="EUR" office:value="174" calcext:value-type="currency">
            <text:p>174,0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2" calcext:value-type="date">
            <text:p>02/08/18</text:p>
          </table:table-cell>
          <table:table-cell table:style-name="ce86" office:value-type="string" calcext:value-type="string">
            <text:p>Blanc de Meudon (pour Blandine), mastic poêle (facture n°046021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3.6" calcext:value-type="currency">
            <text:p>33,60 €</text:p>
          </table:table-cell>
          <table:table-cell table:style-name="ce96"/>
          <table:table-cell table:style-name="ce96" table:formula="of:=[.E338]" office:value-type="currency" office:currency="EUR" office:value="33.6" calcext:value-type="currency">
            <text:p>33,6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1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14" calcext:value-type="date">
            <text:p>14/08/18</text:p>
          </table:table-cell>
          <table:table-cell table:style-name="ce86" office:value-type="string" calcext:value-type="string">
            <text:p>Reprise ouate de cellulose (9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130.5" calcext:value-type="currency">
            <text:p>-130,50 €</text:p>
          </table:table-cell>
          <table:table-cell table:style-name="ce96" table:formula="of:=[.E339]" office:value-type="currency" office:currency="EUR" office:value="-130.5" calcext:value-type="currency">
            <text:p>-130,50 €</text:p>
          </table:table-cell>
          <table:table-cell table:style-name="ce96"/>
          <table:table-cell table:style-name="ce115"/>
          <table:table-cell table:style-name="ce124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Cuivre, plomberi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44.85" calcext:value-type="currency">
            <text:p>144,85 €</text:p>
          </table:table-cell>
          <table:table-cell table:style-name="ce96" table:formula="of:=[.E340]" office:value-type="currency" office:currency="EUR" office:value="144.85" calcext:value-type="currency">
            <text:p>144,8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55.25" calcext:value-type="currency">
            <text:p>-55,25 €</text:p>
          </table:table-cell>
          <table:table-cell table:style-name="ce96" table:formula="of:=[.E341]" office:value-type="currency" office:currency="EUR" office:value="-55.25" calcext:value-type="currency">
            <text:p>-55,2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Forêt, plomberie, robinet extérie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9.09" calcext:value-type="currency">
            <text:p>39,09 €</text:p>
          </table:table-cell>
          <table:table-cell table:style-name="ce96" table:formula="of:=[.E342]" office:value-type="currency" office:currency="EUR" office:value="39.09" calcext:value-type="currency">
            <text:p>39,0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16" calcext:value-type="date">
            <text:p>16/08/16</text:p>
          </table:table-cell>
          <table:table-cell table:style-name="ce86" office:value-type="string" calcext:value-type="string">
            <text:p>Rideaux (facture n°06713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1.14" calcext:value-type="currency">
            <text:p>251,14 €</text:p>
          </table:table-cell>
          <table:table-cell table:style-name="ce96" table:formula="of:=[.E343]" office:value-type="currency" office:currency="EUR" office:value="251.14" calcext:value-type="currency">
            <text:p>251,1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6" calcext:value-type="date">
            <text:p>16/08/18</text:p>
          </table:table-cell>
          <table:table-cell table:style-name="ce86" office:value-type="string" calcext:value-type="string">
            <text:p>Radiateurs (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/>
          <table:table-cell table:style-name="ce96" table:formula="of:=[.E344]" office:value-type="currency" office:currency="EUR" office:value="2976.3" calcext:value-type="currency">
            <text:p>2 976,3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Gaine rouge (eau extérieur) facture n°830377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1.96" calcext:value-type="currency">
            <text:p>21,96 €</text:p>
          </table:table-cell>
          <table:table-cell table:style-name="ce96" table:formula="of:=[.E345]" office:value-type="currency" office:currency="EUR" office:value="21.96" calcext:value-type="currency">
            <text:p>21,9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56.6" calcext:value-type="currency">
            <text:p>-156,60 €</text:p>
          </table:table-cell>
          <table:table-cell table:style-name="ce96" table:formula="of:=[.E346]" office:value-type="currency" office:currency="EUR" office:value="-156.6" calcext:value-type="currency">
            <text:p>-156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/>
          <table:table-cell table:style-name="ce86" office:value-type="string" calcext:value-type="string">
            <text:p>5 manchons caoutchouc (protection lits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1.5" calcext:value-type="currency">
            <text:p>11,50 €</text:p>
          </table:table-cell>
          <table:table-cell table:style-name="ce96" table:formula="of:=[.E347]" office:value-type="currency" office:currency="EUR" office:value="11.5" calcext:value-type="currency">
            <text:p>11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Electricité (facture n°082040, commandes 225294 et 225311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83.96" calcext:value-type="currency">
            <text:p>583,96 €</text:p>
          </table:table-cell>
          <table:table-cell table:style-name="ce96" table:formula="of:=[.E348]-[.G348]" office:value-type="currency" office:currency="EUR" office:value="332.95" calcext:value-type="currency">
            <text:p>332,95 €</text:p>
          </table:table-cell>
          <table:table-cell table:style-name="ce96" table:formula="of:=251.01" office:value-type="currency" office:currency="EUR" office:value="251.01" calcext:value-type="currency">
            <text:p>251,0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Consuel</text:p>
          </table:table-cell>
          <table:table-cell table:style-name="ce86"/>
          <table:table-cell table:style-name="ce96"/>
          <table:table-cell table:style-name="ce96" office:value-type="currency" office:currency="EUR" office:value="119.68" calcext:value-type="currency">
            <text:p>119,68 €</text:p>
          </table:table-cell>
          <table:table-cell table:style-name="ce96" table:formula="of:=[.E349]" office:value-type="currency" office:currency="EUR" office:value="119.68" calcext:value-type="currency">
            <text:p>119,6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7.04" calcext:value-type="currency">
            <text:p>97,04 €</text:p>
          </table:table-cell>
          <table:table-cell table:style-name="ce96" table:formula="of:=[.E350]" office:value-type="currency" office:currency="EUR" office:value="97.04" calcext:value-type="currency">
            <text:p>97,0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1.72" calcext:value-type="currency">
            <text:p>21,72 €</text:p>
          </table:table-cell>
          <table:table-cell table:style-name="ce96" table:formula="of:=[.E351]" office:value-type="currency" office:currency="EUR" office:value="21.72" calcext:value-type="currency">
            <text:p>21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6" calcext:value-type="date">
            <text:p>06/09/18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1600" calcext:value-type="currency">
            <text:p>1 600,00 €</text:p>
          </table:table-cell>
          <table:table-cell table:style-name="ce96" table:formula="of:=[.E352]-[.G352]" office:value-type="currency" office:currency="EUR" office:value="19.3199999999999" calcext:value-type="currency">
            <text:p>19,32 €</text:p>
          </table:table-cell>
          <table:table-cell table:style-name="ce96" table:formula="of:=1580.68" office:value-type="currency" office:currency="EUR" office:value="1580.68" calcext:value-type="currency">
            <text:p>1 580,6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243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9-07" calcext:value-type="date">
            <text:p>07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7.8" calcext:value-type="currency">
            <text:p>17,80 €</text:p>
          </table:table-cell>
          <table:table-cell table:style-name="ce96" table:formula="of:=[.E353]" office:value-type="currency" office:currency="EUR" office:value="17.8" calcext:value-type="currency">
            <text:p>17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11" calcext:value-type="date">
            <text:p>11/09/18</text:p>
          </table:table-cell>
          <table:table-cell table:style-name="ce86" office:value-type="string" calcext:value-type="string">
            <text:p>Electricité (platine 4 prises RJ45, boitier de dériv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7.48" calcext:value-type="currency">
            <text:p>47,48 €</text:p>
          </table:table-cell>
          <table:table-cell table:style-name="ce96" table:formula="of:=[.E354]" office:value-type="currency" office:currency="EUR" office:value="47.48" calcext:value-type="currency">
            <text:p>47,4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3 interrupteurs va et vient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4" calcext:value-type="currency">
            <text:p>24,00 €</text:p>
          </table:table-cell>
          <table:table-cell table:style-name="ce96" table:formula="of:=[.E355]" office:value-type="currency" office:currency="EUR" office:value="24" calcext:value-type="currency">
            <text:p>24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Ampoul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6.7" calcext:value-type="currency">
            <text:p>56,70 €</text:p>
          </table:table-cell>
          <table:table-cell table:style-name="ce96" table:formula="of:=[.E356]" office:value-type="currency" office:currency="EUR" office:value="56.7" calcext:value-type="currency">
            <text:p>56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68.16" calcext:value-type="currency">
            <text:p>-68,16 €</text:p>
          </table:table-cell>
          <table:table-cell table:style-name="ce96" table:formula="of:=[.E357]" office:value-type="currency" office:currency="EUR" office:value="-68.16" calcext:value-type="currency">
            <text:p>-68,1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adiateurs (annulation 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2976.3" calcext:value-type="currency">
            <text:p>-2 976,30 €</text:p>
          </table:table-cell>
          <table:table-cell table:style-name="ce96" table:formula="of:=-2976.3" office:value-type="currency" office:currency="EUR" office:value="-2976.3" calcext:value-type="currency">
            <text:p>-2 976,30 €</text:p>
          </table:table-cell>
          <table:table-cell table:style-name="ce96"/>
          <table:table-cell table:style-name="ce115" table:number-columns-repeated="2"/>
          <table:table-cell table:style-name="ce243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bst platine (élec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-23.15" office:value-type="currency" office:currency="EUR" office:value="-23.15" calcext:value-type="currency">
            <text:p>-23,15 €</text:p>
          </table:table-cell>
          <table:table-cell table:style-name="ce96" office:value-type="currency" office:currency="EUR" office:value="-23.15" calcext:value-type="currency">
            <text:p>-23,15 €</text:p>
          </table:table-cell>
          <table:table-cell table:style-name="ce96"/>
          <table:table-cell table:style-name="ce115" table:number-columns-repeated="3"/>
          <table:table-cell table:style-name="ce114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83" office:value-type="date" office:date-value="2018-09-27" calcext:value-type="date">
            <text:p>27/09/18</text:p>
          </table:table-cell>
          <table:table-cell table:style-name="ce86" office:value-type="string" calcext:value-type="string">
            <text:p>Revente laine de bois (3 x 6 d’ép. 10 cm et 1 x 5 d’ép. 12 cm)</text:p>
          </table:table-cell>
          <table:table-cell table:style-name="ce86" office:value-type="string" calcext:value-type="string">
            <text:p>N.Fournier</text:p>
          </table:table-cell>
          <table:table-cell table:style-name="ce96"/>
          <table:table-cell table:style-name="ce96" office:value-type="currency" office:currency="EUR" office:value="-164" calcext:value-type="currency">
            <text:p>-164,00 €</text:p>
          </table:table-cell>
          <table:table-cell table:style-name="ce96" table:formula="of:=[.E360]" office:value-type="currency" office:currency="EUR" office:value="-164" calcext:value-type="currency">
            <text:p>-164,00 €</text:p>
          </table:table-cell>
          <table:table-cell table:style-name="ce96"/>
          <table:table-cell table:style-name="ce115" table:number-columns-repeated="3"/>
          <table:table-cell table:style-name="ce99" office:value-type="currency" office:currency="EUR" office:value="5700" calcext:value-type="currency">
            <text:p>5 700,00 €</text:p>
          </table:table-cell>
          <table:table-cell table:style-name="ce13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99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83" office:value-type="date" office:date-value="2018-10-23" calcext:value-type="date">
            <text:p>23/10/18</text:p>
          </table:table-cell>
          <table:table-cell table:style-name="ce86" office:value-type="string" calcext:value-type="string">
            <text:p>Bois (structure carport, pergola…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number-columns-repeated="2" table:style-name="ce96" office:value-type="currency" office:currency="EUR" office:value="1000" calcext:value-type="currency">
            <text:p>1 000,00 €</text:p>
          </table:table-cell>
          <table:table-cell table:style-name="ce96"/>
          <table:table-cell table:style-name="ce115" table:number-columns-repeated="3"/>
          <table:table-cell table:style-name="ce99" office:value-type="currency" office:currency="EUR" office:value="4700" calcext:value-type="currency">
            <text:p>4 700,00 €</text:p>
          </table:table-cell>
          <table:table-cell table:style-name="ce138" office:value-type="date" office:date-value="2018-10-23" calcext:value-type="date">
            <text:p>23/10/18</text:p>
          </table:table-cell>
          <table:table-cell/>
          <table:table-cell table:style-name="ce99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ideaux salon, etc.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94.74" calcext:value-type="currency">
            <text:p>194,74 €</text:p>
          </table:table-cell>
          <table:table-cell table:style-name="ce96" table:formula="of:=[.E362]" office:value-type="currency" office:currency="EUR" office:value="194.74" calcext:value-type="currency">
            <text:p>194,74 €</text:p>
          </table:table-cell>
          <table:table-cell table:style-name="ce96"/>
          <table:table-cell table:style-name="ce115" table:number-columns-repeated="3"/>
          <table:table-cell table:number-columns-repeated="3"/>
          <table:table-cell table:style-name="ce99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bst ampoul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2" calcext:value-type="currency">
            <text:p>-12,00 €</text:p>
          </table:table-cell>
          <table:table-cell table:style-name="ce96" table:formula="of:=[.E363]" office:value-type="currency" office:currency="EUR" office:value="-12" calcext:value-type="currency">
            <text:p>-12,00 €</text:p>
          </table:table-cell>
          <table:table-cell table:style-name="ce96"/>
          <table:table-cell table:style-name="ce115" table:number-columns-repeated="3"/>
          <table:table-cell table:number-columns-repeated="3"/>
          <table:table-cell table:style-name="ce99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83" office:value-type="date" office:date-value="2018-11-09" calcext:value-type="date">
            <text:p>09/11/18</text:p>
          </table:table-cell>
          <table:table-cell table:style-name="ce86" office:value-type="string" calcext:value-type="string">
            <text:p>Bois, lattes de faux-plafond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375" calcext:value-type="currency">
            <text:p>375,00 €</text:p>
          </table:table-cell>
          <table:table-cell table:style-name="ce96" table:formula="of:=[.E364]" office:value-type="currency" office:currency="EUR" office:value="375" calcext:value-type="currency">
            <text:p>375,00 €</text:p>
          </table:table-cell>
          <table:table-cell table:style-name="ce96"/>
          <table:table-cell table:style-name="ce115" table:number-columns-repeated="3"/>
          <table:table-cell table:style-name="ce99" table:formula="of:=[.K361]-[.F364]" office:value-type="currency" office:currency="EUR" office:value="4325" calcext:value-type="currency">
            <text:p>4 325,00 €</text:p>
          </table:table-cell>
          <table:table-cell table:style-name="ce138" office:value-type="date" office:date-value="2018-11-10" calcext:value-type="date">
            <text:p>10/11/18</text:p>
          </table:table-cell>
          <table:table-cell/>
          <table:table-cell table:style-name="ce99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83" office:value-type="date" office:date-value="2018-12-08" calcext:value-type="date">
            <text:p>08/12/18</text:p>
          </table:table-cell>
          <table:table-cell table:style-name="ce86" office:value-type="string" calcext:value-type="string">
            <text:p>Copieur de conto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1.99" calcext:value-type="currency">
            <text:p>11,99 €</text:p>
          </table:table-cell>
          <table:table-cell table:style-name="ce96" table:formula="of:=[.E365]" office:value-type="currency" office:currency="EUR" office:value="11.99" calcext:value-type="currency">
            <text:p>11,99 €</text:p>
          </table:table-cell>
          <table:table-cell table:style-name="ce96"/>
          <table:table-cell table:style-name="ce115" table:number-columns-repeated="3"/>
          <table:table-cell table:style-name="ce99"/>
          <table:table-cell table:style-name="ce138"/>
          <table:table-cell/>
          <table:table-cell table:style-name="ce99"/>
          <table:table-cell/>
        </table:table-row>
        <table:table-row table:style-name="ro1">
          <table:table-cell table:style-name="ce83" office:value-type="date" office:date-value="2018-12-18" calcext:value-type="date">
            <text:p>18/12/18</text:p>
          </table:table-cell>
          <table:table-cell table:style-name="ce86" office:value-type="string" calcext:value-type="string">
            <text:p>Scotch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3.2" calcext:value-type="currency">
            <text:p>13,20 €</text:p>
          </table:table-cell>
          <table:table-cell table:style-name="ce96" table:formula="of:=[.E366]" office:value-type="currency" office:currency="EUR" office:value="13.2" calcext:value-type="currency">
            <text:p>13,20 €</text:p>
          </table:table-cell>
          <table:table-cell table:style-name="ce96"/>
          <table:table-cell table:style-name="ce115" table:number-columns-repeated="3"/>
          <table:table-cell table:style-name="ce99"/>
          <table:table-cell table:style-name="ce138"/>
          <table:table-cell/>
          <table:table-cell table:style-name="ce99"/>
          <table:table-cell/>
        </table:table-row>
        <table:table-row table:style-name="ro1">
          <table:table-cell table:style-name="ce83" office:value-type="date" office:date-value="2018-12-29" calcext:value-type="date">
            <text:p>29/12/18</text:p>
          </table:table-cell>
          <table:table-cell table:style-name="ce86" office:value-type="string" calcext:value-type="string">
            <text:p>2 lames de scie, 3 fiches DCL, thermomètr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37" calcext:value-type="currency">
            <text:p>137,00 €</text:p>
          </table:table-cell>
          <table:table-cell table:style-name="ce96" table:formula="of:=[.E367]" office:value-type="currency" office:currency="EUR" office:value="137" calcext:value-type="currency">
            <text:p>137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bst 2 lames de sci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table:formula="of:=-56-61.6" office:value-type="currency" office:currency="EUR" office:value="-117.6" calcext:value-type="currency">
            <text:p>-117,60 €</text:p>
          </table:table-cell>
          <table:table-cell table:style-name="ce96" table:formula="of:=[.E368]" office:value-type="currency" office:currency="EUR" office:value="-117.6" calcext:value-type="currency">
            <text:p>-117,6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eprise éléments du tubage du poêle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table:formula="of:=(-23-19-19-29)*0.9" office:value-type="currency" office:currency="EUR" office:value="-81" calcext:value-type="currency">
            <text:p>-81,00 €</text:p>
          </table:table-cell>
          <table:table-cell table:style-name="ce96" table:formula="of:=[.E369]" office:value-type="currency" office:currency="EUR" office:value="-81" calcext:value-type="currency">
            <text:p>-81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aclette, pulvérisate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.4" calcext:value-type="currency">
            <text:p>4,40 €</text:p>
          </table:table-cell>
          <table:table-cell table:style-name="ce96" table:formula="of:=[.E370]" office:value-type="currency" office:currency="EUR" office:value="4.4" calcext:value-type="currency">
            <text:p>4,40 €</text:p>
          </table:table-cell>
          <table:table-cell table:style-name="ce96"/>
          <table:table-cell table:style-name="ce115" table:number-columns-repeated="3"/>
          <table:table-cell table:style-name="ce99" table:formula="of:=[.K364]-SUM([.F367:.F370])" office:value-type="currency" office:currency="EUR" office:value="4382.2" calcext:value-type="currency">
            <text:p>4 382,20 €</text:p>
          </table:table-cell>
          <table:table-cell table:style-name="ce138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5" calcext:value-type="date">
            <text:p>05/01/19</text:p>
          </table:table-cell>
          <table:table-cell table:style-name="ce86" office:value-type="string" calcext:value-type="string">
            <text:p>Géotextile toiture SAS (sous EPDM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E37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 table:number-columns-repeated="3"/>
          <table:table-cell table:style-name="ce99" table:formula="of:=[.K370]+1061" office:value-type="currency" office:currency="EUR" office:value="5443.2" calcext:value-type="currency">
            <text:p>5 443,20 €</text:p>
          </table:table-cell>
          <table:table-cell table:style-name="ce138" office:value-type="date" office:date-value="2019-01-15" calcext:value-type="date">
            <text:p>15/01/19</text:p>
          </table:table-cell>
          <table:table-cell table:style-name="ce247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Détecteur fumée, de monoxyde, pince poêle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8.3" calcext:value-type="currency">
            <text:p>68,30 €</text:p>
          </table:table-cell>
          <table:table-cell table:style-name="ce96" table:formula="of:=[.E372]" office:value-type="currency" office:currency="EUR" office:value="68.3" calcext:value-type="currency">
            <text:p>68,30 €</text:p>
          </table:table-cell>
          <table:table-cell table:style-name="ce96"/>
          <table:table-cell table:style-name="ce115" table:number-columns-repeated="3"/>
          <table:table-cell table:style-name="ce99" table:formula="of:=[.K371]+410" office:value-type="currency" office:currency="EUR" office:value="5853.2" calcext:value-type="currency">
            <text:p>5 853,20 €</text:p>
          </table:table-cell>
          <table:table-cell table:style-name="ce138" office:value-type="date" office:date-value="2019-01-21" calcext:value-type="date">
            <text:p>21/01/19</text:p>
          </table:table-cell>
          <table:table-cell table:style-name="ce247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Talon et naissance gouttière (sas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5.1" calcext:value-type="currency">
            <text:p>15,10 €</text:p>
          </table:table-cell>
          <table:table-cell table:style-name="ce96" table:formula="of:=[.E373]" office:value-type="currency" office:currency="EUR" office:value="15.1" calcext:value-type="currency">
            <text:p>15,1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Merlin, scie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2.85" calcext:value-type="currency">
            <text:p>62,85 €</text:p>
          </table:table-cell>
          <table:table-cell table:style-name="ce96" table:formula="of:=[.E374]" office:value-type="currency" office:currency="EUR" office:value="62.85" calcext:value-type="currency">
            <text:p>62,8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Adaptateur de buse (SAV gratuit, 42 €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0" calcext:value-type="currency">
            <text:p>0,00 €</text:p>
          </table:table-cell>
          <table:table-cell table:style-name="ce96" table:formula="of:=[.E375]" office:value-type="currency" office:currency="EUR" office:value="0" calcext:value-type="currency">
            <text:p>0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16" calcext:value-type="date">
            <text:p>16/02/19</text:p>
          </table:table-cell>
          <table:table-cell table:style-name="ce86" office:value-type="string" calcext:value-type="string">
            <text:p>Plaque de sol (poêle), contreplaqu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7.89" calcext:value-type="currency">
            <text:p>107,89 €</text:p>
          </table:table-cell>
          <table:table-cell table:style-name="ce96" table:formula="of:=[.E376]" office:value-type="currency" office:currency="EUR" office:value="107.89" calcext:value-type="currency">
            <text:p>107,8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19" calcext:value-type="date">
            <text:p>19/02/19</text:p>
          </table:table-cell>
          <table:table-cell table:style-name="ce86" office:value-type="string" calcext:value-type="string">
            <text:p>Pinceaux, tampons feutres, abrasifs (ponceus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1.59" calcext:value-type="currency">
            <text:p>61,59 €</text:p>
          </table:table-cell>
          <table:table-cell table:style-name="ce96" table:formula="of:=[.E377]" office:value-type="currency" office:currency="EUR" office:value="61.59" calcext:value-type="currency">
            <text:p>61,5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20" calcext:value-type="date">
            <text:p>20/02/19</text:p>
          </table:table-cell>
          <table:table-cell table:style-name="ce86" office:value-type="string" calcext:value-type="string">
            <text:p>Location ponceuse, bordureuse</text:p>
          </table:table-cell>
          <table:table-cell table:style-name="ce86" office:value-type="string" calcext:value-type="string">
            <text:p>Loxam</text:p>
          </table:table-cell>
          <table:table-cell table:style-name="ce96"/>
          <table:table-cell table:style-name="ce96" office:value-type="currency" office:currency="EUR" office:value="85.59" calcext:value-type="currency">
            <text:p>85,59 €</text:p>
          </table:table-cell>
          <table:table-cell table:style-name="ce96" table:formula="of:=[.E378]" office:value-type="currency" office:currency="EUR" office:value="85.59" calcext:value-type="currency">
            <text:p>85,5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27" calcext:value-type="date">
            <text:p>27/02/19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55" calcext:value-type="currency">
            <text:p>20,55 €</text:p>
          </table:table-cell>
          <table:table-cell table:style-name="ce96" table:formula="of:=[.E379]" office:value-type="currency" office:currency="EUR" office:value="20.55" calcext:value-type="currency">
            <text:p>20,5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3-02" calcext:value-type="date">
            <text:p>02/03/19</text:p>
          </table:table-cell>
          <table:table-cell table:style-name="ce86" office:value-type="string" calcext:value-type="string">
            <text:p>Huile dure (30L)</text:p>
          </table:table-cell>
          <table:table-cell table:style-name="ce86"/>
          <table:table-cell table:style-name="ce96"/>
          <table:table-cell table:style-name="ce96" office:value-type="currency" office:currency="EUR" office:value="507.41" calcext:value-type="currency">
            <text:p>507,41 €</text:p>
          </table:table-cell>
          <table:table-cell table:style-name="ce96" table:formula="of:=[.E380]" office:value-type="currency" office:currency="EUR" office:value="507.41" calcext:value-type="currency">
            <text:p>507,41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Super U de Montfort</text:p>
          </table:table-cell>
          <table:table-cell table:style-name="ce96"/>
          <table:table-cell table:style-name="ce96" office:value-type="currency" office:currency="EUR" office:value="34.15" calcext:value-type="currency">
            <text:p>34,15 €</text:p>
          </table:table-cell>
          <table:table-cell table:style-name="ce96" table:formula="of:=[.E381]" office:value-type="currency" office:currency="EUR" office:value="34.15" calcext:value-type="currency">
            <text:p>34,1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Tréteaux, lame scie, pinceaux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3.9" calcext:value-type="currency">
            <text:p>103,90 €</text:p>
          </table:table-cell>
          <table:table-cell table:style-name="ce96" table:formula="of:=[.E382]" office:value-type="currency" office:currency="EUR" office:value="103.9" calcext:value-type="currency">
            <text:p>103,9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Huile de lin 3L</text:p>
          </table:table-cell>
          <table:table-cell table:style-name="ce86" office:value-type="string" calcext:value-type="string">
            <text:p>Carrefour</text:p>
          </table:table-cell>
          <table:table-cell table:style-name="ce96"/>
          <table:table-cell table:style-name="ce96" office:value-type="currency" office:currency="EUR" office:value="11.85" calcext:value-type="currency">
            <text:p>11,85 €</text:p>
          </table:table-cell>
          <table:table-cell table:style-name="ce96" table:formula="of:=[.E383]" office:value-type="currency" office:currency="EUR" office:value="11.85" calcext:value-type="currency">
            <text:p>11,8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E384]" office:value-type="currency" office:currency="EUR" office:value="35" calcext:value-type="currency">
            <text:p>35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39" calcext:value-type="currency">
            <text:p>39,00 €</text:p>
          </table:table-cell>
          <table:table-cell table:style-name="ce96" table:formula="of:=[.E385]" office:value-type="currency" office:currency="EUR" office:value="39" calcext:value-type="currency">
            <text:p>39,00 €</text:p>
          </table:table-cell>
          <table:table-cell table:style-name="ce96"/>
          <table:table-cell table:style-name="ce115" table:number-columns-repeated="3"/>
          <table:table-cell table:style-name="ce99" table:formula="of:=[.K372]-SUM([.F373:.F385])" office:value-type="currency" office:currency="EUR" office:value="4768.32" calcext:value-type="currency">
            <text:p>4 768,32 €</text:p>
          </table:table-cell>
          <table:table-cell table:style-name="ce99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4-13" calcext:value-type="date">
            <text:p>13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E386]" office:value-type="currency" office:currency="EUR" office:value="35" calcext:value-type="currency">
            <text:p>35,00 €</text:p>
          </table:table-cell>
          <table:table-cell table:style-name="ce96"/>
          <table:table-cell table:style-name="ce115" table:number-columns-repeated="3"/>
          <table:table-cell table:style-name="ce99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99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83" office:value-type="date" office:date-value="2019-04-30" calcext:value-type="date">
            <text:p>30/04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E387]" office:value-type="currency" office:currency="EUR" office:value="800" calcext:value-type="currency">
            <text:p>800,00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Livret (sans impots)</text:p>
          </table:table-cell>
          <table:table-cell table:style-name="ce213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number-columns-repeated="2" table:style-name="ce96" office:value-type="currency" office:currency="EUR" office:value="39" calcext:value-type="currency">
            <text:p>39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213"/>
          <table:table-cell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number-columns-repeated="2" table:style-name="ce96" office:value-type="currency" office:currency="EUR" office:value="680" calcext:value-type="currency">
            <text:p>680,00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Prêt bienvenue</text:p>
          </table:table-cell>
          <table:table-cell table:style-name="ce99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Matériel évacuation eaux de plu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96.85" calcext:value-type="currency">
            <text:p>96,85 €</text:p>
          </table:table-cell>
          <table:table-cell table:style-name="ce96" table:formula="of:=[.E390]" office:value-type="currency" office:currency="EUR" office:value="96.85" calcext:value-type="currency">
            <text:p>96,85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Total</text:p>
          </table:table-cell>
          <table:table-cell table:style-name="ce213" table:formula="of:=[.N387]+[.N389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Géotextile (terrasse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3.8" calcext:value-type="currency">
            <text:p>73,80 €</text:p>
          </table:table-cell>
          <table:table-cell table:style-name="ce96" table:formula="of:=[.E391]" office:value-type="currency" office:currency="EUR" office:value="73.8" calcext:value-type="currency">
            <text:p>73,8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Rbst réhausse, coud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-17.04" calcext:value-type="currency">
            <text:p>-17,04 €</text:p>
          </table:table-cell>
          <table:table-cell table:style-name="ce96" table:formula="of:=[.E392]" office:value-type="currency" office:currency="EUR" office:value="-17.04" calcext:value-type="currency">
            <text:p>-17,04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58.95" calcext:value-type="currency">
            <text:p>158,95 €</text:p>
          </table:table-cell>
          <table:table-cell table:style-name="ce96" table:formula="of:=[.E393]" office:value-type="currency" office:currency="EUR" office:value="158.95" calcext:value-type="currency">
            <text:p>158,9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stic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.81" calcext:value-type="currency">
            <text:p>9,81 €</text:p>
          </table:table-cell>
          <table:table-cell table:style-name="ce96" table:formula="of:=[.E394]" office:value-type="currency" office:currency="EUR" office:value="9.81" calcext:value-type="currency">
            <text:p>9,81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20" calcext:value-type="date">
            <text:p>20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7.13" calcext:value-type="currency">
            <text:p>97,13 €</text:p>
          </table:table-cell>
          <table:table-cell table:style-name="ce96" table:formula="of:=[.E395]" office:value-type="currency" office:currency="EUR" office:value="97.13" calcext:value-type="currency">
            <text:p>97,13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Huile de lin (3x5L) et pinceaux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8.5" calcext:value-type="currency">
            <text:p>58,50 €</text:p>
          </table:table-cell>
          <table:table-cell table:style-name="ce96" table:formula="of:=[.E396]" office:value-type="currency" office:currency="EUR" office:value="58.5" calcext:value-type="currency">
            <text:p>58,5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7" calcext:value-type="currency">
            <text:p>57,00 €</text:p>
          </table:table-cell>
          <table:table-cell table:style-name="ce96" table:formula="of:=[.E397]" office:value-type="currency" office:currency="EUR" office:value="57" calcext:value-type="currency">
            <text:p>57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Rbst 2 descentes de gouttières et coud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55.4" calcext:value-type="currency">
            <text:p>-55,40 €</text:p>
          </table:table-cell>
          <table:table-cell table:style-name="ce96" table:formula="of:=[.E398]" office:value-type="currency" office:currency="EUR" office:value="-55.4" calcext:value-type="currency">
            <text:p>-55,4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77.58" calcext:value-type="currency">
            <text:p>377,58 €</text:p>
          </table:table-cell>
          <table:table-cell table:style-name="ce96" table:formula="of:=[.E399]" office:value-type="currency" office:currency="EUR" office:value="377.58" calcext:value-type="currency">
            <text:p>377,58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92.53" calcext:value-type="currency">
            <text:p>392,53 €</text:p>
          </table:table-cell>
          <table:table-cell table:style-name="ce96" table:formula="of:=[.E400]" office:value-type="currency" office:currency="EUR" office:value="392.53" calcext:value-type="currency">
            <text:p>392,53 €</text:p>
          </table:table-cell>
          <table:table-cell table:style-name="ce96"/>
          <table:table-cell table:style-name="ce115"/>
          <table:table-cell table:style-name="ce120"/>
          <table:table-cell table:style-name="ce115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Vis terrasse</text:p>
          </table:table-cell>
          <table:table-cell table:style-name="ce86" office:value-type="string" calcext:value-type="string">
            <text:p>Le bon coin</text:p>
          </table:table-cell>
          <table:table-cell table:style-name="ce96"/>
          <table:table-cell table:style-name="ce96" office:value-type="currency" office:currency="EUR" office:value="89" calcext:value-type="currency">
            <text:p>89,00 €</text:p>
          </table:table-cell>
          <table:table-cell table:style-name="ce96" table:formula="of:=[.E401]" office:value-type="currency" office:currency="EUR" office:value="89" calcext:value-type="currency">
            <text:p>89,00 €</text:p>
          </table:table-cell>
          <table:table-cell table:style-name="ce96"/>
          <table:table-cell table:style-name="ce115"/>
          <table:table-cell table:style-name="ce120"/>
          <table:table-cell table:style-name="ce115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4" calcext:value-type="date">
            <text:p>24/07/19</text:p>
          </table:table-cell>
          <table:table-cell table:style-name="ce86" office:value-type="string" calcext:value-type="string">
            <text:p>Terrassement (terrasse), tranchée evac eaux pluieFouquet</text:p>
          </table:table-cell>
          <table:table-cell table:style-name="ce86"/>
          <table:table-cell table:style-name="ce96"/>
          <table:table-cell table:style-name="ce96" office:value-type="currency" office:currency="EUR" office:value="554.73" calcext:value-type="currency">
            <text:p>554,73 €</text:p>
          </table:table-cell>
          <table:table-cell table:style-name="ce96" table:formula="of:=[.E402]" office:value-type="currency" office:currency="EUR" office:value="554.73" calcext:value-type="currency">
            <text:p>554,73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6" calcext:value-type="date">
            <text:p>26/07/19</text:p>
          </table:table-cell>
          <table:table-cell table:style-name="ce86" office:value-type="string" calcext:value-type="string">
            <text:p>Bouteille de propane (brûlage du bardage) *2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70" calcext:value-type="currency">
            <text:p>70,00 €</text:p>
          </table:table-cell>
          <table:table-cell table:style-name="ce96" table:formula="of:=[.E403]" office:value-type="currency" office:currency="EUR" office:value="70" calcext:value-type="currency">
            <text:p>70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 table:number-rows-repeated="3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96" table:formula="of:=SUM([.D5:.D300])" office:value-type="currency" office:currency="EUR" office:value="0" calcext:value-type="currency">
            <text:p>0,00 €</text:p>
          </table:table-cell>
          <table:table-cell table:style-name="ce223" table:formula="of:=SUM([.E5:.E407])" office:value-type="currency" office:currency="EUR" office:value="225948.94" calcext:value-type="currency">
            <text:p>225 948,94 €</text:p>
          </table:table-cell>
          <table:table-cell table:style-name="ce223" table:formula="of:=SUM([.F5:.F407])" office:value-type="currency" office:currency="EUR" office:value="15621.94" calcext:value-type="currency">
            <text:p>15 621,94 €</text:p>
          </table:table-cell>
          <table:table-cell table:style-name="ce223" table:formula="of:=SUM([.G5:.G407])" office:value-type="currency" office:currency="EUR" office:value="174327" calcext:value-type="currency">
            <text:p>174 327,00 €</text:p>
          </table:table-cell>
          <table:table-cell table:style-name="ce223"/>
          <table:table-cell table:style-name="ce223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table:formula="of:=[.D408]+[.E408]" office:value-type="currency" office:currency="EUR" office:value="225948.94" calcext:value-type="currency" table:number-columns-spanned="2" table:number-rows-spanned="1">
            <text:p>225 948,94 €</text:p>
          </table:table-cell>
          <table:covered-table-cell table:style-name="ce96"/>
          <table:table-cell table:style-name="ce228"/>
          <table:table-cell table:style-name="ce19" table:formula="of:=[.G408]+[.I408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15"/>
          <table:table-cell table:number-columns-repeated="6"/>
        </table:table-row>
        <table:table-row table:style-name="ro1">
          <table:table-cell table:number-columns-repeated="5"/>
          <table:table-cell table:style-name="ce228" table:formula="of:=[.F408]+[.G409]" office:value-type="currency" office:currency="EUR" office:value="225948.94" calcext:value-type="currency" table:number-columns-spanned="4" table:number-rows-spanned="1">
            <text:p>225 948,94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86" office:value-type="string" calcext:value-type="string">
            <text:p>Terrain</text:p>
          </table:table-cell>
          <table:table-cell table:style-name="ce96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Accompagnement</text:p>
          </table:table-cell>
          <table:table-cell table:style-name="ce96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Terrassement</text:p>
          </table:table-cell>
          <table:table-cell table:style-name="ce96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Drainage</text:p>
          </table:table-cell>
          <table:table-cell table:style-name="ce96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Fondations</text:p>
          </table:table-cell>
          <table:table-cell table:style-name="ce96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Bois</text:p>
          </table:table-cell>
          <table:table-cell table:style-name="ce96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Divers</text:p>
          </table:table-cell>
          <table:table-cell table:style-name="ce96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206" office:value-type="string" calcext:value-type="string">
            <text:p>Total</text:p>
          </table:table-cell>
          <table:table-cell table:style-name="ce97" table:formula="of:=SUM([.C412:.C418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207" office:value-type="string" calcext:value-type="string">
            <text:p>Total travaux</text:p>
          </table:table-cell>
          <table:table-cell table:style-name="ce213" table:formula="of:=[.C419]-[.C412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208" office:value-type="string" calcext:value-type="string">
            <text:p>Total travaux hors divers</text:p>
          </table:table-cell>
          <table:table-cell table:style-name="ce99" table:formula="of:=[.C420]-[.C418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99"/>
        <table:table-column table:style-name="co4" table:default-cell-style-name="ce99"/>
        <table:table-column table:style-name="co13" table:number-columns-repeated="2" table:default-cell-style-name="ce99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20" office:value-type="string" calcext:value-type="string">
            <text:p>Modulimmo</text:p>
          </table:table-cell>
          <table:table-cell table:style-name="ce120" office:value-type="string" calcext:value-type="string">
            <text:p>PTZ</text:p>
          </table:table-cell>
          <table:table-cell table:style-name="ce120" office:value-type="string" calcext:value-type="string">
            <text:p>Prêt accueil</text:p>
          </table:table-cell>
          <table:table-cell table:style-name="ce120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6"/>
          <table:table-cell table:style-name="ce96" office:value-type="currency" office:currency="EUR" office:value="36000" calcext:value-type="currency">
            <text:p>36 000,00 €</text:p>
          </table:table-cell>
          <table:table-cell table:style-name="ce86"/>
          <table:table-cell table:style-name="ce96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475" calcext:value-type="currency">
            <text:p>20 47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00" calcext:value-type="currency">
            <text:p>6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0" calcext:value-type="currency">
            <text:p>3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49.84" calcext:value-type="currency">
            <text:p>2 249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525" calcext:value-type="currency">
            <text:p>2 52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0.6" calcext:value-type="currency">
            <text:p>180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8.75" calcext:value-type="currency">
            <text:p>168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4" calcext:value-type="currency">
            <text:p>30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5" calcext:value-type="currency">
            <text:p>6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70" calcext:value-type="currency">
            <text:p>5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85" calcext:value-type="currency">
            <text:p>38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.5" calcext:value-type="currency">
            <text:p>85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6" calcext:value-type="currency">
            <text:p>26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3.2" calcext:value-type="currency">
            <text:p>433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80" calcext:value-type="currency">
            <text:p>1 88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.6" calcext:value-type="currency">
            <text:p>8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35" calcext:value-type="currency">
            <text:p>63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86" calcext:value-type="currency">
            <text:p>63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0.5" calcext:value-type="currency">
            <text:p>40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table:formula="of:=249.6+272.06+252" office:value-type="currency" office:currency="EUR" office:value="773.66" calcext:value-type="currency">
            <text:p>773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23.84" calcext:value-type="currency">
            <text:p>623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18.5" calcext:value-type="currency">
            <text:p>2 218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20" calcext:value-type="currency">
            <text:p>42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37.2" calcext:value-type="currency">
            <text:p>237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008" calcext:value-type="currency">
            <text:p>1 00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62" calcext:value-type="currency">
            <text:p>46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84" calcext:value-type="currency">
            <text:p>48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.48" calcext:value-type="currency">
            <text:p>44,4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201" calcext:value-type="currency">
            <text:p>201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968" calcext:value-type="currency">
            <text:p>96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5" calcext:value-type="date">
            <text:p>05/07/16</text:p>
          </table:table-cell>
          <table:table-cell table:style-name="ce96" office:value-type="currency" office:currency="EUR" office:value="96" calcext:value-type="currency">
            <text:p>9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242" calcext:value-type="currency">
            <text:p>24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18.8" calcext:value-type="currency">
            <text:p>118,8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38.1" calcext:value-type="currency">
            <text:p>38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355.68" calcext:value-type="currency">
            <text:p>355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4.07" calcext:value-type="currency">
            <text:p>24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52" calcext:value-type="currency">
            <text:p>5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table:formula="of:=169.2-80" office:value-type="currency" office:currency="EUR" office:value="89.2" calcext:value-type="currency">
            <text:p>89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66.1" calcext:value-type="currency">
            <text:p>66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9" calcext:value-type="date">
            <text:p>09/08/16</text:p>
          </table:table-cell>
          <table:table-cell table:style-name="ce96" office:value-type="currency" office:currency="EUR" office:value="222.79" calcext:value-type="currency">
            <text:p>222,7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18" calcext:value-type="date">
            <text:p>18/08/16</text:p>
          </table:table-cell>
          <table:table-cell table:style-name="ce96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61.87" calcext:value-type="currency">
            <text:p>61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8" calcext:value-type="date">
            <text:p>08/09/16</text:p>
          </table:table-cell>
          <table:table-cell table:style-name="ce96" office:value-type="currency" office:currency="EUR" office:value="193.14" calcext:value-type="currency">
            <text:p>193,1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17" calcext:value-type="date">
            <text:p>17/09/16</text:p>
          </table:table-cell>
          <table:table-cell table:style-name="ce96" office:value-type="currency" office:currency="EUR" office:value="1348.99" calcext:value-type="currency">
            <text:p>1 348,9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07" calcext:value-type="date">
            <text:p>07/10/16</text:p>
          </table:table-cell>
          <table:table-cell table:style-name="ce96" office:value-type="currency" office:currency="EUR" office:value="84.67" calcext:value-type="currency">
            <text:p>84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4" calcext:value-type="date">
            <text:p>14/10/16</text:p>
          </table:table-cell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9" calcext:value-type="date">
            <text:p>19/10/16</text:p>
          </table:table-cell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1-04" calcext:value-type="date">
            <text:p>04/11/16</text:p>
          </table:table-cell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45.98" calcext:value-type="currency">
            <text:p>45,9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160.93" calcext:value-type="currency">
            <text:p>160,9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31.39" calcext:value-type="currency">
            <text:p>31,3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0.05" calcext:value-type="currency">
            <text:p>20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36.87" calcext:value-type="currency">
            <text:p>236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3-03" calcext:value-type="date">
            <text:p>03/03/17</text:p>
          </table:table-cell>
          <table:table-cell table:style-name="ce96" table:number-columns-repeated="2"/>
          <table:table-cell table:style-name="ce96" office:value-type="currency" office:currency="EUR" office:value="2100" calcext:value-type="currency">
            <text:p>2 100,00 €</text:p>
          </table:table-cell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635.74" calcext:value-type="currency">
            <text:p>635,74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033.63" calcext:value-type="currency">
            <text:p>2 033,63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72.46" calcext:value-type="currency">
            <text:p>272,46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81.58" calcext:value-type="currency">
            <text:p>81,58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72.5" calcext:value-type="currency">
            <text:p>72,50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5-05" calcext:value-type="date">
            <text:p>05/05/17</text:p>
          </table:table-cell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0" calcext:value-type="date">
            <text:p>10/05/17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06" calcext:value-type="date">
            <text:p>06/05/17</text:p>
          </table:table-cell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2" calcext:value-type="date">
            <text:p>12/05/17</text:p>
          </table:table-cell>
          <table:table-cell table:style-name="ce96" table:formula="of:=353+300" office:value-type="currency" office:currency="EUR" office:value="653" calcext:value-type="currency">
            <text:p>653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418.56" calcext:value-type="currency">
            <text:p>418,56 €</text:p>
          </table:table-cell>
          <table:table-cell table:style-name="ce96" table:number-columns-repeated="2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64.61" calcext:value-type="currency">
            <text:p>64,61 €</text:p>
          </table:table-cell>
          <table:table-cell table:style-name="ce96" table:number-columns-repeated="2"/>
          <table:table-cell table:style-name="ce86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706.89" calcext:value-type="currency">
            <text:p>706,8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4" calcext:value-type="date">
            <text:p>24/06/17</text:p>
          </table:table-cell>
          <table:table-cell table:style-name="ce96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7" calcext:value-type="date">
            <text:p>27/06/17</text:p>
          </table:table-cell>
          <table:table-cell table:style-name="ce96" table:formula="of:=527.62+106.2" office:value-type="currency" office:currency="EUR" office:value="633.82" calcext:value-type="currency">
            <text:p>633,8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7-15" calcext:value-type="date">
            <text:p>15/07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8-01" calcext:value-type="date">
            <text:p>01/08/17</text:p>
          </table:table-cell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8-18" calcext:value-type="date">
            <text:p>18/08/17</text:p>
          </table:table-cell>
          <table:table-cell table:style-name="ce96" office:value-type="currency" office:currency="EUR" office:value="2190.67" calcext:value-type="currency">
            <text:p>2 190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3" calcext:value-type="date">
            <text:p>13/10/17</text:p>
          </table:table-cell>
          <table:table-cell table:style-name="ce96" office:value-type="currency" office:currency="EUR" office:value="120.35" calcext:value-type="currency">
            <text:p>120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4.95" calcext:value-type="currency">
            <text:p>14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6.26" calcext:value-type="currency">
            <text:p>16,2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8" calcext:value-type="date">
            <text:p>18/10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11-29" calcext:value-type="date">
            <text:p>29/11/17</text:p>
          </table:table-cell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2-08" calcext:value-type="date">
            <text:p>08/12/17</text:p>
          </table:table-cell>
          <table:table-cell table:style-name="ce96" table:number-columns-repeated="3"/>
          <table:table-cell table:style-name="ce96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1-11" calcext:value-type="date">
            <text:p>11/01/18</text:p>
          </table:table-cell>
          <table:table-cell table:style-name="ce96" office:value-type="currency" office:currency="EUR" office:value="100.97" calcext:value-type="currency">
            <text:p>100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1-25" calcext:value-type="date">
            <text:p>25/01/18</text:p>
          </table:table-cell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number-columns-repeated="3"/>
          <table:table-cell table:style-name="ce96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formula="of:=81.59+94.5+47.11+77.98+13.6" office:value-type="currency" office:currency="EUR" office:value="314.78" calcext:value-type="currency">
            <text:p>314,7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05" calcext:value-type="date">
            <text:p>05/04/18</text:p>
          </table:table-cell>
          <table:table-cell table:style-name="ce96" table:formula="of:=209+89.96" office:value-type="currency" office:currency="EUR" office:value="298.96" calcext:value-type="currency">
            <text:p>298,9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 table:number-columns-repeated="3"/>
          <table:table-cell table:style-name="ce99"/>
          <table:table-cell table:number-columns-repeated="2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01.5" calcext:value-type="currency">
            <text:p>101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328.86" calcext:value-type="currency">
            <text:p>328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13.05" calcext:value-type="currency">
            <text:p>113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5.95" calcext:value-type="currency">
            <text:p>25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64.24" calcext:value-type="currency">
            <text:p>64,2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46.86" calcext:value-type="currency">
            <text:p>46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7.31" calcext:value-type="currency">
            <text:p>27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6-07" calcext:value-type="date">
            <text:p>07/06/18</text:p>
          </table:table-cell>
          <table:table-cell table:style-name="ce96" table:number-columns-repeated="3"/>
          <table:table-cell table:style-name="ce96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210.42" calcext:value-type="currency">
            <text:p>210,4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457.55" calcext:value-type="currency">
            <text:p>457,5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89.45+133.66+313.2+188.5+174" office:value-type="currency" office:currency="EUR" office:value="898.81" calcext:value-type="currency">
            <text:p>898,8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33.6+312" office:value-type="currency" office:currency="EUR" office:value="345.6" calcext:value-type="currency">
            <text:p>345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5" calcext:value-type="date">
            <text:p>05/09/18</text:p>
          </table:table-cell>
          <table:table-cell table:style-name="ce96" office:value-type="currency" office:currency="EUR" office:value="251.01" calcext:value-type="currency">
            <text:p>251,0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6" calcext:value-type="date">
            <text:p>06/09/18</text:p>
          </table:table-cell>
          <table:table-cell table:style-name="ce96" office:value-type="currency" office:currency="EUR" office:value="1580.68" calcext:value-type="currency">
            <text:p>1 580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10-16" calcext:value-type="date">
            <text:p>16/10/18</text:p>
          </table:table-cell>
          <table:table-cell table:style-name="ce96" table:number-columns-repeated="3"/>
          <table:table-cell table:style-name="ce96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8"/>
          <table:table-cell table:style-name="ce96" table:number-columns-repeated="4"/>
          <table:table-cell table:number-columns-repeated="3"/>
        </table:table-row>
        <table:table-row table:style-name="ro1">
          <table:table-cell/>
          <table:table-cell table:style-name="ce96" table:number-columns-repeated="4"/>
          <table:table-cell table:style-name="ce11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66" table:formula="of:=SUM([.B2:.B150])" office:value-type="currency" office:currency="EUR" office:value="174327" calcext:value-type="currency">
            <text:p>174 327,00 €</text:p>
          </table:table-cell>
          <table:table-cell table:style-name="ce166" table:formula="of:=[.C153]" office:value-type="currency" office:currency="EUR" office:value="36000" calcext:value-type="currency">
            <text:p>36 000,00 €</text:p>
          </table:table-cell>
          <table:table-cell table:style-name="ce166" table:formula="of:=[.D153]" office:value-type="currency" office:currency="EUR" office:value="2100" calcext:value-type="currency">
            <text:p>2 100,00 €</text:p>
          </table:table-cell>
          <table:table-cell table:style-name="ce166" table:formula="of:=SUM([.E1:.E150])" office:value-type="currency" office:currency="EUR" office:value="10200" calcext:value-type="currency">
            <text:p>10 200,00 €</text:p>
          </table:table-cell>
          <table:table-cell table:style-name="ce166" table:formula="of:=SUM([.B151:.E151])" office:value-type="currency" office:currency="EUR" office:value="222627" calcext:value-type="currency">
            <text:p>222 627,00 €</text:p>
          </table:table-cell>
          <table:table-cell table:style-name="ce174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6" table:formula="of:=174327-[.B151]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15000-[.E151]" office:value-type="currency" office:currency="EUR" office:value="4800" calcext:value-type="currency">
            <text:p>4 800,00 €</text:p>
          </table:table-cell>
          <table:table-cell table:style-name="ce96" table:formula="of:=SUM([.B152:.E152])" office:value-type="currency" office:currency="EUR" office:value="4800" calcext:value-type="currency">
            <text:p>4 800,00 €</text:p>
          </table:table-cell>
          <table:table-cell table:style-name="ce175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67" table:formula="of:=[.B151]+[.B152]" office:value-type="currency" office:currency="EUR" office:value="174327" calcext:value-type="currency">
            <text:p>174 327,00 €</text:p>
          </table:table-cell>
          <table:table-cell table:style-name="ce167" table:formula="of:=[.C2]" office:value-type="currency" office:currency="EUR" office:value="36000" calcext:value-type="currency">
            <text:p>36 000,00 €</text:p>
          </table:table-cell>
          <table:table-cell table:style-name="ce167" table:formula="of:=[.D92]" office:value-type="currency" office:currency="EUR" office:value="2100" calcext:value-type="currency">
            <text:p>2 100,00 €</text:p>
          </table:table-cell>
          <table:table-cell table:style-name="ce171" table:formula="of:=[.E151]+[.E152]" office:value-type="currency" office:currency="EUR" office:value="15000" calcext:value-type="currency">
            <text:p>15 000,00 €</text:p>
          </table:table-cell>
          <table:table-cell table:style-name="ce167" table:formula="of:=SUM([.B153:.E153])" office:value-type="currency" office:currency="EUR" office:value="227427" calcext:value-type="currency">
            <text:p>227 427,00 €</text:p>
          </table:table-cell>
          <table:table-cell table:style-name="ce99"/>
          <table:table-cell/>
        </table:table-row>
        <table:table-row table:style-name="ro1">
          <table:table-cell/>
          <table:table-cell table:style-name="ce168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68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70"/>
          <table:table-cell table:style-name="ce172"/>
          <table:table-cell table:number-columns-repeated="3"/>
        </table:table-row>
        <table:table-row table:style-name="ro1">
          <table:table-cell table:style-name="ce115" office:value-type="string" calcext:value-type="string">
            <text:p>Terrain</text:p>
          </table:table-cell>
          <table:table-cell table:style-name="ce96" table:formula="of:=['Frais engagés'.C412]" office:value-type="currency" office:currency="EUR" office:value="58752.96" calcext:value-type="currency">
            <text:p>58 752,96 €</text:p>
          </table:table-cell>
          <table:table-cell table:style-name="ce169" table:number-columns-repeated="2"/>
          <table:table-cell table:style-name="ce173"/>
          <table:table-cell table:number-columns-repeated="3"/>
        </table:table-row>
        <table:table-row table:style-name="ro1">
          <table:table-cell table:style-name="ce115" office:value-type="string" calcext:value-type="string">
            <text:p>Maison</text:p>
          </table:table-cell>
          <table:table-cell table:style-name="ce96" table:formula="of:=[.F153]-[.B157]" office:value-type="currency" office:currency="EUR" office:value="168674.04" calcext:value-type="currency">
            <text:p>168 674,04 €</text:p>
          </table:table-cell>
          <table:table-cell table:style-name="ce169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14"/>
        <table:table-column table:style-name="co17" table:default-cell-style-name="Default"/>
        <table:table-column table:style-name="co4" table:default-cell-style-name="ce99"/>
        <table:table-column table:style-name="co18" table:default-cell-style-name="ce99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ce99"/>
        <table:table-column table:style-name="co4" table:number-columns-repeated="4" table:default-cell-style-name="Default"/>
        <table:table-column table:style-name="co25" table:default-cell-style-name="Default"/>
        <table:table-column table:style-name="co4" table:default-cell-style-name="ce99"/>
        <table:table-row table:style-name="ro3">
          <table:table-cell table:style-name="ce176" office:value-type="string" calcext:value-type="string" table:number-columns-spanned="4" table:number-rows-spanned="1">
            <text:p>Remboursement des prêts</text:p>
          </table:table-cell>
          <table:covered-table-cell table:style-name="ce67"/>
          <table:covered-table-cell table:number-columns-repeated="2" table:style-name="ce75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92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67" table:number-columns-repeated="6"/>
          <table:table-cell/>
          <table:table-cell table:style-name="ce177"/>
          <table:table-cell table:style-name="ce67"/>
          <table:table-cell table:style-name="Default"/>
          <table:table-cell table:number-columns-repeated="6"/>
        </table:table-row>
        <table:table-row table:style-name="ro4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28.87" calcext:value-type="currency">
            <text:p>28,87 €</text:p>
          </table:table-cell>
          <table:table-cell table:style-name="ce193"/>
          <table:table-cell table:style-name="ce67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4.8" calcext:value-type="currency">
            <text:p>4,80 €</text:p>
          </table:table-cell>
          <table:table-cell table:style-name="ce67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37.65" calcext:value-type="currency">
            <text:p>37,65 €</text:p>
          </table:table-cell>
          <table:table-cell table:style-name="ce193"/>
          <table:table-cell table:style-name="ce67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Commission Prêt Modulimmo</text:p>
          </table:table-cell>
          <table:table-cell table:style-name="ce193" office:value-type="currency" office:currency="EUR" office:value="600" calcext:value-type="currency">
            <text:p>600,00 €</text:p>
          </table:table-cell>
          <table:table-cell table:style-name="ce193"/>
          <table:table-cell table:style-name="ce67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rêt Modulimmo</text:p>
          </table:table-cell>
          <table:table-cell table:style-name="ce193" office:value-type="currency" office:currency="EUR" office:value="1726.64" calcext:value-type="currency">
            <text:p>1 726,64 €</text:p>
          </table:table-cell>
          <table:table-cell table:style-name="ce193"/>
          <table:table-cell table:style-name="ce67" table:number-columns-repeated="6"/>
          <table:table-cell/>
          <table:table-cell table:style-name="ce267" office:value-type="string" calcext:value-type="string" table:number-columns-spanned="6" table:number-rows-spanned="1">
            <text:p>Détail du prêt Modulimmo</text:p>
          </table:table-cell>
          <table:covered-table-cell table:style-name="ce269"/>
          <table:covered-table-cell table:style-name="ce271"/>
          <table:covered-table-cell table:number-columns-repeated="3" table:style-name="ce174"/>
          <table:table-cell table:number-columns-repeated="3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TZ</text:p>
          </table:table-cell>
          <table:table-cell table:style-name="ce193"/>
          <table:table-cell table:style-name="ce193" office:value-type="currency" office:currency="EUR" office:value="523.2" calcext:value-type="currency">
            <text:p>523,20 €</text:p>
          </table:table-cell>
          <table:table-cell table:style-name="ce67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2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rêt Modulimmo</text:p>
          </table:table-cell>
          <table:table-cell table:style-name="ce193" office:value-type="currency" office:currency="EUR" office:value="249" calcext:value-type="currency">
            <text:p>249,00 €</text:p>
          </table:table-cell>
          <table:table-cell table:style-name="ce193"/>
          <table:table-cell table:style-name="ce67" table:number-columns-repeated="6"/>
          <table:table-cell/>
          <table:table-cell table:style-name="ce179"/>
          <table:table-cell table:style-name="ce268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TZ</text:p>
          </table:table-cell>
          <table:table-cell table:style-name="ce193"/>
          <table:table-cell table:style-name="ce193" office:value-type="currency" office:currency="EUR" office:value="51" calcext:value-type="currency">
            <text:p>51,00 €</text:p>
          </table:table-cell>
          <table:table-cell table:style-name="ce67" table:number-columns-repeated="6"/>
          <table:table-cell/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78"/>
          <table:table-cell table:style-name="ce69"/>
          <table:table-cell table:style-name="ce193" table:number-columns-repeated="2"/>
          <table:table-cell table:style-name="ce67" table:number-columns-repeated="6"/>
          <table:table-cell/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6-05" calcext:value-type="date">
            <text:p>05/06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06-05" calcext:value-type="date">
            <text:p>05/06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96" table:formula="of:=[.N14]-[.P14]-[.Q14]" office:value-type="currency" office:currency="EUR" office:value="689.38" calcext:value-type="currency">
            <text:p>689,38 €</text:p>
          </table:table-cell>
          <table:table-cell table:style-name="ce96" office:value-type="currency" office:currency="EUR" office:value="42.4" calcext:value-type="currency">
            <text:p>42,4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7-04" calcext:value-type="date">
            <text:p>04/07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07-04" calcext:value-type="date">
            <text:p>04/07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96" table:formula="of:=[.N15]-[.P15]-[.Q15]" office:value-type="currency" office:currency="EUR" office:value="690.7" calcext:value-type="currency">
            <text:p>690,70 €</text:p>
          </table:table-cell>
          <table:table-cell table:style-name="ce96" office:value-type="currency" office:currency="EUR" office:value="50.71" calcext:value-type="currency">
            <text:p>50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8-05" calcext:value-type="date">
            <text:p>05/08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08-05" calcext:value-type="date">
            <text:p>05/08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96" table:formula="of:=[.N16]-[.P16]-[.Q16]" office:value-type="currency" office:currency="EUR" office:value="692.03" calcext:value-type="currency">
            <text:p>692,03 €</text:p>
          </table:table-cell>
          <table:table-cell table:style-name="ce96" office:value-type="currency" office:currency="EUR" office:value="88.99" calcext:value-type="currency">
            <text:p>88,9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9-05" calcext:value-type="date">
            <text:p>05/09/15</text:p>
          </table:table-cell>
          <table:table-cell table:style-name="ce69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09-05" calcext:value-type="date">
            <text:p>05/09/15</text:p>
          </table:table-cell>
          <table:table-cell table:style-name="ce69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96" table:formula="of:=[.N17]-[.P17]-[.Q17]" office:value-type="currency" office:currency="EUR" office:value="693.35" calcext:value-type="currency">
            <text:p>693,35 €</text:p>
          </table:table-cell>
          <table:table-cell table:style-name="ce96" office:value-type="currency" office:currency="EUR" office:value="147.59" calcext:value-type="currency">
            <text:p>147,5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0-05" calcext:value-type="date">
            <text:p>05/10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10-05" calcext:value-type="date">
            <text:p>05/10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96" table:formula="of:=[.N18]-[.P18]-[.Q18]" office:value-type="currency" office:currency="EUR" office:value="694.68" calcext:value-type="currency">
            <text:p>694,68 €</text:p>
          </table:table-cell>
          <table:table-cell table:style-name="ce96" office:value-type="currency" office:currency="EUR" office:value="162.46" calcext:value-type="currency">
            <text:p>162,4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1-05" calcext:value-type="date">
            <text:p>05/11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4"/>
          <table:table-cell table:style-name="ce264" office:value-type="string" calcext:value-type="string">
            <text:p>Total 2015</text:p>
          </table:table-cell>
          <table:table-cell table:style-name="ce180"/>
          <table:table-cell/>
          <table:table-cell table:style-name="ce178" office:value-type="date" office:date-value="2015-11-05" calcext:value-type="date">
            <text:p>05/11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96" table:formula="of:=[.N19]-[.P19]-[.Q19]" office:value-type="currency" office:currency="EUR" office:value="696.02" calcext:value-type="currency">
            <text:p>696,02 €</text:p>
          </table:table-cell>
          <table:table-cell table:style-name="ce96" office:value-type="currency" office:currency="EUR" office:value="164.48" calcext:value-type="currency">
            <text:p>164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2-05" calcext:value-type="date">
            <text:p>05/12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4"/>
          <table:table-cell table:style-name="ce265" table:formula="of:=SUM([.C4:.D20])" office:value-type="currency" office:currency="EUR" office:value="9208.96" calcext:value-type="currency">
            <text:p>9 208,96 €</text:p>
          </table:table-cell>
          <table:table-cell table:style-name="ce266"/>
          <table:table-cell/>
          <table:table-cell table:style-name="ce178" office:value-type="date" office:date-value="2015-12-05" calcext:value-type="date">
            <text:p>05/12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96" table:formula="of:=[.N20]-[.P20]-[.Q20]" office:value-type="currency" office:currency="EUR" office:value="697.35" calcext:value-type="currency">
            <text:p>697,35 €</text:p>
          </table:table-cell>
          <table:table-cell table:style-name="ce96" office:value-type="currency" office:currency="EUR" office:value="164.03" calcext:value-type="currency">
            <text:p>164,0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9"/>
          <table:table-cell table:style-name="ce187"/>
          <table:table-cell table:style-name="ce195"/>
          <table:table-cell table:style-name="ce266" table:number-columns-repeated="3"/>
          <table:table-cell table:number-columns-repeated="3"/>
        </table:table-row>
        <table:table-row table:style-name="ro1">
          <table:table-cell table:style-name="ce178" office:value-type="date" office:date-value="2016-01-05" calcext:value-type="date">
            <text:p>05/01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1-05" calcext:value-type="date">
            <text:p>05/01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96" table:formula="of:=[.N22]-[.P22]-[.Q22]" office:value-type="currency" office:currency="EUR" office:value="698.69" calcext:value-type="currency">
            <text:p>698,69 €</text:p>
          </table:table-cell>
          <table:table-cell table:style-name="ce96" office:value-type="currency" office:currency="EUR" office:value="165.85" calcext:value-type="currency">
            <text:p>165,8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2-05" calcext:value-type="date">
            <text:p>05/02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2-05" calcext:value-type="date">
            <text:p>05/02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96" table:formula="of:=[.N23]-[.P23]-[.Q23]" office:value-type="currency" office:currency="EUR" office:value="700.02" calcext:value-type="currency">
            <text:p>700,02 €</text:p>
          </table:table-cell>
          <table:table-cell table:style-name="ce96" office:value-type="currency" office:currency="EUR" office:value="170.67" calcext:value-type="currency">
            <text:p>170,6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3-05" calcext:value-type="date">
            <text:p>05/03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3-05" calcext:value-type="date">
            <text:p>05/03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4]-[.P24]-[.Q24]" office:value-type="currency" office:currency="EUR" office:value="701.37" calcext:value-type="currency">
            <text:p>701,37 €</text:p>
          </table:table-cell>
          <table:table-cell table:style-name="ce96" office:value-type="currency" office:currency="EUR" office:value="176.64" calcext:value-type="currency">
            <text:p>176,6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4-05" calcext:value-type="date">
            <text:p>05/04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4-05" calcext:value-type="date">
            <text:p>05/04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5]-[.P25]-[.Q25]" office:value-type="currency" office:currency="EUR" office:value="702.71" calcext:value-type="currency">
            <text:p>702,71 €</text:p>
          </table:table-cell>
          <table:table-cell table:style-name="ce96" office:value-type="currency" office:currency="EUR" office:value="175.3" calcext:value-type="currency">
            <text:p>175,3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5-05" calcext:value-type="date">
            <text:p>05/05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5-05" calcext:value-type="date">
            <text:p>05/05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96" table:formula="of:=[.N26]-[.P26]-[.Q26]" office:value-type="currency" office:currency="EUR" office:value="704.06" calcext:value-type="currency">
            <text:p>704,06 €</text:p>
          </table:table-cell>
          <table:table-cell table:style-name="ce96" office:value-type="currency" office:currency="EUR" office:value="177.35" calcext:value-type="currency">
            <text:p>177,3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6-05" calcext:value-type="date">
            <text:p>05/06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6-05" calcext:value-type="date">
            <text:p>05/06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96" table:formula="of:=[.N27]-[.P27]-[.Q27]" office:value-type="currency" office:currency="EUR" office:value="705.41" calcext:value-type="currency">
            <text:p>705,41 €</text:p>
          </table:table-cell>
          <table:table-cell table:style-name="ce96" office:value-type="currency" office:currency="EUR" office:value="185.48" calcext:value-type="currency">
            <text:p>185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7-05" calcext:value-type="date">
            <text:p>05/07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7-05" calcext:value-type="date">
            <text:p>05/07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96" table:formula="of:=[.N28]-[.P28]-[.Q28]" office:value-type="currency" office:currency="EUR" office:value="706.76" calcext:value-type="currency">
            <text:p>706,76 €</text:p>
          </table:table-cell>
          <table:table-cell table:style-name="ce96" office:value-type="currency" office:currency="EUR" office:value="193.33" calcext:value-type="currency">
            <text:p>193,3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8-05" calcext:value-type="date">
            <text:p>05/08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8-05" calcext:value-type="date">
            <text:p>05/08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96" table:formula="of:=[.N29]-[.P29]-[.Q29]" office:value-type="currency" office:currency="EUR" office:value="708.11" calcext:value-type="currency">
            <text:p>708,11 €</text:p>
          </table:table-cell>
          <table:table-cell table:style-name="ce96" office:value-type="currency" office:currency="EUR" office:value="195.6" calcext:value-type="currency">
            <text:p>195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9-05" calcext:value-type="date">
            <text:p>05/09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9-05" calcext:value-type="date">
            <text:p>05/09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96" table:formula="of:=[.N30]-[.P30]-[.Q30]" office:value-type="currency" office:currency="EUR" office:value="709.47" calcext:value-type="currency">
            <text:p>709,47 €</text:p>
          </table:table-cell>
          <table:table-cell table:style-name="ce96" office:value-type="currency" office:currency="EUR" office:value="206.6" calcext:value-type="currency">
            <text:p>206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0-05" calcext:value-type="date">
            <text:p>05/10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10-05" calcext:value-type="date">
            <text:p>05/10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96" table:formula="of:=[.N31]-[.P31]-[.Q31]" office:value-type="currency" office:currency="EUR" office:value="710.83" calcext:value-type="currency">
            <text:p>710,83 €</text:p>
          </table:table-cell>
          <table:table-cell table:style-name="ce96" office:value-type="currency" office:currency="EUR" office:value="210.09" calcext:value-type="currency">
            <text:p>210,0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1-05" calcext:value-type="date">
            <text:p>05/11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4"/>
          <table:table-cell table:style-name="ce264" office:value-type="string" calcext:value-type="string">
            <text:p>Total 2016</text:p>
          </table:table-cell>
          <table:table-cell table:style-name="ce264" office:value-type="string" calcext:value-type="string">
            <text:p>Moyenne 2016</text:p>
          </table:table-cell>
          <table:table-cell/>
          <table:table-cell table:style-name="ce178" office:value-type="date" office:date-value="2016-11-05" calcext:value-type="date">
            <text:p>05/11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96" table:formula="of:=[.N32]-[.P32]-[.Q32]" office:value-type="currency" office:currency="EUR" office:value="712.19" calcext:value-type="currency">
            <text:p>712,19 €</text:p>
          </table:table-cell>
          <table:table-cell table:style-name="ce96" office:value-type="currency" office:currency="EUR" office:value="213.15" calcext:value-type="currency">
            <text:p>213,1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2-05" calcext:value-type="date">
            <text:p>05/12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4"/>
          <table:table-cell table:style-name="ce265" table:formula="of:=SUM([.C22:.D33])" office:value-type="currency" office:currency="EUR" office:value="11287.29" calcext:value-type="currency">
            <text:p>11 287,29 €</text:p>
          </table:table-cell>
          <table:table-cell table:style-name="ce265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78" office:value-type="date" office:date-value="2016-12-05" calcext:value-type="date">
            <text:p>05/12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33]-[.P33]-[.Q33]" office:value-type="currency" office:currency="EUR" office:value="713.56" calcext:value-type="currency">
            <text:p>713,56 €</text:p>
          </table:table-cell>
          <table:table-cell table:style-name="ce96" office:value-type="currency" office:currency="EUR" office:value="217.13" calcext:value-type="currency">
            <text:p>217,1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5">
          <table:table-cell table:style-name="ce179"/>
          <table:table-cell table:style-name="ce187"/>
          <table:table-cell table:style-name="ce195" table:number-columns-repeated="2"/>
          <table:table-cell table:style-name="ce197" office:value-type="string" calcext:value-type="string" table:number-columns-spanned="1" table:number-rows-spanned="2">
            <text:p>débloqué le 23/05/17</text:p>
          </table:table-cell>
          <table:table-cell table:style-name="ce197" office:value-type="string" calcext:value-type="string" table:number-columns-spanned="1" table:number-rows-spanned="2">
            <text:p>débloqué le 03/03/17</text:p>
          </table:table-cell>
          <table:table-cell table:style-name="ce67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covered-table-cell table:number-columns-repeated="2" table:style-name="ce69"/>
          <table:table-cell table:style-name="ce67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60 mois</text:p>
          </table:table-cell>
          <table:table-cell table:style-name="ce188" office:value-type="string" calcext:value-type="string">
            <text:p>36 mois</text:p>
          </table:table-cell>
          <table:table-cell table:style-name="ce67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Fin : 05/05/22</text:p>
          </table:table-cell>
          <table:table-cell table:style-name="ce188" office:value-type="string" calcext:value-type="string">
            <text:p>Fin : 05/02/20</text:p>
          </table:table-cell>
          <table:table-cell table:style-name="ce67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6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</text:p>
            <text:p> 2 100 €</text:p>
          </table:table-cell>
          <table:table-cell table:style-name="ce188" office:value-type="string" calcext:value-type="string">
            <text:p>Total</text:p>
          </table:table-cell>
          <table:table-cell table:style-name="ce67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1-05" calcext:value-type="date">
            <text:p>05/01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0:.F40])" office:value-type="currency" office:currency="EUR" office:value="974.6" calcext:value-type="currency">
            <text:p>974,60 €</text:p>
          </table:table-cell>
          <table:table-cell table:style-name="ce67" table:number-columns-repeated="3"/>
          <table:table-cell/>
          <table:table-cell table:style-name="ce178" office:value-type="date" office:date-value="2017-01-05" calcext:value-type="date">
            <text:p>05/01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0]-[.P40]-[.Q40]" office:value-type="currency" office:currency="EUR" office:value="714.93" calcext:value-type="currency">
            <text:p>714,93 €</text:p>
          </table:table-cell>
          <table:table-cell table:style-name="ce96" office:value-type="currency" office:currency="EUR" office:value="215.76" calcext:value-type="currency">
            <text:p>215,7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2-05" calcext:value-type="date">
            <text:p>05/02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1:.F41])" office:value-type="currency" office:currency="EUR" office:value="974.6" calcext:value-type="currency">
            <text:p>974,60 €</text:p>
          </table:table-cell>
          <table:table-cell table:style-name="ce67" table:number-columns-repeated="3"/>
          <table:table-cell/>
          <table:table-cell table:style-name="ce178" office:value-type="date" office:date-value="2017-02-05" calcext:value-type="date">
            <text:p>05/02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1]-[.P41]-[.Q41]" office:value-type="currency" office:currency="EUR" office:value="716.3" calcext:value-type="currency">
            <text:p>716,30 €</text:p>
          </table:table-cell>
          <table:table-cell table:style-name="ce96" office:value-type="currency" office:currency="EUR" office:value="214.39" calcext:value-type="currency">
            <text:p>214,3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3-05" calcext:value-type="date">
            <text:p>05/03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2:.F42])" office:value-type="currency" office:currency="EUR" office:value="1033.66" calcext:value-type="currency">
            <text:p>1 033,66 €</text:p>
          </table:table-cell>
          <table:table-cell table:style-name="ce67" table:number-columns-repeated="3"/>
          <table:table-cell/>
          <table:table-cell table:style-name="ce178" office:value-type="date" office:date-value="2017-03-05" calcext:value-type="date">
            <text:p>05/03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96" table:formula="of:=[.N42]-[.P42]-[.Q42]" office:value-type="currency" office:currency="EUR" office:value="717.67" calcext:value-type="currency">
            <text:p>717,67 €</text:p>
          </table:table-cell>
          <table:table-cell table:style-name="ce96" office:value-type="currency" office:currency="EUR" office:value="213.75" calcext:value-type="currency">
            <text:p>213,7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4-05" calcext:value-type="date">
            <text:p>05/04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3:.F43])" office:value-type="currency" office:currency="EUR" office:value="1037.45" calcext:value-type="currency">
            <text:p>1 037,45 €</text:p>
          </table:table-cell>
          <table:table-cell table:style-name="ce67" table:number-columns-repeated="3"/>
          <table:table-cell/>
          <table:table-cell table:style-name="ce178" office:value-type="date" office:date-value="2017-04-05" calcext:value-type="date">
            <text:p>05/04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96" table:formula="of:=[.N43]-[.P43]-[.Q43]" office:value-type="currency" office:currency="EUR" office:value="719.04" calcext:value-type="currency">
            <text:p>719,04 €</text:p>
          </table:table-cell>
          <table:table-cell table:style-name="ce96" office:value-type="currency" office:currency="EUR" office:value="216.17" calcext:value-type="currency">
            <text:p>216,1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5-05" calcext:value-type="date">
            <text:p>05/05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4:.F44])" office:value-type="currency" office:currency="EUR" office:value="1043.34" calcext:value-type="currency">
            <text:p>1 043,34 €</text:p>
          </table:table-cell>
          <table:table-cell table:style-name="ce67" table:number-columns-repeated="3"/>
          <table:table-cell/>
          <table:table-cell table:style-name="ce178" office:value-type="date" office:date-value="2017-05-05" calcext:value-type="date">
            <text:p>05/05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96" table:formula="of:=[.N44]-[.P44]-[.Q44]" office:value-type="currency" office:currency="EUR" office:value="720.42" calcext:value-type="currency">
            <text:p>720,42 €</text:p>
          </table:table-cell>
          <table:table-cell table:style-name="ce96" office:value-type="currency" office:currency="EUR" office:value="220.68" calcext:value-type="currency">
            <text:p>220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6-05" calcext:value-type="date">
            <text:p>05/06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5.48" calcext:value-type="currency">
            <text:p>245,4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5:.F45])" office:value-type="currency" office:currency="EUR" office:value="1302.86" calcext:value-type="currency">
            <text:p>1 302,86 €</text:p>
          </table:table-cell>
          <table:table-cell table:style-name="ce67" table:number-columns-repeated="3"/>
          <table:table-cell/>
          <table:table-cell table:style-name="ce178" office:value-type="date" office:date-value="2017-06-05" calcext:value-type="date">
            <text:p>05/06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96" table:formula="of:=[.N45]-[.P45]-[.Q45]" office:value-type="currency" office:currency="EUR" office:value="721.8" calcext:value-type="currency">
            <text:p>721,80 €</text:p>
          </table:table-cell>
          <table:table-cell table:style-name="ce96" office:value-type="currency" office:currency="EUR" office:value="233.34" calcext:value-type="currency">
            <text:p>233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7-05" calcext:value-type="date">
            <text:p>05/07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8.13" calcext:value-type="currency">
            <text:p>248,13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6:.F46])" office:value-type="currency" office:currency="EUR" office:value="1310.97" calcext:value-type="currency">
            <text:p>1 310,97 €</text:p>
          </table:table-cell>
          <table:table-cell table:style-name="ce67" table:number-columns-repeated="3"/>
          <table:table-cell/>
          <table:table-cell table:style-name="ce178" office:value-type="date" office:date-value="2017-07-05" calcext:value-type="date">
            <text:p>05/07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96" table:formula="of:=[.N46]-[.P46]-[.Q46]" office:value-type="currency" office:currency="EUR" office:value="723.19" calcext:value-type="currency">
            <text:p>723,19 €</text:p>
          </table:table-cell>
          <table:table-cell table:style-name="ce96" office:value-type="currency" office:currency="EUR" office:value="237.41" calcext:value-type="currency">
            <text:p>237,4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8-05" calcext:value-type="date">
            <text:p>05/08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39" calcext:value-type="currency">
            <text:p>249,3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7:.F47])" office:value-type="currency" office:currency="EUR" office:value="1318.17" calcext:value-type="currency">
            <text:p>1 318,17 €</text:p>
          </table:table-cell>
          <table:table-cell table:style-name="ce67" table:number-columns-repeated="3"/>
          <table:table-cell/>
          <table:table-cell table:style-name="ce178" office:value-type="date" office:date-value="2017-08-05" calcext:value-type="date">
            <text:p>05/08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96" table:formula="of:=[.N47]-[.P47]-[.Q47]" office:value-type="currency" office:currency="EUR" office:value="724.57" calcext:value-type="currency">
            <text:p>724,57 €</text:p>
          </table:table-cell>
          <table:table-cell table:style-name="ce96" office:value-type="currency" office:currency="EUR" office:value="241.97" calcext:value-type="currency">
            <text:p>241,9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9-05" calcext:value-type="date">
            <text:p>05/09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7" calcext:value-type="currency">
            <text:p>249,9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8:.F48])" office:value-type="currency" office:currency="EUR" office:value="1333.88" calcext:value-type="currency">
            <text:p>1 333,88 €</text:p>
          </table:table-cell>
          <table:table-cell table:style-name="ce67" table:number-columns-repeated="3"/>
          <table:table-cell/>
          <table:table-cell table:style-name="ce178" office:value-type="date" office:date-value="2017-09-05" calcext:value-type="date">
            <text:p>05/09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96" table:formula="of:=[.N48]-[.P48]-[.Q48]" office:value-type="currency" office:currency="EUR" office:value="725.96" calcext:value-type="currency">
            <text:p>725,96 €</text:p>
          </table:table-cell>
          <table:table-cell table:style-name="ce96" office:value-type="currency" office:currency="EUR" office:value="255.71" calcext:value-type="currency">
            <text:p>255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0-05" calcext:value-type="date">
            <text:p>05/10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6" calcext:value-type="currency">
            <text:p>249,96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9:.F49])" office:value-type="currency" office:currency="EUR" office:value="1335.6" calcext:value-type="currency">
            <text:p>1 335,60 €</text:p>
          </table:table-cell>
          <table:table-cell table:style-name="ce67" table:number-columns-repeated="3"/>
          <table:table-cell/>
          <table:table-cell table:style-name="ce178" office:value-type="date" office:date-value="2017-10-05" calcext:value-type="date">
            <text:p>05/10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96" table:formula="of:=[.N49]-[.P49]-[.Q49]" office:value-type="currency" office:currency="EUR" office:value="727.35" calcext:value-type="currency">
            <text:p>727,35 €</text:p>
          </table:table-cell>
          <table:table-cell table:style-name="ce96" office:value-type="currency" office:currency="EUR" office:value="256.05" calcext:value-type="currency">
            <text:p>256,0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1-03" calcext:value-type="date">
            <text:p>03/11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05" calcext:value-type="currency">
            <text:p>251,0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0:.F50])" office:value-type="currency" office:currency="EUR" office:value="1336.93" calcext:value-type="currency">
            <text:p>1 336,93 €</text:p>
          </table:table-cell>
          <table:table-cell table:style-name="ce67"/>
          <table:table-cell table:style-name="ce264" office:value-type="string" calcext:value-type="string">
            <text:p>Total 2017</text:p>
          </table:table-cell>
          <table:table-cell table:style-name="ce264" office:value-type="string" calcext:value-type="string">
            <text:p>Moyenne 2017</text:p>
          </table:table-cell>
          <table:table-cell/>
          <table:table-cell table:style-name="ce178" office:value-type="date" office:date-value="2017-11-03" calcext:value-type="date">
            <text:p>03/11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96" table:formula="of:=[.N50]-[.P50]-[.Q50]" office:value-type="currency" office:currency="EUR" office:value="728.75" calcext:value-type="currency">
            <text:p>728,75 €</text:p>
          </table:table-cell>
          <table:table-cell table:style-name="ce96" office:value-type="currency" office:currency="EUR" office:value="254.89" calcext:value-type="currency">
            <text:p>254,8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2-05" calcext:value-type="date">
            <text:p>05/12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8" calcext:value-type="currency">
            <text:p>251,80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1:.F51])" office:value-type="currency" office:currency="EUR" office:value="1339.19" calcext:value-type="currency">
            <text:p>1 339,19 €</text:p>
          </table:table-cell>
          <table:table-cell table:style-name="ce67"/>
          <table:table-cell table:style-name="ce265" table:formula="of:=SUM([.G40:.G51])" office:value-type="currency" office:currency="EUR" office:value="14341.25" calcext:value-type="currency">
            <text:p>14 341,25 €</text:p>
          </table:table-cell>
          <table:table-cell table:style-name="ce265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78" office:value-type="date" office:date-value="2017-12-05" calcext:value-type="date">
            <text:p>05/12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96" table:formula="of:=[.N51]-[.P51]-[.Q51]" office:value-type="currency" office:currency="EUR" office:value="730.14" calcext:value-type="currency">
            <text:p>730,14 €</text:p>
          </table:table-cell>
          <table:table-cell table:style-name="ce96" office:value-type="currency" office:currency="EUR" office:value="255.01" calcext:value-type="currency">
            <text:p>255,0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216" table:number-columns-repeated="2"/>
          <table:table-cell table:style-name="ce260"/>
          <table:table-cell table:style-name="ce67" table:number-columns-repeated="3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67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1-05" calcext:value-type="date">
            <text:p>05/01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07" calcext:value-type="currency">
            <text:p>253,0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4:.F54])" office:value-type="currency" office:currency="EUR" office:value="1346.19" calcext:value-type="currency">
            <text:p>1 346,19 €</text:p>
          </table:table-cell>
          <table:table-cell table:style-name="ce67" table:number-columns-repeated="3"/>
          <table:table-cell/>
          <table:table-cell table:style-name="ce178" office:value-type="date" office:date-value="2018-01-05" calcext:value-type="date">
            <text:p>05/01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96" table:formula="of:=[.N54]-[.P54]-[.Q54]" office:value-type="currency" office:currency="EUR" office:value="731.54" calcext:value-type="currency">
            <text:p>731,54 €</text:p>
          </table:table-cell>
          <table:table-cell table:style-name="ce96" office:value-type="currency" office:currency="EUR" office:value="259.34" calcext:value-type="currency">
            <text:p>259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2-05" calcext:value-type="date">
            <text:p>05/02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8" calcext:value-type="currency">
            <text:p>253,1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5:.F55])" office:value-type="currency" office:currency="EUR" office:value="1348.32" calcext:value-type="currency">
            <text:p>1 348,32 €</text:p>
          </table:table-cell>
          <table:table-cell table:style-name="ce67" table:number-columns-repeated="3"/>
          <table:table-cell/>
          <table:table-cell table:style-name="ce178" office:value-type="date" office:date-value="2018-02-05" calcext:value-type="date">
            <text:p>05/02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96" table:formula="of:=[.N55]-[.P55]-[.Q55]" office:value-type="currency" office:currency="EUR" office:value="732.95" calcext:value-type="currency">
            <text:p>732,95 €</text:p>
          </table:table-cell>
          <table:table-cell table:style-name="ce96" office:value-type="currency" office:currency="EUR" office:value="259.95" calcext:value-type="currency">
            <text:p>259,9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3-05" calcext:value-type="date">
            <text:p>05/03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7" calcext:value-type="currency">
            <text:p>253,1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6:.F56])" office:value-type="currency" office:currency="EUR" office:value="1351.66" calcext:value-type="currency">
            <text:p>1 351,66 €</text:p>
          </table:table-cell>
          <table:table-cell table:style-name="ce67" table:number-columns-repeated="3"/>
          <table:table-cell/>
          <table:table-cell table:style-name="ce178" office:value-type="date" office:date-value="2018-03-05" calcext:value-type="date">
            <text:p>05/03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96" table:formula="of:=[.N56]-[.P56]-[.Q56]" office:value-type="currency" office:currency="EUR" office:value="734.35" calcext:value-type="currency">
            <text:p>734,35 €</text:p>
          </table:table-cell>
          <table:table-cell table:style-name="ce96" office:value-type="currency" office:currency="EUR" office:value="261.9" calcext:value-type="currency">
            <text:p>261,9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4-05" calcext:value-type="date">
            <text:p>05/04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81" calcext:value-type="currency">
            <text:p>253,81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7:.F57])" office:value-type="currency" office:currency="EUR" office:value="1352.72" calcext:value-type="currency">
            <text:p>1 352,72 €</text:p>
          </table:table-cell>
          <table:table-cell table:style-name="ce67" table:number-columns-repeated="3"/>
          <table:table-cell/>
          <table:table-cell table:style-name="ce178" office:value-type="date" office:date-value="2018-04-05" calcext:value-type="date">
            <text:p>05/04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96" table:formula="of:=[.N57]-[.P57]-[.Q57]" office:value-type="currency" office:currency="EUR" office:value="735.76" calcext:value-type="currency">
            <text:p>735,76 €</text:p>
          </table:table-cell>
          <table:table-cell table:style-name="ce96" office:value-type="currency" office:currency="EUR" office:value="260.91" calcext:value-type="currency">
            <text:p>260,9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5-05" calcext:value-type="date">
            <text:p>05/05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8:.F58])" office:value-type="currency" office:currency="EUR" office:value="1356.72" calcext:value-type="currency">
            <text:p>1 356,72 €</text:p>
          </table:table-cell>
          <table:table-cell table:style-name="ce67" table:number-columns-repeated="3"/>
          <table:table-cell/>
          <table:table-cell table:style-name="ce178" office:value-type="date" office:date-value="2018-05-05" calcext:value-type="date">
            <text:p>05/05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96" table:formula="of:=[.N58]-[.P58]-[.Q58]" office:value-type="currency" office:currency="EUR" office:value="737.17" calcext:value-type="currency">
            <text:p>737,17 €</text:p>
          </table:table-cell>
          <table:table-cell table:style-name="ce96" office:value-type="currency" office:currency="EUR" office:value="263.22" calcext:value-type="currency">
            <text:p>263,22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6-05" calcext:value-type="date">
            <text:p>05/06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9:.F59])" office:value-type="currency" office:currency="EUR" office:value="1366.18" calcext:value-type="currency">
            <text:p>1 366,18 €</text:p>
          </table:table-cell>
          <table:table-cell table:style-name="ce67" table:number-columns-repeated="3"/>
          <table:table-cell/>
          <table:table-cell table:style-name="ce178" office:value-type="date" office:date-value="2018-06-05" calcext:value-type="date">
            <text:p>05/06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96" table:formula="of:=[.N59]-[.P59]-[.Q59]" office:value-type="currency" office:currency="EUR" office:value="738.58" calcext:value-type="currency">
            <text:p>738,58 €</text:p>
          </table:table-cell>
          <table:table-cell table:style-name="ce96" office:value-type="currency" office:currency="EUR" office:value="271.27" calcext:value-type="currency">
            <text:p>271,2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7-05" calcext:value-type="date">
            <text:p>05/07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2" calcext:value-type="currency">
            <text:p>254,52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0:.F60])" office:value-type="currency" office:currency="EUR" office:value="1367.39" calcext:value-type="currency">
            <text:p>1 367,39 €</text:p>
          </table:table-cell>
          <table:table-cell table:style-name="ce67" table:number-columns-repeated="3"/>
          <table:table-cell/>
          <table:table-cell table:style-name="ce178" office:value-type="date" office:date-value="2018-07-05" calcext:value-type="date">
            <text:p>05/07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96" table:formula="of:=[.N60]-[.P60]-[.Q60]" office:value-type="currency" office:currency="EUR" office:value="740" calcext:value-type="currency">
            <text:p>740,00 €</text:p>
          </table:table-cell>
          <table:table-cell table:style-name="ce96" office:value-type="currency" office:currency="EUR" office:value="270.63" calcext:value-type="currency">
            <text:p>270,6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8-05" calcext:value-type="date">
            <text:p>05/08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1:.F61])" office:value-type="currency" office:currency="EUR" office:value="1368.05" calcext:value-type="currency">
            <text:p>1 368,05 €</text:p>
          </table:table-cell>
          <table:table-cell table:style-name="ce67" table:number-columns-repeated="3"/>
          <table:table-cell/>
          <table:table-cell table:style-name="ce178" office:value-type="date" office:date-value="2018-08-05" calcext:value-type="date">
            <text:p>05/08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96" table:formula="of:=[.N61]-[.P61]-[.Q61]" office:value-type="currency" office:currency="EUR" office:value="741.42" calcext:value-type="currency">
            <text:p>741,42 €</text:p>
          </table:table-cell>
          <table:table-cell table:style-name="ce96" office:value-type="currency" office:currency="EUR" office:value="269.84" calcext:value-type="currency">
            <text:p>269,8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9-05" calcext:value-type="date">
            <text:p>05/09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2:.F62])" office:value-type="currency" office:currency="EUR" office:value="1373.81" calcext:value-type="currency">
            <text:p>1 373,81 €</text:p>
          </table:table-cell>
          <table:table-cell table:style-name="ce67" table:number-columns-repeated="3"/>
          <table:table-cell/>
          <table:table-cell table:style-name="ce178" office:value-type="date" office:date-value="2018-09-05" calcext:value-type="date">
            <text:p>05/09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96" table:formula="of:=[.N62]-[.P62]-[.Q62]" office:value-type="currency" office:currency="EUR" office:value="742.84" calcext:value-type="currency">
            <text:p>742,84 €</text:p>
          </table:table-cell>
          <table:table-cell table:style-name="ce96" office:value-type="currency" office:currency="EUR" office:value="274.18" calcext:value-type="currency">
            <text:p>274,1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0-05" calcext:value-type="date">
            <text:p>05/10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3:.F63])" office:value-type="currency" office:currency="EUR" office:value="1380.16" calcext:value-type="currency">
            <text:p>1 380,16 €</text:p>
          </table:table-cell>
          <table:table-cell table:style-name="ce67" table:number-columns-repeated="3"/>
          <table:table-cell/>
          <table:table-cell table:style-name="ce178" office:value-type="date" office:date-value="2018-10-05" calcext:value-type="date">
            <text:p>05/10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96" table:formula="of:=[.N63]-[.P63]-[.Q63]" office:value-type="currency" office:currency="EUR" office:value="744.26" calcext:value-type="currency">
            <text:p>744,26 €</text:p>
          </table:table-cell>
          <table:table-cell table:style-name="ce96" office:value-type="currency" office:currency="EUR" office:value="279.11" calcext:value-type="currency">
            <text:p>279,1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1-05" calcext:value-type="date">
            <text:p>05/11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5.27" calcext:value-type="currency">
            <text:p>255,2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4:.F64])" office:value-type="currency" office:currency="EUR" office:value="1381.62" calcext:value-type="currency">
            <text:p>1 381,62 €</text:p>
          </table:table-cell>
          <table:table-cell table:style-name="ce67"/>
          <table:table-cell table:style-name="ce264" office:value-type="string" calcext:value-type="string">
            <text:p>Total 2018</text:p>
          </table:table-cell>
          <table:table-cell table:style-name="ce264" office:value-type="string" calcext:value-type="string">
            <text:p>Moyenne 2018</text:p>
          </table:table-cell>
          <table:table-cell/>
          <table:table-cell table:style-name="ce179"/>
          <table:table-cell table:style-name="ce187"/>
          <table:table-cell table:style-name="ce195"/>
          <table:table-cell table:style-name="ce169" table:number-columns-repeated="3"/>
          <table:table-cell table:number-columns-repeated="3"/>
        </table:table-row>
        <table:table-row table:style-name="ro1">
          <table:table-cell table:style-name="ce178" office:value-type="date" office:date-value="2018-12-05" calcext:value-type="date">
            <text:p>05/12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5:.F65])" office:value-type="currency" office:currency="EUR" office:value="1370.28" calcext:value-type="currency">
            <text:p>1 370,28 €</text:p>
          </table:table-cell>
          <table:table-cell table:style-name="ce67"/>
          <table:table-cell table:style-name="ce265" table:formula="of:=SUM([.G54:.G65])" office:value-type="currency" office:currency="EUR" office:value="16363.1" calcext:value-type="currency">
            <text:p>16 363,10 €</text:p>
          </table:table-cell>
          <table:table-cell table:style-name="ce265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79"/>
          <table:table-cell table:style-name="ce270" office:value-type="string" calcext:value-type="string">
            <text:p>Total</text:p>
          </table:table-cell>
          <table:table-cell table:style-name="ce196" table:formula="of:=SUM([.N12:.N63])" office:value-type="currency" office:currency="EUR" office:value="39579.18" calcext:value-type="currency">
            <text:p>39 579,18 €</text:p>
          </table:table-cell>
          <table:table-cell table:style-name="ce196" table:formula="of:=SUM([.O12:.O63])" office:value-type="currency" office:currency="EUR" office:value="29375.68" calcext:value-type="currency">
            <text:p>29 375,68 €</text:p>
          </table:table-cell>
          <table:table-cell table:style-name="ce196" table:formula="of:=SUM([.P12:.P63])" office:value-type="currency" office:currency="EUR" office:value="8593.33" calcext:value-type="currency">
            <text:p>8 593,33 €</text:p>
          </table:table-cell>
          <table:table-cell table:style-name="ce196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/>
          <table:table-cell table:style-name="ce272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8" office:value-type="date" office:date-value="2018-11-05" calcext:value-type="date">
            <text:p>05/11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96" table:formula="of:=[.N68]-[.P68]-[.Q68]" office:value-type="currency" office:currency="EUR" office:value="828.43" calcext:value-type="currency">
            <text:p>828,43 €</text:p>
          </table:table-cell>
          <table:table-cell table:style-name="ce96" office:value-type="currency" office:currency="EUR" office:value="195.68" calcext:value-type="currency">
            <text:p>195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8" office:value-type="date" office:date-value="2018-12-05" calcext:value-type="date">
            <text:p>05/12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96" table:formula="of:=[.N69]-[.P69]-[.Q69]" office:value-type="currency" office:currency="EUR" office:value="829.54" calcext:value-type="currency">
            <text:p>829,54 €</text:p>
          </table:table-cell>
          <table:table-cell table:style-name="ce96" office:value-type="currency" office:currency="EUR" office:value="194.57" calcext:value-type="currency">
            <text:p>194,57 €</text:p>
          </table:table-cell>
          <table:table-cell table:style-name="ce96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 table:number-columns-repeated="10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67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2:.F72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1-05" calcext:value-type="date">
            <text:p>05/01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2]-[.P72]-[.Q72]" office:value-type="currency" office:currency="EUR" office:value="830.66" calcext:value-type="currency">
            <text:p>830,66 €</text:p>
          </table:table-cell>
          <table:table-cell table:style-name="ce96" office:value-type="currency" office:currency="EUR" office:value="193.45" calcext:value-type="currency">
            <text:p>193,4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3:.F73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2-05" calcext:value-type="date">
            <text:p>05/02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3]-[.P73]-[.Q73]" office:value-type="currency" office:currency="EUR" office:value="831.79" calcext:value-type="currency">
            <text:p>831,79 €</text:p>
          </table:table-cell>
          <table:table-cell table:style-name="ce96" office:value-type="currency" office:currency="EUR" office:value="192.32" calcext:value-type="currency">
            <text:p>192,32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4:.F74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3-05" calcext:value-type="date">
            <text:p>05/03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4]-[.P74]-[.Q74]" office:value-type="currency" office:currency="EUR" office:value="832.91" calcext:value-type="currency">
            <text:p>832,91 €</text:p>
          </table:table-cell>
          <table:table-cell table:style-name="ce96" office:value-type="currency" office:currency="EUR" office:value="191.2" calcext:value-type="currency">
            <text:p>191,20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5:.F75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4-05" calcext:value-type="date">
            <text:p>05/04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5]-[.P75]-[.Q75]" office:value-type="currency" office:currency="EUR" office:value="834.03" calcext:value-type="currency">
            <text:p>834,03 €</text:p>
          </table:table-cell>
          <table:table-cell table:style-name="ce96" office:value-type="currency" office:currency="EUR" office:value="190.08" calcext:value-type="currency">
            <text:p>190,08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6:.F76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5-05" calcext:value-type="date">
            <text:p>05/05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6]-[.P76]-[.Q76]" office:value-type="currency" office:currency="EUR" office:value="835.16" calcext:value-type="currency">
            <text:p>835,16 €</text:p>
          </table:table-cell>
          <table:table-cell table:style-name="ce96" office:value-type="currency" office:currency="EUR" office:value="188.95" calcext:value-type="currency">
            <text:p>188,9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7:.F77])" office:value-type="currency" office:currency="EUR" office:value="1370.82" calcext:value-type="currency">
            <text:p>1 370,82 €</text:p>
          </table:table-cell>
          <table:table-cell table:style-name="ce67" table:number-columns-repeated="3"/>
          <table:table-cell/>
          <table:table-cell table:style-name="ce178" office:value-type="date" office:date-value="2019-06-05" calcext:value-type="date">
            <text:p>05/06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7]-[.P77]-[.Q77]" office:value-type="currency" office:currency="EUR" office:value="836.29" calcext:value-type="currency">
            <text:p>836,29 €</text:p>
          </table:table-cell>
          <table:table-cell table:style-name="ce96" office:value-type="currency" office:currency="EUR" office:value="187.82" calcext:value-type="currency">
            <text:p>187,82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8:.F78])" office:value-type="currency" office:currency="EUR" office:value="1370.82" calcext:value-type="currency">
            <text:p>1 370,82 €</text:p>
          </table:table-cell>
          <table:table-cell table:style-name="ce67" table:number-columns-repeated="3"/>
          <table:table-cell/>
          <table:table-cell table:style-name="ce178" office:value-type="date" office:date-value="2019-07-05" calcext:value-type="date">
            <text:p>05/07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8]-[.P78]-[.Q78]" office:value-type="currency" office:currency="EUR" office:value="837.42" calcext:value-type="currency">
            <text:p>837,42 €</text:p>
          </table:table-cell>
          <table:table-cell table:style-name="ce96" office:value-type="currency" office:currency="EUR" office:value="186.69" calcext:value-type="currency">
            <text:p>186,69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 table:number-columns-repeated="3"/>
          <table:table-cell/>
          <table:table-cell table:style-name="ce178" office:value-type="date" office:date-value="2019-08-05" calcext:value-type="date">
            <text:p>05/08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 table:number-columns-repeated="3"/>
          <table:table-cell/>
          <table:table-cell table:style-name="ce178" office:value-type="date" office:date-value="2019-09-05" calcext:value-type="date">
            <text:p>05/09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 table:number-columns-repeated="3"/>
          <table:table-cell/>
          <table:table-cell table:style-name="ce178" office:value-type="date" office:date-value="2019-10-05" calcext:value-type="date">
            <text:p>05/10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/>
          <table:table-cell table:style-name="ce264" office:value-type="string" calcext:value-type="string">
            <text:p>Total 2019</text:p>
          </table:table-cell>
          <table:table-cell table:style-name="ce264" office:value-type="string" calcext:value-type="string">
            <text:p>Moyenne 2019</text:p>
          </table:table-cell>
          <table:table-cell/>
          <table:table-cell table:style-name="ce178" office:value-type="date" office:date-value="2019-11-03" calcext:value-type="date">
            <text:p>03/11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/>
          <table:table-cell table:style-name="ce265" table:formula="of:=SUM([.G72:.G83])" office:value-type="currency" office:currency="EUR" office:value="9592.99" calcext:value-type="currency">
            <text:p>9 592,99 €</text:p>
          </table:table-cell>
          <table:table-cell table:style-name="ce265" table:formula="of:=AVERAGE([.G72:.G83])" office:value-type="currency" office:currency="EUR" office:value="1370.42714285714" calcext:value-type="currency">
            <text:p>1 370,43 €</text:p>
          </table:table-cell>
          <table:table-cell/>
          <table:table-cell table:style-name="ce178" office:value-type="date" office:date-value="2019-12-05" calcext:value-type="date">
            <text:p>05/12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 table:number-columns-repeated="10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 table:formula="of:=SUM([.C86:.F86])" office:value-type="currency" office:currency="EUR" office:value="0" calcext:value-type="currency">
            <text:p>0,00 €</text:p>
          </table:table-cell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/>
          <table:table-cell table:style-name="ce264" office:value-type="string" calcext:value-type="string">
            <text:p>Total 2020</text:p>
          </table:table-cell>
          <table:table-cell table:style-name="ce264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office:value-type="string" calcext:value-type="string">
            <text:p>jusqu’en mai 2022</text:p>
          </table:table-cell>
          <table:table-cell table:style-name="ce219"/>
          <table:table-cell table:style-name="ce259"/>
          <table:table-cell table:style-name="ce67"/>
          <table:table-cell table:style-name="ce265" table:formula="of:=SUM([.G86:.G97])" office:value-type="currency" office:currency="EUR" office:value="0" calcext:value-type="currency">
            <text:p>0,00 €</text:p>
          </table:table-cell>
          <table:table-cell table:style-name="ce265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8" office:value-type="string" calcext:value-type="string">
            <text:p>Total</text:p>
          </table:table-cell>
          <table:table-cell table:style-name="ce193" table:formula="of:=SUM([.C4:.C97])" office:value-type="currency" office:currency="EUR" office:value="51636.45" calcext:value-type="currency">
            <text:p>51 636,45 €</text:p>
          </table:table-cell>
          <table:table-cell table:style-name="ce193" table:formula="of:=SUM([.D4:.D97])" office:value-type="currency" office:currency="EUR" office:value="879.74" calcext:value-type="currency">
            <text:p>879,74 €</text:p>
          </table:table-cell>
          <table:table-cell table:style-name="ce193" table:formula="of:=SUM([.E4:.E97])" office:value-type="currency" office:currency="EUR" office:value="6585.83" calcext:value-type="currency">
            <text:p>6 585,83 €</text:p>
          </table:table-cell>
          <table:table-cell table:style-name="ce193" table:formula="of:=SUM([.F4:.F97])" office:value-type="currency" office:currency="EUR" office:value="1691.57" calcext:value-type="currency">
            <text:p>1 691,57 €</text:p>
          </table:table-cell>
          <table:table-cell table:style-name="ce261" table:formula="of:=[.C99]+[.D99]+[.E99]+[.F99]" office:value-type="currency" office:currency="EUR" office:value="60793.59" calcext:value-type="currency">
            <text:p>60 793,59 €</text:p>
          </table:table-cell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92"/>
          <table:table-cell table:style-name="ce195"/>
          <table:table-cell table:style-name="ce67" table:number-columns-repeated="2"/>
          <table:table-cell table:style-name="ce262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189" office:value-type="string" calcext:value-type="string">
            <text:p>Total échéances</text:p>
          </table:table-cell>
          <table:table-cell table:style-name="ce196" table:formula="of:=[.C99]-[.C8]-[.C9]-[.C11]" office:value-type="currency" office:currency="EUR" office:value="49060.81" calcext:value-type="currency">
            <text:p>49 060,81 €</text:p>
          </table:table-cell>
          <table:table-cell table:style-name="ce196" table:formula="of:=[.D99]-[.D10]-[.D12]" office:value-type="currency" office:currency="EUR" office:value="305.54" calcext:value-type="currency">
            <text:p>305,54 €</text:p>
          </table:table-cell>
          <table:table-cell table:style-name="ce196" table:formula="of:=[.E99]-[.E10]-[.E12]" office:value-type="currency" office:currency="EUR" office:value="6585.83" calcext:value-type="currency">
            <text:p>6 585,83 €</text:p>
          </table:table-cell>
          <table:table-cell table:style-name="ce196" table:formula="of:=[.F99]-[.F10]-[.F12]" office:value-type="currency" office:currency="EUR" office:value="1691.57" calcext:value-type="currency">
            <text:p>1 691,57 €</text:p>
          </table:table-cell>
          <table:table-cell table:style-name="ce261" table:formula="of:=[.C101]+[.D101]+[.E101]+[.F101]" office:value-type="currency" office:currency="EUR" office:value="57643.75" calcext:value-type="currency">
            <text:p>57 643,75 €</text:p>
          </table:table-cell>
          <table:table-cell table:style-name="ce67"/>
          <table:table-cell table:style-name="ce192"/>
          <table:table-cell table:style-name="ce67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92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92" table:number-columns-repeated="2"/>
          <table:table-cell table:style-name="ce67" table:number-columns-repeated="4"/>
          <table:table-cell table:style-name="ce192"/>
          <table:table-cell table:style-name="ce67"/>
          <table:table-cell table:number-columns-repeated="10"/>
        </table:table-row>
        <table:table-row table:style-name="ro1">
          <table:table-cell table:style-name="ce181" office:value-type="string" calcext:value-type="string" table:number-columns-spanned="6" table:number-rows-spanned="1">
            <text:p>Renégociation en Octobre 2018</text:p>
          </table:table-cell>
          <table:covered-table-cell table:style-name="ce190"/>
          <table:covered-table-cell table:number-columns-repeated="2" table:style-name="ce75"/>
          <table:covered-table-cell table:number-columns-repeated="2" table:style-name="ce67"/>
          <table:table-cell table:style-name="ce67" table:number-columns-repeated="4"/>
          <table:table-cell table:number-columns-repeated="10"/>
        </table:table-row>
        <table:table-row table:style-name="ro1">
          <table:table-cell table:style-name="ce182"/>
          <table:table-cell table:style-name="ce67"/>
          <table:table-cell table:style-name="ce192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66" office:value-type="string" calcext:value-type="string" table:number-columns-spanned="2" table:number-rows-spanned="1">
            <text:p>Mars 2015 :</text:p>
          </table:table-cell>
          <table:covered-table-cell table:style-name="ce66"/>
          <table:table-cell table:style-name="ce168" office:value-type="percentage" office:value="0.023" calcext:value-type="percentage">
            <text:p>2,30 %</text:p>
          </table:table-cell>
          <table:table-cell table:style-name="Default"/>
          <table:table-cell table:style-name="ce192" office:value-type="string" calcext:value-type="string">
            <text:p>Octobre 2018 : </text:p>
          </table:table-cell>
          <table:table-cell table:style-name="ce192"/>
          <table:table-cell table:style-name="ce263" office:value-type="percentage" office:value="0.0162" calcext:value-type="percentage">
            <text:p>1,62 %</text:p>
          </table:table-cell>
          <table:table-cell table:style-name="ce67"/>
          <table:table-cell table:number-columns-repeated="3"/>
          <table:table-cell table:style-name="ce138" office:value-type="string" calcext:value-type="string">
            <text:p>Au 15 octobre 2018</text:p>
          </table:table-cell>
          <table:table-cell table:style-name="ce99"/>
          <table:table-cell table:style-name="Default"/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Montant :</text:p>
          </table:table-cell>
          <table:covered-table-cell table:style-name="ce66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92" office:value-type="string" calcext:value-type="string">
            <text:p>Montant :</text:p>
          </table:table-cell>
          <table:table-cell table:style-name="ce192"/>
          <table:table-cell table:style-name="ce192" office:value-type="currency" office:currency="EUR" office:value="144951.32" calcext:value-type="currency">
            <text:p>144 951,32 €</text:p>
          </table:table-cell>
          <table:table-cell table:style-name="ce67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Durée :</text:p>
          </table:table-cell>
          <table:covered-table-cell table:style-name="ce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99" office:value-type="string" calcext:value-type="string">
            <text:p>Durée :</text:p>
          </table:table-cell>
          <table:table-cell table:style-name="ce99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Intérêts :</text:p>
          </table:table-cell>
          <table:covered-table-cell table:style-name="ce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99" office:value-type="string" calcext:value-type="string">
            <text:p>Intérêts restants :</text:p>
          </table:table-cell>
          <table:table-cell table:style-name="ce99"/>
          <table:table-cell table:style-name="ce99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Assurance (9036 €) :</text:p>
          </table:table-cell>
          <table:table-cell table:style-name="ce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99" office:value-type="string" calcext:value-type="string">
            <text:p>Assurance (7078,20 €) :</text:p>
          </table:table-cell>
          <table:table-cell table:style-name="ce99"/>
          <table:table-cell table:style-name="ce99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Fin du prêt :</text:p>
          </table:table-cell>
          <table:covered-table-cell table:style-name="ce74"/>
          <table:table-cell table:style-name="ce138" office:value-type="date" office:date-value="2035-05-05" calcext:value-type="date">
            <text:p>05/05/35</text:p>
          </table:table-cell>
          <table:table-cell table:style-name="Default"/>
          <table:table-cell table:style-name="ce99" office:value-type="string" calcext:value-type="string">
            <text:p>Fin du prêt : 05/06/2034</text:p>
          </table:table-cell>
          <table:table-cell table:style-name="ce99"/>
          <table:table-cell table:style-name="ce13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99"/>
          <table:table-cell table:number-columns-repeated="5"/>
        </table:table-row>
        <table:table-row table:style-name="ro1">
          <table:table-cell table:style-name="ce66" office:value-type="string" calcext:value-type="string" table:number-columns-spanned="2" table:number-rows-spanned="1">
            <text:p>Terme remboursé :</text:p>
          </table:table-cell>
          <table:covered-table-cell table:style-name="ce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99" office:value-type="string" calcext:value-type="string">
            <text:p>Terme remboursé :</text:p>
          </table:table-cell>
          <table:table-cell table:style-name="ce99"/>
          <table:table-cell table:style-name="ce99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Au 15 Octobre 2018 :</text:p>
          </table:table-cell>
          <table:covered-table-cell table:style-name="ce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99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Economie sur le prêt :</text:p>
          </table:table-cell>
          <table:covered-table-cell table:style-name="ce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99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99"/>
          <table:table-cell table:number-columns-repeated="9"/>
        </table:table-row>
        <table:table-row table:style-name="ro1">
          <table:table-cell table:style-name="ce66" office:value-type="string" calcext:value-type="string" table:number-columns-spanned="3" table:number-rows-spanned="1">
            <text:p>Economie moins frais de dossier :</text:p>
          </table:table-cell>
          <table:covered-table-cell table:style-name="ce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99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99"/>
          <table:table-cell/>
          <table:table-cell table:style-name="ce99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114"/>
        <table:table-column table:style-name="co4" table:default-cell-style-name="Default"/>
        <table:table-column table:style-name="co27" table:default-cell-style-name="ce99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99"/>
        <table:table-row table:style-name="ro1">
          <table:table-cell table:number-columns-repeated="11"/>
        </table:table-row>
        <table:table-row table:style-name="ro1">
          <table:table-cell/>
          <table:table-cell table:style-name="ce273" office:value-type="string" calcext:value-type="string">
            <text:p>Frais voitures</text:p>
          </table:table-cell>
          <table:table-cell table:style-name="ce120"/>
          <table:table-cell table:style-name="ce115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3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08-02" calcext:value-type="date">
            <text:p>02/08/17</text:p>
          </table:table-cell>
          <table:table-cell table:style-name="ce115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09-13" calcext:value-type="date">
            <text:p>13/09/17</text:p>
          </table:table-cell>
          <table:table-cell table:style-name="ce115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10-02" calcext:value-type="date">
            <text:p>02/10/17</text:p>
          </table:table-cell>
          <table:table-cell table:style-name="ce115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63.01" calcext:value-type="currency">
            <text:p>463,01 €</text:p>
          </table:table-cell>
          <table:table-cell table:style-name="ce124" office:value-type="date" office:date-value="2017-11-08" calcext:value-type="date">
            <text:p>08/11/17</text:p>
          </table:table-cell>
          <table:table-cell table:style-name="ce115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3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86"/>
          <table:table-cell table:style-name="ce120"/>
          <table:table-cell table:style-name="ce115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86" office:value-type="string" calcext:value-type="string">
            <text:p>Picasso</text:p>
          </table:table-cell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1-24" calcext:value-type="date">
            <text:p>24/01/18</text:p>
          </table:table-cell>
          <table:table-cell table:style-name="ce115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86" office:value-type="string" calcext:value-type="string">
            <text:p>Chgt moteur</text:p>
          </table:table-cell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3-02" calcext:value-type="date">
            <text:p>02/03/18</text:p>
          </table:table-cell>
          <table:table-cell table:style-name="ce115" office:value-type="string" calcext:value-type="string">
            <text:p>Ch 2482254</text:p>
          </table:table-cell>
          <table:table-cell table:style-name="ce274"/>
          <table:table-cell table:number-columns-repeated="5"/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3-14" calcext:value-type="date">
            <text:p>14/03/18</text:p>
          </table:table-cell>
          <table:table-cell table:style-name="ce115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97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351.92" calcext:value-type="currency">
            <text:p>351,92 €</text:p>
          </table:table-cell>
          <table:table-cell table:style-name="ce124" office:value-type="date" office:date-value="2018-04-12" calcext:value-type="date">
            <text:p>12/04/18</text:p>
          </table:table-cell>
          <table:table-cell table:style-name="ce115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9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99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99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99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69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default-cell-style-name="ce86"/>
        <table:table-column table:style-name="co4" table:default-cell-style-name="ce96"/>
        <table:table-column table:style-name="co4" table:number-columns-repeated="5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14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5" office:value-type="string" calcext:value-type="string">
            <text:p>Accompagnement auto-construction (chiffrage)</text:p>
          </table:table-cell>
          <table:table-cell table:style-name="ce275" office:value-type="string" calcext:value-type="string">
            <text:p>C.Hamani</text:p>
          </table:table-cell>
          <table:table-cell table:style-name="ce275"/>
          <table:table-cell table:style-name="ce276" office:value-type="currency" office:currency="EUR" office:value="500" calcext:value-type="currency">
            <text:p>500,00 €</text:p>
          </table:table-cell>
          <table:table-cell table:style-name="ce103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69"/>
          <table:table-cell table:number-columns-repeated="4"/>
        </table:table-row>
        <table:table-row table:style-name="ro1"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96"/>
          <table:table-cell office:value-type="currency" office:currency="EUR" office:value="1299.75" calcext:value-type="currency">
            <text:p>1 299,75 €</text:p>
          </table:table-cell>
          <table:table-cell table:style-name="ce169"/>
          <table:table-cell table:style-name="ce277"/>
          <table:table-cell table:style-name="ce172" table:number-columns-repeated="3"/>
        </table:table-row>
        <table:table-row table:style-name="ro1">
          <table:table-cell table:style-name="Default" table:number-columns-repeated="4"/>
          <table:table-cell table:style-name="ce99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04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86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99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87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99"/>
        </table:table-row>
        <table:table-row table:style-name="ro1">
          <table:table-cell table:number-columns-repeated="6"/>
        </table:table-row>
        <table:table-row table:style-name="ro1">
          <table:table-cell table:style-name="ce8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9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99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83"/>
        <table:table-column table:style-name="co31" table:default-cell-style-name="ce86"/>
        <table:table-column table:style-name="co32" table:default-cell-style-name="ce86"/>
        <table:table-column table:style-name="co4" table:default-cell-style-name="ce86"/>
        <table:table-column table:style-name="co4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83"/>
        <table:table-column table:style-name="co33" table:default-cell-style-name="ce86"/>
        <table:table-column table:style-name="co30" table:default-cell-style-name="ce86"/>
        <table:table-column table:style-name="co4" table:number-columns-repeated="2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86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86"/>
          <table:table-cell table:number-columns-repeated="2"/>
          <table:table-cell table:style-name="ce86" table:number-columns-repeated="2"/>
        </table:table-row>
        <table:table-row table:style-name="ro1">
          <table:table-cell table:style-name="Default" table:number-columns-repeated="4"/>
          <table:table-cell table:style-name="ce99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86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09:20:16.024891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0.1$Linux_X86_64 LibreOffice_project/30$Build-1</meta:generator>
    <dc:date>2019-07-30T09:24:13.519355841</dc:date>
    <meta:editing-duration>P4DT3H50M42S</meta:editing-duration>
    <meta:editing-cycles>1206</meta:editing-cycles>
    <meta:document-statistic meta:table-count="12" meta:cell-count="3717" meta:object-count="0"/>
  </office:meta>
</office:document-meta>
</file>